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102" svg:font-family="MSI_Z102" style:font-pitch="variable"/>
    <style:font-face style:name="MSI_Z103" svg:font-family="MSI_Z103" style:font-pitch="variable"/>
    <style:font-face style:name="MSI_Z104" svg:font-family="MSI_Z104" style:font-pitch="variable"/>
    <style:font-face style:name="MSI_Z105" svg:font-family="MSI_Z105" style:font-pitch="variable"/>
    <style:font-face style:name="MSI_Z106" svg:font-family="MSI_Z106" style:font-pitch="variable"/>
    <style:font-face style:name="MSI_Z107" svg:font-family="MSI_Z107" style:font-pitch="variable"/>
    <style:font-face style:name="MSI_Z108" svg:font-family="MSI_Z108" style:font-pitch="variable"/>
    <style:font-face style:name="MSI_Z109" svg:font-family="MSI_Z109" style:font-pitch="variable"/>
    <style:font-face style:name="MSI_Z110" svg:font-family="MSI_Z110" style:font-pitch="variable"/>
    <style:font-face style:name="MSI_Z111" svg:font-family="MSI_Z111" style:font-pitch="variable"/>
    <style:font-face style:name="MSI_Z112" svg:font-family="MSI_Z112" style:font-pitch="variable"/>
    <style:font-face style:name="MSI_Z113" svg:font-family="MSI_Z113" style:font-pitch="variable"/>
    <style:font-face style:name="MSI_Z114" svg:font-family="MSI_Z114" style:font-pitch="variable"/>
    <style:font-face style:name="MSI_Z115" svg:font-family="MSI_Z115" style:font-pitch="variable"/>
    <style:font-face style:name="MSI_Z116" svg:font-family="MSI_Z116" style:font-pitch="variable"/>
    <style:font-face style:name="MSI_Z117" svg:font-family="MSI_Z117" style:font-pitch="variable"/>
    <style:font-face style:name="MSI_Z118" svg:font-family="MSI_Z118" style:font-pitch="variable"/>
    <style:font-face style:name="MSI_Z119" svg:font-family="MSI_Z119" style:font-pitch="variable"/>
    <style:font-face style:name="MSI_Z120" svg:font-family="MSI_Z120" style:font-pitch="variable"/>
    <style:font-face style:name="MSI_Z121" svg:font-family="MSI_Z12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030" svg:font-family="QCF_P030" style:font-family-generic="roman" style:font-pitch="variable"/>
    <style:font-face style:name="QCF_P102" svg:font-family="QCF_P102" style:font-family-generic="roman" style:font-pitch="variable"/>
    <style:font-face style:name="QCF_P103" svg:font-family="QCF_P103" style:font-family-generic="roman" style:font-pitch="variable"/>
    <style:font-face style:name="QCF_P104" svg:font-family="QCF_P104" style:font-family-generic="roman" style:font-pitch="variable"/>
    <style:font-face style:name="QCF_P105" svg:font-family="QCF_P105" style:font-family-generic="roman" style:font-pitch="variable"/>
    <style:font-face style:name="QCF_P106" svg:font-family="QCF_P106" style:font-family-generic="roman" style:font-pitch="variable"/>
    <style:font-face style:name="QCF_P107" svg:font-family="QCF_P107" style:font-family-generic="roman" style:font-pitch="variable"/>
    <style:font-face style:name="QCF_P108" svg:font-family="QCF_P108" style:font-family-generic="roman" style:font-pitch="variable"/>
    <style:font-face style:name="QCF_P109" svg:font-family="QCF_P109" style:font-family-generic="roman" style:font-pitch="variable"/>
    <style:font-face style:name="QCF_P110" svg:font-family="QCF_P110" style:font-family-generic="roman" style:font-pitch="variable"/>
    <style:font-face style:name="QCF_P111" svg:font-family="QCF_P111" style:font-family-generic="roman" style:font-pitch="variable"/>
    <style:font-face style:name="QCF_P112" svg:font-family="QCF_P112" style:font-family-generic="roman" style:font-pitch="variable"/>
    <style:font-face style:name="QCF_P113" svg:font-family="QCF_P113" style:font-family-generic="roman" style:font-pitch="variable"/>
    <style:font-face style:name="QCF_P114" svg:font-family="QCF_P114" style:font-family-generic="roman" style:font-pitch="variable"/>
    <style:font-face style:name="QCF_P115" svg:font-family="QCF_P115" style:font-family-generic="roman" style:font-pitch="variable"/>
    <style:font-face style:name="QCF_P116" svg:font-family="QCF_P116" style:font-family-generic="roman" style:font-pitch="variable"/>
    <style:font-face style:name="QCF_P117" svg:font-family="QCF_P117" style:font-family-generic="roman" style:font-pitch="variable"/>
    <style:font-face style:name="QCF_P118" svg:font-family="QCF_P118" style:font-family-generic="roman" style:font-pitch="variable"/>
    <style:font-face style:name="QCF_P119" svg:font-family="QCF_P119" style:font-family-generic="roman" style:font-pitch="variable"/>
    <style:font-face style:name="QCF_P120" svg:font-family="QCF_P120" style:font-family-generic="roman" style:font-pitch="variable"/>
    <style:font-face style:name="QCF_P121" svg:font-family="QCF_P1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03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05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9855a" style:font-size-asian="23.5pt" style:font-name-complex="MSI_Z104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07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8046ad" style:font-size-asian="23.5pt" style:font-name-complex="MSI_Z108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09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0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1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82c2d2" style:font-size-asian="23.5pt" style:font-name-complex="MSI_Z112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3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4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5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6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853800" style:font-size-asian="23.5pt" style:font-name-complex="MSI_Z117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8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9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20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21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9855a" style:font-size-asian="23.5pt" style:font-name-complex="MSI_Z104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d0556" style:font-size-asian="23.5pt" style:font-name-complex="MSI_Z106" style:font-size-complex="23.5pt"/>
    </style:style>
    <style:style style:name="P23" style:family="paragraph" style:parent-style-name="Standard">
      <style:paragraph-properties fo:text-align="center" style:justify-single-word="false" style:writing-mode="rl-tb"/>
      <style:text-properties style:use-window-font-color="true" style:font-name="QCF_P030" fo:font-size="23.5pt" officeooo:rsid="007d2eb2" officeooo:paragraph-rsid="007d2eb2" style:font-size-asian="23.5pt" style:font-name-complex="MSI_Z106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8046ad" style:font-size-asian="23.5pt" style:font-name-complex="MSI_Z108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82c2d2" style:font-size-asian="23.5pt" style:font-name-complex="MSI_Z112" style:font-size-complex="23.5pt"/>
    </style:style>
    <style:style style:name="P26" style:family="paragraph" style:parent-style-name="Standard" style:master-page-name="Standard">
      <style:paragraph-properties fo:text-align="justify" fo:text-align-last="justify" style:justify-single-word="true" style:page-number="102" fo:break-before="auto" fo:break-after="auto" style:writing-mode="rl-tb"/>
      <style:text-properties style:use-window-font-color="true" style:font-name="QCF_P030" fo:font-size="23.5pt" officeooo:paragraph-rsid="0077ea2d" style:font-size-asian="23.5pt" style:font-name-complex="MSI_Z102" style:font-size-complex="23.5pt"/>
    </style:style>
    <style:style style:name="P27" style:family="paragraph" style:parent-style-name="Standard" style:master-page-name="ganti_20_surat">
      <style:paragraph-properties style:page-number="auto" fo:break-before="auto" fo:break-after="auto" fo:keep-with-next="always" style:writing-mode="rl-tb"/>
      <style:text-properties style:use-window-font-color="true" officeooo:paragraph-rsid="0077ea2d" style:font-name-complex="MSI_Z106"/>
    </style:style>
    <style:style style:name="P28" style:family="paragraph" style:parent-style-name="Standard">
      <style:paragraph-properties fo:text-align="center" style:justify-single-word="false" style:writing-mode="rl-tb"/>
      <style:text-properties style:use-window-font-color="true" style:font-name="QCF_P030" fo:font-size="23.5pt" officeooo:rsid="007d2eb2" officeooo:paragraph-rsid="007d2eb2" style:font-size-asian="23.5pt" style:font-name-complex="MSI_BASMALAH" style:font-size-complex="23.5pt"/>
    </style:style>
    <style:style style:name="T1" style:family="text">
      <style:text-properties officeooo:rsid="008b601c"/>
    </style:style>
    <style:style style:name="T2" style:family="text">
      <style:text-properties officeooo:rsid="008a35e6"/>
    </style:style>
    <style:style style:name="T3" style:family="text">
      <style:text-properties style:font-name="QCF_BSML"/>
    </style:style>
    <style:style style:name="T4" style:family="text">
      <style:text-properties style:font-name="QCF_P103"/>
    </style:style>
    <style:style style:name="T5" style:family="text">
      <style:text-properties style:font-name="QCF_P103" fo:font-size="22.5pt" style:font-size-asian="22.5pt" style:font-size-complex="22.5pt"/>
    </style:style>
    <style:style style:name="T6" style:family="text">
      <style:text-properties style:font-name="QCF_P102"/>
    </style:style>
    <style:style style:name="T7" style:family="text">
      <style:text-properties style:font-name="QCF_P104"/>
    </style:style>
    <style:style style:name="T8" style:family="text">
      <style:text-properties style:font-name="QCF_P105"/>
    </style:style>
    <style:style style:name="T9" style:family="text">
      <style:text-properties style:font-name="QCF_P106"/>
    </style:style>
    <style:style style:name="T10" style:family="text">
      <style:text-properties style:font-name="QCF_P106" fo:font-size="23.5pt" style:font-size-asian="23.5pt" style:font-size-complex="23.5pt"/>
    </style:style>
    <style:style style:name="T11" style:family="text">
      <style:text-properties style:font-name="QCF_P106" fo:font-size="22pt" style:font-size-asian="22pt" style:font-size-complex="22pt"/>
    </style:style>
    <style:style style:name="T12" style:family="text">
      <style:text-properties style:font-name="QCF_P106" style:font-name-complex="MSI_BASMALAH"/>
    </style:style>
    <style:style style:name="T13" style:family="text">
      <style:text-properties style:font-name="QCF_P107"/>
    </style:style>
    <style:style style:name="T14" style:family="text">
      <style:text-properties style:font-name="QCF_P108"/>
    </style:style>
    <style:style style:name="T15" style:family="text">
      <style:text-properties style:font-name="QCF_P109"/>
    </style:style>
    <style:style style:name="T16" style:family="text">
      <style:text-properties style:font-name="QCF_P110"/>
    </style:style>
    <style:style style:name="T17" style:family="text">
      <style:text-properties style:font-name="QCF_P111"/>
    </style:style>
    <style:style style:name="T18" style:family="text">
      <style:text-properties style:font-name="QCF_P112"/>
    </style:style>
    <style:style style:name="T19" style:family="text">
      <style:text-properties style:font-name="QCF_P113"/>
    </style:style>
    <style:style style:name="T20" style:family="text">
      <style:text-properties style:font-name="QCF_P114"/>
    </style:style>
    <style:style style:name="T21" style:family="text">
      <style:text-properties style:font-name="QCF_P115"/>
    </style:style>
    <style:style style:name="T22" style:family="text">
      <style:text-properties style:font-name="QCF_P116"/>
    </style:style>
    <style:style style:name="T23" style:family="text">
      <style:text-properties style:font-name="QCF_P117"/>
    </style:style>
    <style:style style:name="T24" style:family="text">
      <style:text-properties style:font-name="QCF_P117" fo:font-size="23pt" style:font-size-asian="23pt" style:font-size-complex="23pt"/>
    </style:style>
    <style:style style:name="T25" style:family="text">
      <style:text-properties style:font-name="QCF_P117" fo:font-size="22.5pt" style:font-size-asian="22.5pt" style:font-size-complex="22.5pt"/>
    </style:style>
    <style:style style:name="T26" style:family="text">
      <style:text-properties style:font-name="QCF_P118"/>
    </style:style>
    <style:style style:name="T27" style:family="text">
      <style:text-properties style:font-name="QCF_P119"/>
    </style:style>
    <style:style style:name="T28" style:family="text">
      <style:text-properties style:font-name="QCF_P119" fo:font-size="23pt" style:font-size-asian="23pt" style:font-size-complex="23pt"/>
    </style:style>
    <style:style style:name="T29" style:family="text">
      <style:text-properties style:font-name="QCF_P120"/>
    </style:style>
    <style:style style:name="T30" style:family="text">
      <style:text-properties style:font-name="QCF_P121"/>
    </style:style>
    <style:style style:name="T31" style:family="text">
      <style:text-properties style:font-name="Liberation Sans Narrow"/>
    </style:style>
    <style:style style:name="T32" style:family="text">
      <style:text-properties style:font-name="Liberation Sans Narrow" fo:font-size="23.5pt" style:font-size-asian="23.5pt" style:font-size-complex="23.5pt"/>
    </style:style>
    <style:style style:name="T33" style:family="text">
      <style:text-properties style:font-name="Liberation Sans Narrow" fo:font-size="23pt" style:font-size-asian="23pt" style:font-size-complex="23pt"/>
    </style:style>
    <style:style style:name="T34" style:family="text">
      <style:text-properties style:font-name="Liberation Sans Narrow" fo:font-size="22pt" style:font-size-asian="22pt" style:font-size-complex="22pt"/>
    </style:style>
    <style:style style:name="T35" style:family="text">
      <style:text-properties style:font-name="Liberation Sans Narrow" fo:font-size="22.5pt" style:font-size-asian="22.5pt" style:font-size-complex="22.5pt"/>
    </style:style>
    <style:style style:name="T36" style:family="text">
      <style:text-properties style:font-name-complex="MSI_BASMALAH"/>
    </style:style>
    <style:style style:name="T37" style:family="text">
      <style:text-properties officeooo:rsid="008d53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oft-page-break/><text:span text:style-name="T4">ﭑ</text:span><text:span text:style-name="T31"> </text:span><text:span text:style-name="T6">ﭒ</text:span><text:span text:style-name="T31"> </text:span><text:span text:style-name="T6">ﭓ</text:span><text:span text:style-name="T31"> </text:span><text:span text:style-name="T6">ﭔ</text:span><text:span text:style-name="T31"> </text:span><text:span text:style-name="T6">ﭕ</text:span><text:span text:style-name="T31"> </text:span><text:span text:style-name="T6">ﭖ</text:span><text:span text:style-name="T31"> </text:span><text:span text:style-name="T6">ﭗ</text:span><text:span text:style-name="T31"> </text:span><text:span text:style-name="T6">ﭘ</text:span><text:span text:style-name="T31"> </text:span><text:span text:style-name="T6">ﭙ</text:span><text:span text:style-name="T31"> </text:span><text:span text:style-name="T6">ﭚ</text:span><text:span text:style-name="T31"> </text:span><text:span text:style-name="T6">ﭛﭜ</text:span><text:span text:style-name="T31"> </text:span><text:span text:style-name="T6">ﭝ</text:span><text:span text:style-name="T31"> </text:span><text:span text:style-name="T6">ﭞ</text:span><text:span text:style-name="T31"> </text:span><text:span text:style-name="T6">ﭟ</text:span><text:span text:style-name="T31"> </text:span><text:span text:style-name="T6">ﭠ</text:span><text:span text:style-name="T31"> </text:span><text:span text:style-name="T6">ﭡ</text:span><text:span text:style-name="T31"> </text:span><text:span text:style-name="T6">ﭢ</text:span><text:span text:style-name="T31"> </text:span><text:span text:style-name="T6">ﭣ</text:span><text:span text:style-name="T31"> </text:span><text:span text:style-name="T6">ﭤ</text:span><text:span text:style-name="T31"> </text:span><text:span text:style-name="T6">ﭥ</text:span><text:span text:style-name="T31"> </text:span><text:span text:style-name="T6">ﭦ</text:span><text:span text:style-name="T31"> </text:span><text:span text:style-name="T6">ﭧ</text:span><text:span text:style-name="T31"> </text:span><text:span text:style-name="T6">ﭨ</text:span><text:span text:style-name="T31"> </text:span><text:span text:style-name="T6">ﭩ</text:span><text:span text:style-name="T31"> </text:span><text:span text:style-name="T6">ﭪ</text:span><text:span text:style-name="T31"> </text:span><text:span text:style-name="T6">ﭫ</text:span><text:span text:style-name="T31"> </text:span><text:span text:style-name="T6">ﭬ</text:span><text:span text:style-name="T31"> </text:span><text:span text:style-name="T6">ﭭ</text:span><text:span text:style-name="T31"> </text:span><text:span text:style-name="T6">ﭮ</text:span><text:span text:style-name="T31"> </text:span><text:span text:style-name="T6">ﭯ</text:span><text:span text:style-name="T31"> </text:span><text:span text:style-name="T6">ﭰ</text:span><text:span text:style-name="T31"> </text:span><text:span text:style-name="T6">ﭱ</text:span><text:span text:style-name="T31"> </text:span><text:span text:style-name="T6">ﭲ</text:span><text:span text:style-name="T31"> </text:span><text:span text:style-name="T6">ﭳ</text:span><text:span text:style-name="T31"> </text:span><text:span text:style-name="T6">ﭴ</text:span><text:span text:style-name="T31"> </text:span><text:span text:style-name="T6">ﭵ</text:span><text:span text:style-name="T31"> </text:span><text:span text:style-name="T6">ﭶ</text:span><text:span text:style-name="T31"> </text:span><text:span text:style-name="T6">ﭷ</text:span><text:span text:style-name="T31"> </text:span><text:span text:style-name="T6">ﭸ</text:span><text:span text:style-name="T31"> </text:span><text:span text:style-name="T6">ﭹ</text:span><text:span text:style-name="T31"> </text:span><text:span text:style-name="T6">ﭺ</text:span><text:span text:style-name="T31"> </text:span><text:span text:style-name="T6">ﭻ</text:span><text:span text:style-name="T31"> </text:span><text:span text:style-name="T6">ﭼ</text:span><text:span text:style-name="T31"> </text:span><text:span text:style-name="T6">ﭽ</text:span><text:span text:style-name="T31"> </text:span><text:span text:style-name="T6">ﭾ</text:span><text:span text:style-name="T31"> </text:span><text:span text:style-name="T6">ﭿ</text:span><text:span text:style-name="T31"> </text:span><text:span text:style-name="T6">ﮀ</text:span><text:span text:style-name="T31"> </text:span><text:span text:style-name="T6">ﮁ</text:span><text:span text:style-name="T31"> </text:span><text:span text:style-name="T6">ﮂ</text:span><text:span text:style-name="T31"> </text:span><text:span text:style-name="T6">ﮃ</text:span><text:span text:style-name="T31"> </text:span><text:span text:style-name="T6">ﮄ</text:span><text:span text:style-name="T31"> </text:span><text:span text:style-name="T6">ﮅ</text:span><text:span text:style-name="T31"> </text:span><text:span text:style-name="T6">ﮆ</text:span><text:span text:style-name="T31"> </text:span><text:span text:style-name="T6">ﮇ</text:span><text:span text:style-name="T31"> </text:span><text:span text:style-name="T6">ﮈ</text:span><text:span text:style-name="T31"> </text:span><text:span text:style-name="T6">ﮉ</text:span><text:span text:style-name="T31"> </text:span><text:span text:style-name="T6">ﮊ</text:span><text:span text:style-name="T31"> </text:span><text:span text:style-name="T6">ﮋﮌ</text:span><text:span text:style-name="T31"> </text:span><text:span text:style-name="T6">ﮍ</text:span><text:span text:style-name="T31"> </text:span><text:span text:style-name="T6">ﮎ</text:span><text:span text:style-name="T31"> </text:span><text:span text:style-name="T6">ﮏ</text:span><text:span text:style-name="T31"> </text:span><text:span text:style-name="T6">ﮐ</text:span><text:span text:style-name="T31"> </text:span><text:span text:style-name="T6">ﮑ</text:span><text:span text:style-name="T31"> </text:span><text:span text:style-name="T6">ﮒ</text:span><text:span text:style-name="T31"> </text:span><text:span text:style-name="T6">ﮓ</text:span><text:span text:style-name="T31"> </text:span><text:span text:style-name="T6">ﮔ</text:span><text:span text:style-name="T31"> </text:span><text:span text:style-name="T6">ﮕ</text:span><text:span text:style-name="T31"> </text:span><text:span text:style-name="T6">ﮖ</text:span><text:span text:style-name="T31"> </text:span><text:span text:style-name="T6">ﮗ</text:span><text:span text:style-name="T31"> </text:span><text:span text:style-name="T6">ﮘ</text:span><text:span text:style-name="T31"> </text:span><text:span text:style-name="T6">ﮙ</text:span><text:span text:style-name="T31"> </text:span><text:span text:style-name="T6">ﮚ</text:span><text:span text:style-name="T31"> </text:span><text:span text:style-name="T6">ﮛ</text:span><text:span text:style-name="T31"> </text:span><text:span text:style-name="T6">ﮜ</text:span><text:span text:style-name="T31"> </text:span><text:span text:style-name="T6">ﮝ</text:span><text:span text:style-name="T31"> </text:span><text:span text:style-name="T6">ﮞﮟ</text:span><text:span text:style-name="T31"> </text:span><text:span text:style-name="T6">ﮠ</text:span><text:span text:style-name="T31"> </text:span><text:span text:style-name="T6">ﮡ</text:span><text:span text:style-name="T31"> </text:span><text:span text:style-name="T6">ﮢ</text:span><text:span text:style-name="T31"> </text:span><text:span text:style-name="T6">ﮣ</text:span><text:span text:style-name="T31"> </text:span><text:span text:style-name="T6">ﮤ</text:span><text:span text:style-name="T31"> </text:span><text:span text:style-name="T6">ﮥ</text:span><text:span text:style-name="T31"> </text:span><text:span text:style-name="T6">ﮦ</text:span><text:span text:style-name="T31"> </text:span><text:span text:style-name="T6">ﮧ</text:span><text:span text:style-name="T31"> </text:span><text:span text:style-name="T6">ﮨ</text:span><text:span text:style-name="T31"> </text:span><text:span text:style-name="T6">ﮩ</text:span><text:span text:style-name="T31"> </text:span><text:span text:style-name="T6">ﮪ</text:span><text:span text:style-name="T31"> </text:span><text:span text:style-name="T6">ﮫ</text:span><text:span text:style-name="T31"> </text:span><text:span text:style-name="T6">ﮬ</text:span><text:span text:style-name="T31"> </text:span><text:span text:style-name="T6">ﮭﮮ</text:span><text:span text:style-name="T31"> </text:span><text:span text:style-name="T6">ﮯ</text:span><text:span text:style-name="T31"> </text:span><text:span text:style-name="T6">ﮰ</text:span><text:span text:style-name="T31"> </text:span><text:span text:style-name="T6">ﮱ</text:span><text:span text:style-name="T31"> </text:span><text:span text:style-name="T6">ﯓ</text:span><text:span text:style-name="T31"> </text:span><text:span text:style-name="T6">ﯔ</text:span><text:span text:style-name="T31"> </text:span><text:span text:style-name="T6">ﯕ</text:span><text:span text:style-name="T31"> </text:span><text:span text:style-name="T6">ﯖ</text:span><text:span text:style-name="T31"> </text:span><text:span text:style-name="T6">ﯗ</text:span><text:span text:style-name="T31"> </text:span><text:span text:style-name="T6">ﯘ</text:span><text:span text:style-name="T31"> </text:span><text:span text:style-name="T6">ﯙ</text:span><text:span text:style-name="T31"> </text:span><text:span text:style-name="T6">ﯚ</text:span><text:span text:style-name="T31"> </text:span><text:span text:style-name="T6">ﯛ</text:span><text:span text:style-name="T31"> </text:span><text:span text:style-name="T6">ﯜﯝ</text:span><text:span text:style-name="T31"> </text:span><text:span text:style-name="T6">ﯞ</text:span><text:span text:style-name="T31"> </text:span><text:span text:style-name="T6">ﯟ</text:span><text:span text:style-name="T31"> </text:span><text:span text:style-name="T6">ﯠ</text:span><text:span text:style-name="T31"> </text:span><text:span text:style-name="T6">ﯡ</text:span><text:span text:style-name="T31"> </text:span><text:span text:style-name="T6">ﯢ</text:span><text:span text:style-name="T31"> </text:span><text:span text:style-name="T6">ﯣ</text:span><text:span text:style-name="T31"> </text:span><text:span text:style-name="T6">ﯤ</text:span><text:span text:style-name="T31"> </text:span><text:span text:style-name="T6">ﯥ</text:span><text:span text:style-name="T31"> </text:span><text:span text:style-name="T6">ﯦ</text:span><text:span text:style-name="T31"> </text:span><text:span text:style-name="T6">ﯧ</text:span><text:span text:style-name="T31"> </text:span><text:span text:style-name="T6">ﯨﯩ</text:span><text:span text:style-name="T31"> </text:span><text:span text:style-name="T6">ﯪ</text:span><text:span text:style-name="T31"> </text:span><text:span text:style-name="T6">ﯫ</text:span><text:span text:style-name="T31"> </text:span><text:span text:style-name="T6">ﯬ</text:span><text:span text:style-name="T31"> </text:span><text:span text:style-name="T6">ﯭ</text:span><text:span text:style-name="T31"> </text:span><text:span text:style-name="T6">ﯮ</text:span><text:span text:style-name="T31"> </text:span><text:span text:style-name="T6">ﯯ</text:span><text:span text:style-name="T31"> </text:span><text:span text:style-name="T6">ﯰ</text:span><text:span text:style-name="T31"> </text:span><text:span text:style-name="T6">ﯱ</text:span><text:span text:style-name="T31"> </text:span><text:span text:style-name="T6">ﯲ</text:span><text:span text:style-name="T31"> </text:span><text:span text:style-name="T6">ﯳ</text:span><text:span text:style-name="T31"> </text:span><text:span text:style-name="T6">ﯴ</text:span><text:span text:style-name="T31"> </text:span><text:span text:style-name="T6">ﯵ</text:span><text:span text:style-name="T31"> </text:span><text:span text:style-name="T6">ﯶ</text:span><text:span text:style-name="T31"> </text:span><text:span text:style-name="T6">ﯷ</text:span><text:span text:style-name="T31"> </text:span><text:span text:style-name="T6">ﯸ</text:span><text:span text:style-name="T31"> </text:span><text:span text:style-name="T6">ﯹ</text:span><text:span text:style-name="T31"> </text:span><text:span text:style-name="T6">ﯺ</text:span><text:span text:style-name="T31"> </text:span><text:span text:style-name="T6">ﯻ</text:span><text:span text:style-name="T31"> </text:span><text:span text:style-name="T6">ﯼ</text:span><text:span text:style-name="T31"> </text:span><text:span text:style-name="T6">ﯽ</text:span><text:span text:style-name="T31"> </text:span><text:span text:style-name="T6">ﯾ</text:span><text:span text:style-name="T31"> </text:span><text:span text:style-name="T6">ﯿ</text:span><text:span text:style-name="T31"> </text:span><text:span text:style-name="T6">ﰀ</text:span><text:span text:style-name="T31"> </text:span><text:span text:style-name="T6">ﰁ</text:span><text:span text:style-name="T31"> </text:span><text:span text:style-name="T6">ﰂ</text:span></text:p>
      <text:p text:style-name="P3"><text:span text:style-name="T4">ﭑ</text:span><text:span text:style-name="T31"> </text:span><text:span text:style-name="T4">ﭒ</text:span><text:span text:style-name="T31"> </text:span><text:span text:style-name="T4">ﭓ</text:span><text:span text:style-name="T31"> </text:span><text:span text:style-name="T4">ﭔ</text:span><text:span text:style-name="T31"> </text:span><text:span text:style-name="T4">ﭕ</text:span><text:span text:style-name="T31"> </text:span><text:span text:style-name="T4">ﭖ</text:span><text:span text:style-name="T31"> </text:span><text:span text:style-name="T4">ﭗ</text:span><text:span text:style-name="T31"> </text:span><text:span text:style-name="T4">ﭘ</text:span><text:span text:style-name="T31"> </text:span><text:span text:style-name="T4">ﭙ</text:span><text:span text:style-name="T31"> </text:span><text:span text:style-name="T4">ﭚ</text:span><text:span text:style-name="T31"> </text:span><text:span text:style-name="T4">ﭛ</text:span><text:span text:style-name="T31"> </text:span><text:span text:style-name="T4">ﭜ</text:span><text:span text:style-name="T31"> </text:span><text:span text:style-name="T4">ﭝﭞ</text:span><text:span text:style-name="T31"> </text:span><text:span text:style-name="T4">ﭟ</text:span><text:span text:style-name="T31"> </text:span><text:span text:style-name="T4">ﭠ</text:span><text:span text:style-name="T31"> </text:span><text:span text:style-name="T4">ﭡ</text:span><text:span text:style-name="T31"> </text:span><text:span text:style-name="T4">ﭢ</text:span><text:span text:style-name="T31"> </text:span><text:span text:style-name="T4">ﭣ</text:span><text:span text:style-name="T31"> </text:span><text:span text:style-name="T4">ﭤ</text:span><text:span text:style-name="T31"> </text:span><text:span text:style-name="T4">ﭥ</text:span><text:span text:style-name="T31"> </text:span><text:span text:style-name="T4">ﭦ</text:span><text:span text:style-name="T31"> </text:span><text:span text:style-name="T4">ﭧ</text:span><text:span text:style-name="T31"> </text:span><text:span text:style-name="T4">ﭨ</text:span><text:span text:style-name="T31"> </text:span><text:span text:style-name="T4">ﭩ</text:span><text:span text:style-name="T31"> </text:span><text:span text:style-name="T4">ﭪ</text:span><text:span text:style-name="T31"> </text:span><text:span text:style-name="T4">ﭫ</text:span><text:span text:style-name="T31"> </text:span><text:span text:style-name="T4">ﭬ</text:span><text:span text:style-name="T31"> </text:span><text:span text:style-name="T4">ﭭ</text:span><text:span text:style-name="T31"> </text:span><text:span text:style-name="T4">ﭮ</text:span><text:span text:style-name="T31"> </text:span><text:span text:style-name="T4">ﭯ</text:span><text:span text:style-name="T31"> </text:span><text:span text:style-name="T4">ﭰ</text:span><text:span text:style-name="T31"> </text:span><text:span text:style-name="T4">ﭱ</text:span><text:span text:style-name="T31"> </text:span><text:span text:style-name="T4">ﭲ</text:span><text:span text:style-name="T31"> </text:span><text:span text:style-name="T4">ﭳ</text:span><text:span text:style-name="T31"> </text:span><text:span text:style-name="T4">ﭴ</text:span><text:span text:style-name="T31"> </text:span><text:span text:style-name="T4">ﭵ</text:span><text:span text:style-name="T31"> </text:span><text:span text:style-name="T4">ﭶ</text:span><text:span text:style-name="T31"> </text:span><text:span text:style-name="T4">ﭷ</text:span><text:span text:style-name="T31"> </text:span><text:span text:style-name="T4">ﭸ</text:span><text:span text:style-name="T31"> </text:span><text:span text:style-name="T4">ﭹ</text:span><text:span text:style-name="T31"> </text:span><text:span text:style-name="T4">ﭺ</text:span><text:span text:style-name="T31"> </text:span><text:span text:style-name="T4">ﭻ</text:span><text:span text:style-name="T31"> </text:span><text:span text:style-name="T4">ﭼ</text:span><text:span text:style-name="T31"> </text:span><text:span text:style-name="T4">ﭽ</text:span><text:span text:style-name="T31"> </text:span><text:span text:style-name="T4">ﭾ</text:span><text:span text:style-name="T31"> </text:span><text:span text:style-name="T4">ﭿﮀ</text:span><text:span text:style-name="T31"> </text:span><text:span text:style-name="T4">ﮁ</text:span><text:span text:style-name="T31"> </text:span><text:span text:style-name="T4">ﮂ</text:span><text:span text:style-name="T31"> </text:span><text:span text:style-name="T4">ﮃ</text:span><text:span text:style-name="T31"> </text:span><text:span text:style-name="T4">ﮄ</text:span><text:span text:style-name="T31"> </text:span><text:span text:style-name="T4">ﮅ</text:span><text:span text:style-name="T31"> </text:span><text:span text:style-name="T4">ﮆ</text:span><text:span text:style-name="T31"> </text:span><text:span text:style-name="T4">ﮇﮈ</text:span><text:span text:style-name="T31"> </text:span><text:span text:style-name="T4">ﮉ</text:span><text:span text:style-name="T31"> </text:span><text:span text:style-name="T4">ﮊ</text:span><text:span text:style-name="T31"> </text:span><text:span text:style-name="T4">ﮋ</text:span><text:span text:style-name="T31"> </text:span><text:span text:style-name="T4">ﮌ</text:span><text:span text:style-name="T31"> </text:span><text:span text:style-name="T4">ﮍ</text:span><text:span text:style-name="T31"> </text:span><text:span text:style-name="T4">ﮎ</text:span><text:span text:style-name="T31"> </text:span><text:span text:style-name="T4">ﮏ</text:span><text:span text:style-name="T31"> </text:span><text:span text:style-name="T4">ﮐﮑ</text:span><text:span text:style-name="T31"> </text:span><text:span text:style-name="T4">ﮒ</text:span><text:span text:style-name="T31"> </text:span><text:span text:style-name="T4">ﮓ</text:span><text:span text:style-name="T31"> </text:span><text:span text:style-name="T4">ﮔ</text:span><text:span text:style-name="T31"> </text:span><text:span text:style-name="T4">ﮕ</text:span><text:span text:style-name="T31"> </text:span><text:span text:style-name="T4">ﮖ</text:span><text:span text:style-name="T31"> </text:span><text:span text:style-name="T4">ﮗ</text:span><text:span text:style-name="T31"> </text:span><text:span text:style-name="T4">ﮘ</text:span><text:span text:style-name="T31"> </text:span><text:span text:style-name="T4">ﮙﮚ</text:span><text:span text:style-name="T31"> </text:span><text:span text:style-name="T4">ﮛ</text:span><text:span text:style-name="T31"> </text:span><text:span text:style-name="T4">ﮜ</text:span><text:span text:style-name="T31"> </text:span><text:span text:style-name="T4">ﮝ</text:span><text:span text:style-name="T31"> </text:span><text:span text:style-name="T4">ﮞ</text:span><text:span text:style-name="T31"> </text:span><text:span text:style-name="T4">ﮟ</text:span><text:span text:style-name="T31"> </text:span><text:span text:style-name="T4">ﮠ</text:span><text:span text:style-name="T31"> </text:span><text:span text:style-name="T4">ﮡ</text:span><text:span text:style-name="T31"> </text:span><text:span text:style-name="T4">ﮢ</text:span><text:span text:style-name="T31"> </text:span><text:span text:style-name="T4">ﮣ</text:span><text:span text:style-name="T31"> </text:span><text:span text:style-name="T4">ﮤ</text:span><text:span text:style-name="T31"> </text:span><text:span text:style-name="T4">ﮥ</text:span><text:span text:style-name="T31"> </text:span><text:span text:style-name="T4">ﮦ</text:span><text:span text:style-name="T31"> </text:span><text:span text:style-name="T4">ﮧ</text:span><text:span text:style-name="T31"> </text:span><text:span text:style-name="T4">ﮨﮩ</text:span><text:span text:style-name="T31"> </text:span><text:span text:style-name="T4">ﮪ</text:span><text:span text:style-name="T31"> </text:span><text:span text:style-name="T4">ﮫ</text:span><text:span text:style-name="T31"> </text:span><text:span text:style-name="T4">ﮬ</text:span><text:span text:style-name="T31"> </text:span><text:span text:style-name="T4">ﮭ</text:span><text:span text:style-name="T31"> </text:span><text:span text:style-name="T4">ﮮ</text:span><text:span text:style-name="T31"> </text:span><text:span text:style-name="T4">ﮯ</text:span><text:span text:style-name="T31"> </text:span><text:span text:style-name="T4">ﮰ</text:span><text:span text:style-name="T31"> </text:span><text:span text:style-name="T4">ﮱ</text:span><text:span text:style-name="T31"> </text:span><text:span text:style-name="T4">ﯓ</text:span><text:span text:style-name="T31"> </text:span><text:span text:style-name="T4">ﯔ</text:span><text:span text:style-name="T31"> </text:span><text:span text:style-name="T4">ﯕ</text:span><text:span text:style-name="T31"> </text:span><text:span text:style-name="T4">ﯖ</text:span><text:span text:style-name="T31"> </text:span><text:span text:style-name="T4">ﯗ</text:span><text:span text:style-name="T31"> </text:span><text:span text:style-name="T4">ﯘ</text:span><text:span text:style-name="T31"> </text:span><text:span text:style-name="T4">ﯙ</text:span><text:span text:style-name="T31"> </text:span><text:span text:style-name="T4">ﯚ</text:span><text:span text:style-name="T31"> </text:span><text:span text:style-name="T4">ﯛ</text:span><text:span text:style-name="T31"> </text:span><text:span text:style-name="T4">ﯜ</text:span><text:span text:style-name="T31"> </text:span><text:span text:style-name="T4">ﯝ</text:span><text:span text:style-name="T31"> </text:span><text:span text:style-name="T4">ﯞ</text:span><text:span text:style-name="T31"> </text:span><text:span text:style-name="T4">ﯟ</text:span><text:span text:style-name="T31"> </text:span><text:span text:style-name="T4">ﯠ</text:span><text:span text:style-name="T31"> </text:span><text:span text:style-name="T4">ﯡ</text:span><text:span text:style-name="T31"> </text:span><text:span text:style-name="T4">ﯢ</text:span><text:span text:style-name="T31"> </text:span><text:span text:style-name="T4">ﯣ</text:span><text:span text:style-name="T31"> </text:span><text:span text:style-name="T4">ﯤ</text:span><text:span text:style-name="T31"> </text:span><text:span text:style-name="T4">ﯥ</text:span><text:span text:style-name="T31"> </text:span><text:span text:style-name="T4">ﯦ</text:span><text:span text:style-name="T31"> </text:span><text:span text:style-name="T4">ﯧ</text:span><text:span text:style-name="T31"> </text:span><text:span text:style-name="T4">ﯨﯩ</text:span><text:span text:style-name="T31"> </text:span><text:span text:style-name="T4">ﯪ</text:span><text:span text:style-name="T31"> </text:span><text:span text:style-name="T4">ﯫ</text:span><text:span text:style-name="T31"> </text:span><text:span text:style-name="T4">ﯬ</text:span><text:span text:style-name="T31"> </text:span><text:span text:style-name="T4">ﯭ</text:span><text:span text:style-name="T31"> </text:span><text:span text:style-name="T4">ﯮ</text:span><text:span text:style-name="T31"> </text:span><text:span text:style-name="T4">ﯯ</text:span><text:span text:style-name="T31"> </text:span><text:span text:style-name="T4">ﯰ</text:span><text:span text:style-name="T31"> </text:span><text:span text:style-name="T4">ﯱ</text:span><text:span text:style-name="T31"> </text:span><text:span text:style-name="T4">ﯲ</text:span><text:span text:style-name="T31"> </text:span><text:span text:style-name="T4">ﯳ</text:span><text:span text:style-name="T31"> </text:span><text:span text:style-name="T4">ﯴ</text:span><text:span text:style-name="T31"> </text:span><text:span text:style-name="T4">ﯵ</text:span><text:span text:style-name="T31"> </text:span><text:span text:style-name="T4">ﯶ</text:span><text:span text:style-name="T31"> </text:span><text:span text:style-name="T4">ﯷ</text:span><text:span text:style-name="T31"> </text:span><text:span text:style-name="T4">ﯸ</text:span><text:span text:style-name="T31"> </text:span><text:span text:style-name="T4">ﯹ</text:span><text:span text:style-name="T31"> </text:span><text:span text:style-name="T4">ﯺ</text:span><text:span text:style-name="T31"> </text:span><text:span text:style-name="T4">ﯻ</text:span><text:span text:style-name="T31"> </text:span><text:span text:style-name="T4">ﯼ</text:span><text:span text:style-name="T31"> </text:span><text:span text:style-name="T4">ﯽﯾ</text:span><text:span text:style-name="T31"> </text:span><text:span text:style-name="T4">ﯿ</text:span><text:span text:style-name="T31"> </text:span><text:span text:style-name="T4">ﰀﰁ</text:span><text:span text:style-name="T31"> </text:span><text:span text:style-name="T4">ﰂ</text:span><text:span text:style-name="T31"> </text:span><text:span text:style-name="T4">ﰃ</text:span><text:span text:style-name="T31"> </text:span><text:span text:style-name="T5">ﰄ</text:span><text:span text:style-name="T35"> </text:span><text:span text:style-name="T5">ﰅ</text:span><text:span text:style-name="T35"> </text:span><text:span text:style-name="T5">ﰆ</text:span><text:span text:style-name="T35"> </text:span><text:span text:style-name="T5">ﰇ</text:span><text:span text:style-name="T35"> </text:span><text:span text:style-name="T5">ﰈ</text:span><text:span text:style-name="T35"> </text:span><text:span text:style-name="T5">ﰉ</text:span><text:span text:style-name="T35"> </text:span><text:span text:style-name="T5">ﰊ</text:span><text:span text:style-name="T35"> </text:span><text:span text:style-name="T5">ﰋ</text:span><text:span text:style-name="T35"> </text:span><text:span text:style-name="T5">ﰌ</text:span></text:p>
      <text:p text:style-name="P5"><text:span text:style-name="T8">ﭑ</text:span><text:span text:style-name="T31"> </text:span><text:span text:style-name="T7">ﭒ</text:span><text:span text:style-name="T31"> </text:span><text:span text:style-name="T7">ﭓ</text:span><text:span text:style-name="T31"> </text:span><text:span text:style-name="T7">ﭔ</text:span><text:span text:style-name="T31"> </text:span><text:span text:style-name="T7">ﭕ</text:span><text:span text:style-name="T31"> </text:span><text:span text:style-name="T7">ﭖ</text:span><text:span text:style-name="T31"> </text:span><text:span text:style-name="T7">ﭗ</text:span><text:span text:style-name="T31"> </text:span><text:span text:style-name="T7">ﭘ</text:span><text:span text:style-name="T31"> </text:span><text:span text:style-name="T7">ﭙ</text:span><text:span text:style-name="T31"> </text:span><text:span text:style-name="T7">ﭚ</text:span><text:span text:style-name="T31"> </text:span><text:span text:style-name="T7">ﭛﭜ</text:span><text:span text:style-name="T31"> </text:span><text:span text:style-name="T7">ﭝ</text:span><text:span text:style-name="T31"> </text:span><text:span text:style-name="T7">ﭞ</text:span><text:span text:style-name="T31"> </text:span><text:span text:style-name="T7">ﭟ</text:span><text:span text:style-name="T31"> </text:span><text:span text:style-name="T7">ﭠ</text:span><text:span text:style-name="T31"> </text:span><text:span text:style-name="T7">ﭡ</text:span><text:span text:style-name="T31"> </text:span><text:span text:style-name="T7">ﭢ</text:span><text:span text:style-name="T31"> </text:span><text:span text:style-name="T7">ﭣ</text:span><text:span text:style-name="T31"> </text:span><text:span text:style-name="T7">ﭤ</text:span><text:span text:style-name="T31"> </text:span><text:span text:style-name="T7">ﭥ</text:span><text:span text:style-name="T31"> </text:span><text:span text:style-name="T7">ﭦ</text:span><text:span text:style-name="T31"> </text:span><text:span text:style-name="T7">ﭧ</text:span><text:span text:style-name="T31"> </text:span><text:span text:style-name="T7">ﭨﭩ</text:span><text:span text:style-name="T31"> </text:span><text:span text:style-name="T7">ﭪ</text:span><text:span text:style-name="T31"> </text:span><text:span text:style-name="T7">ﭫ</text:span><text:span text:style-name="T31"> </text:span><text:span text:style-name="T7">ﭬ</text:span><text:span text:style-name="T31"> </text:span><text:span text:style-name="T7">ﭭ</text:span><text:span text:style-name="T31"> </text:span><text:span text:style-name="T7">ﭮ</text:span><text:span text:style-name="T31"> </text:span><text:span text:style-name="T7">ﭯ</text:span><text:span text:style-name="T31"> </text:span><text:span text:style-name="T7">ﭰ</text:span><text:span text:style-name="T31"> </text:span><text:span text:style-name="T7">ﭱ</text:span></text:p>
      <text:p text:style-name="P21"><text:span text:style-name="T7">ﭲ</text:span><text:span text:style-name="T31"> </text:span><text:span text:style-name="T7">ﭳ</text:span><text:span text:style-name="T31"> </text:span><text:span text:style-name="T7">ﭴ</text:span><text:span text:style-name="T31"> </text:span><text:span text:style-name="T7">ﭵ</text:span><text:span text:style-name="T31"> </text:span><text:span text:style-name="T7">ﭶ</text:span><text:span text:style-name="T31"> </text:span><text:span text:style-name="T7">ﭷﭸ</text:span><text:span text:style-name="T31"> </text:span><text:span text:style-name="T7">ﭹ</text:span><text:span text:style-name="T31"> </text:span><text:span text:style-name="T7">ﭺ</text:span><text:span text:style-name="T31"> </text:span><text:span text:style-name="T7">ﭻ</text:span><text:span text:style-name="T31"> </text:span><text:span text:style-name="T7">ﭼ</text:span><text:span text:style-name="T31"> </text:span><text:span text:style-name="T7">ﭽ</text:span><text:span text:style-name="T31"> </text:span><text:span text:style-name="T7">ﭾ</text:span><text:span text:style-name="T31"> </text:span><text:span text:style-name="T7">ﭿ</text:span><text:span text:style-name="T31"> </text:span><text:span text:style-name="T7">ﮀ</text:span><text:span text:style-name="T31"> </text:span><text:span text:style-name="T7">ﮁ</text:span><text:span text:style-name="T31"> </text:span><text:span text:style-name="T7">ﮂ</text:span><text:span text:style-name="T31"> </text:span><text:span text:style-name="T7">ﮃ</text:span><text:span text:style-name="T31"> </text:span><text:span text:style-name="T7">ﮄ</text:span><text:span text:style-name="T31"> </text:span><text:span text:style-name="T7">ﮅ</text:span><text:span text:style-name="T31"> </text:span><text:span text:style-name="T7">ﮆ</text:span><text:span text:style-name="T31"> </text:span><text:span text:style-name="T7">ﮇ</text:span><text:span text:style-name="T31"> </text:span><text:span text:style-name="T7">ﮈﮉ</text:span><text:span text:style-name="T31"> </text:span><text:span text:style-name="T7">ﮊ</text:span><text:span text:style-name="T31"> </text:span><text:span text:style-name="T7">ﮋ</text:span><text:span text:style-name="T31"> </text:span><text:span text:style-name="T7">ﮌ</text:span><text:span text:style-name="T31"> </text:span><text:span text:style-name="T7">ﮍ</text:span><text:span text:style-name="T31"> </text:span><text:span text:style-name="T7">ﮎ</text:span><text:span text:style-name="T31"> </text:span><text:span text:style-name="T7">ﮏ</text:span><text:span text:style-name="T31"> </text:span><text:span text:style-name="T7">ﮐ</text:span><text:span text:style-name="T31"> </text:span><text:span text:style-name="T7">ﮑ</text:span><text:span text:style-name="T31"> </text:span><text:span text:style-name="T7">ﮒ</text:span><text:span text:style-name="T31"> </text:span><text:span text:style-name="T7">ﮓ</text:span><text:span text:style-name="T31"> </text:span><text:span text:style-name="T7">ﮔﮕ</text:span><text:span text:style-name="T31"> </text:span><text:span text:style-name="T7">ﮖ</text:span><text:span text:style-name="T31"> </text:span><text:span text:style-name="T7">ﮗﮘ</text:span><text:span text:style-name="T31"> </text:span><text:span text:style-name="T7">ﮙ</text:span><text:span text:style-name="T31"> </text:span><text:span text:style-name="T7">ﮚﮛ</text:span><text:span text:style-name="T31"> </text:span><text:span text:style-name="T7">ﮜ</text:span><text:span text:style-name="T31"> </text:span><text:span text:style-name="T7">ﮝ</text:span><text:span text:style-name="T31"> </text:span><text:span text:style-name="T7">ﮞ</text:span><text:span text:style-name="T31"> </text:span><text:span text:style-name="T7">ﮟ</text:span><text:span text:style-name="T31"> </text:span><text:span text:style-name="T7">ﮠ</text:span><text:span text:style-name="T31"> </text:span><text:span text:style-name="T7">ﮡ</text:span><text:span text:style-name="T31"> </text:span><text:span text:style-name="T7">ﮢ</text:span><text:span text:style-name="T31"> </text:span><text:span text:style-name="T7">ﮣ</text:span><text:span text:style-name="T31"> </text:span><text:span text:style-name="T7">ﮤ</text:span><text:span text:style-name="T31"> </text:span><text:span text:style-name="T7">ﮥ</text:span><text:span text:style-name="T31"> </text:span><text:span text:style-name="T7">ﮦ</text:span><text:span text:style-name="T31"> </text:span><text:span text:style-name="T7">ﮧ</text:span><text:span text:style-name="T31"> </text:span><text:span text:style-name="T7">ﮨ</text:span><text:span text:style-name="T31"> </text:span><text:span text:style-name="T7">ﮩ</text:span><text:span text:style-name="T31"> </text:span><text:span text:style-name="T7">ﮪ</text:span><text:span text:style-name="T31"> </text:span><text:span text:style-name="T7">ﮫ</text:span><text:span text:style-name="T31"> </text:span><text:span text:style-name="T7">ﮬ</text:span><text:span text:style-name="T31"> </text:span><text:span text:style-name="T7">ﮭ</text:span><text:span text:style-name="T31"> </text:span><text:span text:style-name="T7">ﮮ</text:span><text:span text:style-name="T31"> </text:span><text:span text:style-name="T7">ﮯ</text:span><text:span text:style-name="T31"> </text:span><text:span text:style-name="T7">ﮰ</text:span><text:span text:style-name="T31"> </text:span><text:span text:style-name="T7">ﮱ</text:span><text:span text:style-name="T31"> </text:span><text:span text:style-name="T7">ﯓ</text:span><text:span text:style-name="T31"> </text:span><text:span text:style-name="T7">ﯔ</text:span><text:span text:style-name="T31"> </text:span><text:span text:style-name="T7">ﯕ</text:span><text:span text:style-name="T31"> </text:span><text:span text:style-name="T7">ﯖ</text:span><text:span text:style-name="T31"> </text:span><text:span text:style-name="T7">ﯗ</text:span><text:span text:style-name="T31"> </text:span><text:span text:style-name="T7">ﯘ</text:span><text:span text:style-name="T31"> </text:span><text:span text:style-name="T7">ﯙ</text:span><text:span text:style-name="T31"> </text:span><text:span text:style-name="T7">ﯚ</text:span><text:span text:style-name="T31"> </text:span><text:span text:style-name="T7">ﯛ</text:span><text:span text:style-name="T31"> </text:span><text:span text:style-name="T7">ﯜ</text:span><text:span text:style-name="T31"> </text:span><text:span text:style-name="T7">ﯝ</text:span><text:span text:style-name="T31"> </text:span><text:span text:style-name="T7">ﯞ</text:span><text:span text:style-name="T31"> </text:span><text:span text:style-name="T7">ﯟﯠ</text:span><text:span text:style-name="T31"> </text:span><text:span text:style-name="T7">ﯡ</text:span><text:span text:style-name="T31"> </text:span><text:span text:style-name="T7">ﯢ</text:span><text:span text:style-name="T31"> </text:span><text:span text:style-name="T7">ﯣ</text:span><text:span text:style-name="T31"> </text:span><text:span text:style-name="T7">ﯤ</text:span><text:span text:style-name="T31"> </text:span><text:span text:style-name="T7">ﯥ</text:span><text:span text:style-name="T31"> </text:span><text:span text:style-name="T7">ﯦ</text:span><text:span text:style-name="T31"> </text:span><text:span text:style-name="T7">ﯧ</text:span><text:span text:style-name="T31"> </text:span><text:span text:style-name="T7">ﯨ</text:span><text:span text:style-name="T31"> </text:span><text:span text:style-name="T7">ﯩ</text:span><text:span text:style-name="T31"> </text:span><text:span text:style-name="T7">ﯪ</text:span><text:span text:style-name="T31"> </text:span><text:span text:style-name="T7">ﯫ</text:span><text:span text:style-name="T31"> </text:span><text:span text:style-name="T7">ﯬ</text:span><text:span text:style-name="T31"> </text:span><text:span text:style-name="T7">ﯭ</text:span><text:span text:style-name="T31"> </text:span><text:span text:style-name="T7">ﯮ</text:span><text:span text:style-name="T31"> </text:span><text:span text:style-name="T7">ﯯ</text:span><text:span text:style-name="T31"> </text:span><text:span text:style-name="T7">ﯰ</text:span><text:span text:style-name="T31"> </text:span><text:span text:style-name="T7">ﯱﯲ</text:span><text:span text:style-name="T31"> </text:span><text:span text:style-name="T7">ﯳ</text:span><text:span text:style-name="T31"> </text:span><text:span text:style-name="T7">ﯴ</text:span><text:span text:style-name="T31"> </text:span><text:span text:style-name="T7">ﯵ</text:span><text:span text:style-name="T31"> </text:span><text:span text:style-name="T7">ﯶ</text:span><text:span text:style-name="T31"> </text:span><text:span text:style-name="T7">ﯷ</text:span><text:span text:style-name="T31"> </text:span><text:span text:style-name="T7">ﯸ</text:span><text:span text:style-name="T31"> </text:span><text:span text:style-name="T7">ﯹ</text:span><text:span text:style-name="T31"> </text:span><text:span text:style-name="T7">ﯺﯻ</text:span><text:span text:style-name="T31"> </text:span><text:span text:style-name="T7">ﯼ</text:span><text:span text:style-name="T31"> </text:span><text:span text:style-name="T7">ﯽ</text:span><text:span text:style-name="T31"> </text:span><text:span text:style-name="T7">ﯾ</text:span><text:span text:style-name="T31"> </text:span><text:span text:style-name="T7">ﯿ</text:span><text:span text:style-name="T31"> </text:span><text:span text:style-name="T7">ﰀ</text:span></text:p>
      <text:p text:style-name="P4"><text:span text:style-name="T8">ﭑ</text:span><text:span text:style-name="T31"> </text:span><text:span text:style-name="T8">ﭒ</text:span><text:span text:style-name="T31"> </text:span><text:span text:style-name="T8">ﭓ</text:span><text:span text:style-name="T31"> </text:span><text:span text:style-name="T8">ﭔ</text:span><text:span text:style-name="T31"> </text:span><text:span text:style-name="T8">ﭕ</text:span><text:span text:style-name="T31"> </text:span><text:span text:style-name="T8">ﭖ</text:span><text:span text:style-name="T31"> </text:span><text:span text:style-name="T8">ﭗ</text:span><text:span text:style-name="T31"> </text:span><text:span text:style-name="T8">ﭘ</text:span><text:span text:style-name="T31"> </text:span><text:span text:style-name="T8">ﭙ</text:span><text:span text:style-name="T31"> </text:span><text:span text:style-name="T8">ﭚ</text:span><text:span text:style-name="T31"> </text:span><text:span text:style-name="T8">ﭛ</text:span><text:span text:style-name="T31"> </text:span><text:span text:style-name="T8">ﭜﭝ</text:span><text:span text:style-name="T31"> </text:span><text:span text:style-name="T8">ﭞ</text:span><text:span text:style-name="T31"> </text:span><text:span text:style-name="T8">ﭟ</text:span><text:span text:style-name="T31"> </text:span><text:span text:style-name="T8">ﭠ</text:span><text:span text:style-name="T31"> </text:span><text:span text:style-name="T8">ﭡ</text:span><text:span text:style-name="T31"> </text:span><text:span text:style-name="T8">ﭢ</text:span><text:span text:style-name="T31"> </text:span><text:span text:style-name="T8">ﭣ</text:span><text:span text:style-name="T31"> </text:span><text:span text:style-name="T8">ﭤ</text:span><text:span text:style-name="T31"> </text:span><text:span text:style-name="T8">ﭥ</text:span><text:span text:style-name="T31"> </text:span><text:span text:style-name="T8">ﭦ</text:span><text:span text:style-name="T31"> </text:span><text:span text:style-name="T8">ﭧ</text:span><text:span text:style-name="T31"> </text:span><text:span text:style-name="T8">ﭨ</text:span><text:span text:style-name="T31"> </text:span><text:span text:style-name="T8">ﭩ</text:span><text:span text:style-name="T31"> </text:span><text:span text:style-name="T8">ﭪﭫ</text:span><text:span text:style-name="T31"> </text:span><text:span text:style-name="T8">ﭬ</text:span><text:span text:style-name="T31"> </text:span><text:span text:style-name="T8">ﭭ</text:span><text:span text:style-name="T31"> </text:span><text:span text:style-name="T8">ﭮﭯ</text:span><text:span text:style-name="T31"> </text:span><text:span text:style-name="T8">ﭰ</text:span><text:span text:style-name="T31"> </text:span><text:span text:style-name="T8">ﭱ</text:span><text:span text:style-name="T31"> </text:span><text:span text:style-name="T8">ﭲﭳ</text:span><text:span text:style-name="T31"> </text:span><text:span text:style-name="T8">ﭴ</text:span><text:span text:style-name="T31"> </text:span><text:span text:style-name="T8">ﭵ</text:span><text:span text:style-name="T31"> </text:span><text:span text:style-name="T8">ﭶﭷ</text:span><text:span text:style-name="T31"> </text:span><text:span text:style-name="T8">ﭸ</text:span><text:span text:style-name="T31"> </text:span><text:span text:style-name="T8">ﭹ</text:span><text:span text:style-name="T31"> </text:span><text:span text:style-name="T8">ﭺ</text:span><text:span text:style-name="T31"> </text:span><text:span text:style-name="T8">ﭻﭼ</text:span><text:span text:style-name="T31"> </text:span><text:span text:style-name="T8">ﭽ</text:span><text:span text:style-name="T31"> </text:span><text:span text:style-name="T8">ﭾ</text:span><text:span text:style-name="T31"> </text:span><text:span text:style-name="T8">ﭿ</text:span><text:span text:style-name="T31"> </text:span><text:span text:style-name="T8">ﮀ</text:span><text:span text:style-name="T31"> </text:span><text:span text:style-name="T8">ﮁﮂ</text:span><text:span text:style-name="T31"> </text:span><text:span text:style-name="T8">ﮃ</text:span><text:span text:style-name="T31"> </text:span><text:span text:style-name="T8">ﮄ</text:span><text:span text:style-name="T31"> </text:span><text:span text:style-name="T8">ﮅ</text:span><text:span text:style-name="T31"> </text:span><text:span text:style-name="T8">ﮆ</text:span><text:span text:style-name="T31"> </text:span><text:span text:style-name="T8">ﮇ</text:span><text:span text:style-name="T31"> </text:span><text:span text:style-name="T8">ﮈ</text:span><text:span text:style-name="T31"> </text:span><text:span text:style-name="T8">ﮉﮊ</text:span><text:span text:style-name="T31"> </text:span><text:span text:style-name="T8">ﮋ</text:span><text:span text:style-name="T31"> </text:span><text:span text:style-name="T8">ﮌ</text:span><text:span text:style-name="T31"> </text:span><text:span text:style-name="T8">ﮍ</text:span><text:span text:style-name="T31"> </text:span><text:span text:style-name="T8">ﮎ</text:span><text:span text:style-name="T31"> </text:span><text:span text:style-name="T8">ﮏ</text:span><text:span text:style-name="T31"> </text:span><text:span text:style-name="T8">ﮐ</text:span><text:span text:style-name="T31"> </text:span><text:span text:style-name="T8">ﮑ</text:span><text:span text:style-name="T31"> </text:span><text:span text:style-name="T8">ﮒ</text:span><text:span text:style-name="T31"> </text:span><text:span text:style-name="T8">ﮓ</text:span><text:span text:style-name="T31"> </text:span><text:span text:style-name="T8">ﮔ</text:span><text:span text:style-name="T31"> </text:span><text:span text:style-name="T8">ﮕ</text:span><text:span text:style-name="T31"> </text:span><text:span text:style-name="T8">ﮖ</text:span><text:span text:style-name="T31"> </text:span><text:span text:style-name="T8">ﮗ</text:span><text:span text:style-name="T31"> </text:span><text:span text:style-name="T8">ﮘﮙ</text:span><text:span text:style-name="T31"> </text:span><text:span text:style-name="T8">ﮚ</text:span><text:span text:style-name="T31"> </text:span><text:span text:style-name="T8">ﮛ</text:span><text:span text:style-name="T31"> </text:span><text:span text:style-name="T8">ﮜ</text:span><text:span text:style-name="T31"> </text:span><text:span text:style-name="T8">ﮝ</text:span><text:span text:style-name="T31"> </text:span><text:span text:style-name="T8">ﮞ</text:span><text:span text:style-name="T31"> </text:span><text:span text:style-name="T8">ﮟ</text:span><text:span text:style-name="T31"> </text:span><text:span text:style-name="T8">ﮠ</text:span><text:span text:style-name="T31"> </text:span><text:span text:style-name="T8">ﮡ</text:span><text:span text:style-name="T31"> </text:span><text:span text:style-name="T8">ﮢ</text:span><text:span text:style-name="T31"> </text:span><text:span text:style-name="T8">ﮣ</text:span><text:span text:style-name="T31"> </text:span><text:span text:style-name="T8">ﮤ</text:span><text:span text:style-name="T31"> </text:span><text:span text:style-name="T8">ﮥ</text:span><text:span text:style-name="T31"> </text:span><text:span text:style-name="T8">ﮦ</text:span><text:span text:style-name="T31"> </text:span><text:span text:style-name="T8">ﮧ</text:span><text:span text:style-name="T31"> </text:span><text:span text:style-name="T8">ﮨ</text:span><text:span text:style-name="T31"> </text:span><text:span text:style-name="T8">ﮩ</text:span><text:span text:style-name="T31"> </text:span><text:span text:style-name="T8">ﮪ</text:span><text:span text:style-name="T31"> </text:span><text:span text:style-name="T8">ﮫ</text:span><text:span text:style-name="T31"> </text:span><text:span text:style-name="T8">ﮬﮭ</text:span><text:span text:style-name="T31"> </text:span><text:span text:style-name="T8">ﮮ</text:span><text:span text:style-name="T31"> </text:span><text:span text:style-name="T8">ﮯ</text:span><text:span text:style-name="T31"> </text:span><text:span text:style-name="T8">ﮰ</text:span><text:span text:style-name="T31"> </text:span><text:span text:style-name="T8">ﮱ</text:span><text:span text:style-name="T31"> </text:span><text:span text:style-name="T8">ﯓ</text:span><text:span text:style-name="T31"> </text:span><text:span text:style-name="T8">ﯔ</text:span><text:span text:style-name="T31"> </text:span><text:span text:style-name="T8">ﯕ</text:span><text:span text:style-name="T31"> </text:span><text:span text:style-name="T8">ﯖ</text:span><text:span text:style-name="T31"> </text:span><text:span text:style-name="T8">ﯗ</text:span><text:span text:style-name="T31"> </text:span><text:span text:style-name="T8">ﯘ</text:span><text:span text:style-name="T31"> </text:span><text:span text:style-name="T8">ﯙ</text:span><text:span text:style-name="T31"> </text:span><text:span text:style-name="T8">ﯚ</text:span><text:span text:style-name="T31"> </text:span><text:span text:style-name="T8">ﯛ</text:span><text:span text:style-name="T31"> </text:span><text:span text:style-name="T8">ﯜ</text:span><text:span text:style-name="T31"> </text:span><text:span text:style-name="T8">ﯝ</text:span><text:span text:style-name="T31"> </text:span><text:span text:style-name="T8">ﯞ</text:span><text:span text:style-name="T31"> </text:span><text:span text:style-name="T8">ﯟ</text:span><text:span text:style-name="T31"> </text:span><text:span text:style-name="T8">ﯠ</text:span><text:span text:style-name="T31"> </text:span><text:span text:style-name="T8">ﯡ</text:span><text:span text:style-name="T31"> </text:span><text:span text:style-name="T8">ﯢ</text:span><text:span text:style-name="T31"> </text:span><text:span text:style-name="T8">ﯣ</text:span><text:span text:style-name="T31"> </text:span><text:span text:style-name="T8">ﯤ</text:span><text:span text:style-name="T31"> </text:span><text:span text:style-name="T8">ﯥ</text:span><text:span text:style-name="T31"> </text:span><text:span text:style-name="T8">ﯦ</text:span><text:span text:style-name="T31"> </text:span><text:span text:style-name="T8">ﯧ</text:span><text:span text:style-name="T31"> </text:span><text:span text:style-name="T8">ﯨ</text:span><text:span text:style-name="T31"> </text:span><text:span text:style-name="T8">ﯩ</text:span><text:span text:style-name="T31"> </text:span><text:span text:style-name="T8">ﯪ</text:span><text:span text:style-name="T31"> </text:span><text:span text:style-name="T8">ﯫ</text:span><text:span text:style-name="T31"> </text:span><text:span text:style-name="T8">ﯬ</text:span><text:span text:style-name="T31"> </text:span><text:span text:style-name="T8">ﯭ</text:span><text:span text:style-name="T31"> </text:span><text:span text:style-name="T8">ﯮ</text:span><text:span text:style-name="T31"> </text:span><text:span text:style-name="T8">ﯯ</text:span><text:span text:style-name="T31"> </text:span><text:span text:style-name="T8">ﯰ</text:span><text:span text:style-name="T31"> </text:span><text:span text:style-name="T8">ﯱ</text:span><text:span text:style-name="T31"> </text:span><text:span text:style-name="T8">ﯲ</text:span><text:span text:style-name="T31"> </text:span><text:span text:style-name="T8">ﯳ</text:span><text:span text:style-name="T31"> </text:span><text:span text:style-name="T8">ﯴ</text:span><text:span text:style-name="T31"> </text:span><text:span text:style-name="T8">ﯵ</text:span><text:span text:style-name="T31"> </text:span><text:span text:style-name="T8">ﯶ</text:span><text:span text:style-name="T31"> </text:span><text:span text:style-name="T8">ﯷ</text:span><text:span text:style-name="T31"> </text:span><text:span text:style-name="T8">ﯸ</text:span><text:span text:style-name="T31"> </text:span><text:span text:style-name="T8">ﯹ</text:span><text:span text:style-name="T31"> </text:span><text:span text:style-name="T8">ﯺ</text:span><text:span text:style-name="T31"> </text:span><text:span text:style-name="T8">ﯻ</text:span></text:p>
      <text:p text:style-name="P27"><text:span text:style-name="T10">ﭑ</text:span><text:span text:style-name="T32"> </text:span><text:span text:style-name="T10">ﭒ</text:span><text:span text:style-name="T32"> </text:span><text:span text:style-name="T10">ﭓ</text:span><text:span text:style-name="T32"> </text:span><text:span text:style-name="T10">ﭔ</text:span><text:span text:style-name="T32"> </text:span><text:span text:style-name="T10">ﭕ</text:span><text:span text:style-name="T32"> </text:span><text:span text:style-name="T10">ﭖﭗ</text:span><text:span text:style-name="T32"> </text:span><text:span text:style-name="T10">ﭘ</text:span><text:span text:style-name="T32"> </text:span><text:span text:style-name="T10">ﭙ</text:span><text:span text:style-name="T32"> </text:span><text:span text:style-name="T10">ﭚ</text:span><text:span text:style-name="T32"> </text:span><text:span text:style-name="T10">ﭛ</text:span><text:span text:style-name="T32"> </text:span><text:span text:style-name="T10">ﭜ</text:span><text:span text:style-name="T32"> </text:span><text:span text:style-name="T10">ﭝ</text:span><text:span text:style-name="T32"> </text:span><text:span text:style-name="T10">ﭞ</text:span><text:span text:style-name="T32"> </text:span><text:span text:style-name="T10">ﭟ</text:span><text:span text:style-name="T32"> </text:span><text:span text:style-name="T10">ﭠ</text:span><text:span text:style-name="T32"> </text:span><text:span text:style-name="T10">ﭡﭢ</text:span><text:span text:style-name="T32"> </text:span><text:span text:style-name="T10">ﭣﭤ</text:span><text:span text:style-name="T32"> </text:span><text:span text:style-name="T10">ﭥ</text:span><text:span text:style-name="T32"> </text:span><text:span text:style-name="T10">ﭦ</text:span><text:span text:style-name="T32"> </text:span><text:span text:style-name="T10">ﭧ</text:span><text:span text:style-name="T32"> </text:span><text:span text:style-name="T10">ﭨ</text:span><text:span text:style-name="T32"> </text:span><text:span text:style-name="T10">ﭩ</text:span><text:span text:style-name="T32"> </text:span><text:span text:style-name="T10">ﭪ</text:span><text:span text:style-name="T32"> </text:span><text:span text:style-name="T10">ﭫﭬ</text:span><text:span text:style-name="T32"> </text:span><text:span text:style-name="T10">ﭭ</text:span><text:span text:style-name="T32"> </text:span><text:span text:style-name="T10">ﭮ</text:span><text:span text:style-name="T32"> </text:span><text:span text:style-name="T10">ﭯ</text:span><text:span text:style-name="T32"> </text:span><text:span text:style-name="T10">ﭰ</text:span><text:span text:style-name="T32"> </text:span><text:span text:style-name="T10">ﭱ</text:span><text:span text:style-name="T32"> </text:span><text:span text:style-name="T10">ﭲ</text:span><text:span text:style-name="T32"> </text:span><text:span text:style-name="T10">ﭳﭴ</text:span><text:span text:style-name="T32"> </text:span><text:span text:style-name="T10">ﭵ</text:span><text:span text:style-name="T32"> </text:span><text:span text:style-name="T10">ﭶ</text:span><text:span text:style-name="T32"> </text:span><text:span text:style-name="T10">ﭷ</text:span><text:span text:style-name="T32"> </text:span><text:span text:style-name="T10">ﭸ</text:span><text:span text:style-name="T32"> </text:span><text:span text:style-name="T10">ﭹ</text:span><text:span text:style-name="T32"> </text:span><text:span text:style-name="T10">ﭺ</text:span><text:span text:style-name="T32"> </text:span><text:span text:style-name="T10">ﭻ</text:span><text:span text:style-name="T32"> </text:span><text:span text:style-name="T10">ﭼ</text:span><text:span text:style-name="T32"> </text:span><text:span text:style-name="T10">ﭽﭾ</text:span><text:span text:style-name="T32"> </text:span><text:span text:style-name="T10">ﭿ</text:span><text:span text:style-name="T32"> </text:span><text:span text:style-name="T10">ﮀ</text:span><text:span text:style-name="T32"> </text:span><text:span text:style-name="T10">ﮁ</text:span><text:span text:style-name="T32"> </text:span><text:span text:style-name="T10">ﮂ</text:span><text:span text:style-name="T32"> </text:span><text:span text:style-name="T10">ﮃﮄ</text:span><text:span text:style-name="T32"> </text:span><text:span text:style-name="T10">ﮅ</text:span><text:span text:style-name="T32"> </text:span><text:span text:style-name="T10">ﮆ</text:span><text:span text:style-name="T32"> </text:span><text:span text:style-name="T10">ﮇ</text:span><text:span text:style-name="T32"> </text:span><text:span text:style-name="T10">ﮈ</text:span><text:span text:style-name="T32"> </text:span><text:span text:style-name="T10">ﮉ</text:span></text:p>
      <text:p text:style-name="P23"><text:span text:style-name="T12">ﮌ </text:span><text:span text:style-name="T36">ﮑ</text:span></text:p>
      <text:p text:style-name="P28">ﭔ ﭕ <text:s text:c="2"/>ﭖ</text:p>
      <text:p text:style-name="P22"><text:span text:style-name="T9">ﮊ</text:span><text:span text:style-name="T31"> </text:span><text:span text:style-name="T9">ﮋ</text:span><text:span text:style-name="T31"> </text:span><text:span text:style-name="T9">ﮌ</text:span><text:span text:style-name="T31"> </text:span><text:span text:style-name="T9">ﮍ</text:span><text:span text:style-name="T31"> </text:span><text:span text:style-name="T9">ﮎﮏ</text:span><text:span text:style-name="T31"> </text:span><text:span text:style-name="T9">ﮐ</text:span><text:span text:style-name="T31"> </text:span><text:span text:style-name="T9">ﮑ</text:span><text:span text:style-name="T31"> </text:span><text:span text:style-name="T9">ﮒ</text:span><text:span text:style-name="T31"> </text:span><text:span text:style-name="T9">ﮓ</text:span><text:span text:style-name="T31"> </text:span><text:span text:style-name="T9">ﮔ</text:span><text:span text:style-name="T31"> </text:span><text:span text:style-name="T9">ﮕ</text:span><text:span text:style-name="T31"> </text:span><text:span text:style-name="T9">ﮖ</text:span><text:span text:style-name="T31"> </text:span><text:span text:style-name="T9">ﮗ</text:span><text:span text:style-name="T31"> </text:span><text:span text:style-name="T9">ﮘ</text:span><text:span text:style-name="T31"> </text:span><text:span text:style-name="T9">ﮙ</text:span><text:span text:style-name="T31"> </text:span><text:span text:style-name="T9">ﮚ</text:span><text:span text:style-name="T31"> </text:span><text:span text:style-name="T9">ﮛ</text:span><text:span text:style-name="T31"> </text:span><text:span text:style-name="T9">ﮜﮝ</text:span><text:span text:style-name="T31"> </text:span><text:span text:style-name="T9">ﮞ</text:span><text:span text:style-name="T31"> </text:span><text:span text:style-name="T9">ﮟ</text:span><text:span text:style-name="T31"> </text:span><text:span text:style-name="T9">ﮠ</text:span><text:span text:style-name="T31"> </text:span><text:span text:style-name="T9">ﮡ</text:span><text:span text:style-name="T31"> </text:span><text:span text:style-name="T9">ﮢ</text:span><text:span text:style-name="T31"> </text:span><text:span text:style-name="T9">ﮣ</text:span><text:span text:style-name="T31"> </text:span><text:span text:style-name="T9">ﮤ</text:span><text:span text:style-name="T31"> </text:span><text:span text:style-name="T9">ﮥ</text:span><text:span text:style-name="T31"> </text:span><text:span text:style-name="T9">ﮦ</text:span><text:span text:style-name="T31"> </text:span><text:span text:style-name="T9">ﮧ</text:span><text:span text:style-name="T31"> </text:span><text:span text:style-name="T9">ﮨ</text:span><text:span text:style-name="T31"> </text:span><text:span text:style-name="T9">ﮩ</text:span><text:span text:style-name="T31"> </text:span><text:span text:style-name="T9">ﮪ</text:span><text:span text:style-name="T31"> </text:span><text:span text:style-name="T9">ﮫ</text:span><text:span text:style-name="T31"> </text:span><text:span text:style-name="T9">ﮬ</text:span><text:span text:style-name="T31"> </text:span><text:span text:style-name="T9">ﮭ</text:span><text:span text:style-name="T31"> </text:span><text:span text:style-name="T9">ﮮ</text:span><text:span text:style-name="T31"> </text:span><text:span text:style-name="T9">ﮯ</text:span><text:span text:style-name="T31"> </text:span><text:span text:style-name="T9">ﮰ</text:span><text:span text:style-name="T31"> </text:span><text:span text:style-name="T9">ﮱ</text:span><text:span text:style-name="T31"> </text:span><text:span text:style-name="T9">ﯓ</text:span><text:span text:style-name="T31"> </text:span><text:span text:style-name="T9">ﯔ</text:span><text:span text:style-name="T31"> </text:span><text:span text:style-name="T9">ﯕ</text:span><text:span text:style-name="T31"> </text:span><text:span text:style-name="T9">ﯖ</text:span><text:span text:style-name="T31"> </text:span><text:span text:style-name="T9">ﯗ</text:span><text:span text:style-name="T31"> </text:span><text:span text:style-name="T9">ﯘ</text:span><text:span text:style-name="T31"> </text:span><text:span text:style-name="T9">ﯙ</text:span><text:span text:style-name="T31"> </text:span><text:span text:style-name="T9">ﯚ</text:span><text:span text:style-name="T31"> </text:span><text:span text:style-name="T9">ﯛﯜ</text:span><text:span text:style-name="T34"> </text:span><text:span text:style-name="T11">ﯝ</text:span><text:span text:style-name="T34"> </text:span><text:span text:style-name="T11">ﯞ</text:span><text:span text:style-name="T31"> </text:span><text:span text:style-name="T11">ﯟ</text:span><text:span text:style-name="T9">ﯠ</text:span></text:p>
      <text:p text:style-name="P22"><text:span text:style-name="T9">ﯡ</text:span><text:span text:style-name="T31"> </text:span><text:span text:style-name="T9">ﯢﯣ</text:span><text:span text:style-name="T31"> </text:span><text:span text:style-name="T9">ﯤ</text:span><text:span text:style-name="T31"> </text:span><text:span text:style-name="T9">ﯥ</text:span><text:span text:style-name="T31"> </text:span><text:span text:style-name="T9">ﯦ</text:span><text:span text:style-name="T31"> </text:span><text:span text:style-name="T9">ﯧ</text:span><text:span text:style-name="T31"> </text:span><text:span text:style-name="T9">ﯨ</text:span><text:span text:style-name="T31"> </text:span><text:span text:style-name="T9">ﯩ</text:span><text:span text:style-name="T31"> </text:span><text:span text:style-name="T9">ﯪ</text:span><text:span text:style-name="T31"> </text:span><text:span text:style-name="T9">ﯫﯬ</text:span><text:span text:style-name="T31"> </text:span><text:span text:style-name="T9">ﯭ</text:span><text:span text:style-name="T31"> </text:span><text:span text:style-name="T9">ﯮ</text:span><text:span text:style-name="T31"> </text:span><text:span text:style-name="T9">ﯯ</text:span><text:span text:style-name="T31"> </text:span><text:span text:style-name="T9">ﯰﯱ</text:span><text:span text:style-name="T31"> </text:span><text:span text:style-name="T9">ﯲ</text:span><text:span text:style-name="T31"> </text:span><text:span text:style-name="T9">ﯳ</text:span><text:span text:style-name="T31"> </text:span><text:span text:style-name="T9">ﯴ</text:span><text:span text:style-name="T31"> </text:span><text:span text:style-name="T9">ﯵ</text:span><text:span text:style-name="T31"> </text:span><text:span text:style-name="T9">ﯶﯷ</text:span><text:span text:style-name="T31"> </text:span><text:span text:style-name="T9">ﯸ</text:span><text:span text:style-name="T31"> </text:span><text:span text:style-name="T9">ﯹﯺ</text:span><text:span text:style-name="T31"> </text:span><text:span text:style-name="T9">ﯻ</text:span><text:span text:style-name="T31"> </text:span><text:span text:style-name="T9">ﯼ</text:span><text:span text:style-name="T31"> </text:span><text:span text:style-name="T9">ﯽﯾﯿ</text:span></text:p>
      <text:p text:style-name="P6"><text:span text:style-name="T13">ﭑ</text:span><text:span text:style-name="T31"> </text:span><text:span text:style-name="T13">ﭒ</text:span><text:span text:style-name="T31"> </text:span><text:span text:style-name="T13">ﭓ</text:span><text:span text:style-name="T31"> </text:span><text:span text:style-name="T13">ﭔ</text:span><text:span text:style-name="T31"> </text:span><text:span text:style-name="T13">ﭕ</text:span><text:span text:style-name="T31"> </text:span><text:span text:style-name="T13">ﭖ</text:span><text:span text:style-name="T31"> </text:span><text:span text:style-name="T13">ﭗ</text:span><text:span text:style-name="T31"> </text:span><text:span text:style-name="T13">ﭘ</text:span><text:span text:style-name="T31"> </text:span><text:span text:style-name="T13">ﭙ</text:span><text:span text:style-name="T31"> </text:span><text:span text:style-name="T13">ﭚ</text:span><text:span text:style-name="T31"> </text:span><text:span text:style-name="T13">ﭛ</text:span><text:span text:style-name="T31"> </text:span><text:span text:style-name="T13">ﭜ</text:span><text:span text:style-name="T31"> </text:span><text:span text:style-name="T13">ﭝ</text:span><text:span text:style-name="T31"> </text:span><text:span text:style-name="T13">ﭞ</text:span><text:span text:style-name="T31"> </text:span><text:span text:style-name="T13">ﭟﭠ</text:span><text:span text:style-name="T31"> </text:span><text:span text:style-name="T13">ﭡ</text:span><text:span text:style-name="T31"> </text:span><text:span text:style-name="T13">ﭢ</text:span><text:span text:style-name="T31"> </text:span><text:span text:style-name="T13">ﭣ</text:span><text:span text:style-name="T31"> </text:span><text:span text:style-name="T13">ﭤ</text:span><text:span text:style-name="T31"> </text:span><text:span text:style-name="T13">ﭥ</text:span><text:span text:style-name="T31"> </text:span><text:span text:style-name="T13">ﭦ</text:span><text:span text:style-name="T31"> </text:span><text:span text:style-name="T13">ﭧ</text:span><text:span text:style-name="T31"> </text:span><text:span text:style-name="T13">ﭨ</text:span><text:span text:style-name="T31"> </text:span><text:span text:style-name="T13">ﭩ</text:span><text:span text:style-name="T31"> </text:span><text:span text:style-name="T13">ﭪ</text:span><text:span text:style-name="T31"> </text:span><text:span text:style-name="T13">ﭫ</text:span><text:span text:style-name="T31"> </text:span><text:span text:style-name="T13">ﭬﭭ</text:span><text:span text:style-name="T31"> </text:span><text:span text:style-name="T13">ﭮ</text:span><text:span text:style-name="T31"> </text:span><text:span text:style-name="T13">ﭯﭰ</text:span><text:span text:style-name="T31"> </text:span><text:span text:style-name="T13">ﭱ</text:span><text:span text:style-name="T31"> </text:span><text:span text:style-name="T13">ﭲ</text:span><text:span text:style-name="T31"> </text:span><text:span text:style-name="T13">ﭳ</text:span><text:span text:style-name="T31"> </text:span><text:span text:style-name="T13">ﭴ</text:span><text:span text:style-name="T31"> </text:span><text:span text:style-name="T13">ﭵ</text:span><text:span text:style-name="T31"> </text:span><text:span text:style-name="T13">ﭶ</text:span><text:span text:style-name="T31"> </text:span><text:span text:style-name="T13">ﭷ</text:span><text:span text:style-name="T31"> </text:span><text:span text:style-name="T13">ﭸ</text:span><text:span text:style-name="T31"> </text:span><text:span text:style-name="T13">ﭹﭺ</text:span><text:span text:style-name="T31"> </text:span><text:span text:style-name="T13">ﭻ</text:span><text:span text:style-name="T31"> </text:span><text:span text:style-name="T13">ﭼ</text:span><text:span text:style-name="T31"> </text:span><text:span text:style-name="T13">ﭽ</text:span><text:span text:style-name="T31"> </text:span><text:span text:style-name="T13">ﭾ</text:span><text:span text:style-name="T31"> </text:span><text:span text:style-name="T13">ﭿ</text:span><text:span text:style-name="T31"> </text:span><text:span text:style-name="T13">ﮀ</text:span><text:span text:style-name="T31"> </text:span><text:span text:style-name="T13">ﮁ</text:span><text:span text:style-name="T31"> </text:span><text:span text:style-name="T13">ﮂ</text:span><text:span text:style-name="T31"> </text:span><text:span text:style-name="T13">ﮃ</text:span><text:span text:style-name="T31"> </text:span><text:span text:style-name="T13">ﮄ</text:span><text:span text:style-name="T31"> </text:span><text:span text:style-name="T13">ﮅﮆ</text:span><text:span text:style-name="T31"> </text:span><text:span text:style-name="T13">ﮇ</text:span><text:span text:style-name="T31"> </text:span><text:span text:style-name="T13">ﮈ</text:span><text:span text:style-name="T31"> </text:span><text:span text:style-name="T13">ﮉ</text:span><text:span text:style-name="T31"> </text:span><text:span text:style-name="T13">ﮊ</text:span><text:span text:style-name="T31"> </text:span><text:span text:style-name="T13">ﮋ</text:span><text:span text:style-name="T31"> </text:span><text:span text:style-name="T13">ﮌ</text:span><text:span text:style-name="T31"> </text:span><text:span text:style-name="T13">ﮍﮎ</text:span><text:span text:style-name="T31"> </text:span><text:span text:style-name="T13">ﮏ</text:span><text:span text:style-name="T31"> </text:span><text:span text:style-name="T13">ﮐ</text:span><text:span text:style-name="T31"> </text:span><text:span text:style-name="T13">ﮑ</text:span><text:span text:style-name="T31"> </text:span><text:span text:style-name="T13">ﮒ</text:span><text:span text:style-name="T31"> </text:span><text:span text:style-name="T13">ﮓ</text:span><text:span text:style-name="T31"> </text:span><text:span text:style-name="T13">ﮔ</text:span><text:span text:style-name="T31"> </text:span><text:span text:style-name="T13">ﮕ</text:span><text:span text:style-name="T31"> </text:span><text:span text:style-name="T13">ﮖ</text:span><text:span text:style-name="T31"> </text:span><text:span text:style-name="T13">ﮗﮘ</text:span><text:span text:style-name="T31"> </text:span><text:span text:style-name="T13">ﮙ</text:span><text:span text:style-name="T31"> </text:span><text:span text:style-name="T13">ﮚ</text:span><text:span text:style-name="T31"> </text:span><text:span text:style-name="T13">ﮛ</text:span><text:span text:style-name="T31"> </text:span><text:span text:style-name="T13">ﮜﮝ</text:span><text:span text:style-name="T31"> </text:span><text:span text:style-name="T13">ﮞ</text:span><text:span text:style-name="T31"> </text:span><text:span text:style-name="T13">ﮟ</text:span><text:span text:style-name="T31"> </text:span><text:span text:style-name="T13">ﮠ</text:span><text:span text:style-name="T31"> </text:span><text:span text:style-name="T13">ﮡ</text:span><text:span text:style-name="T31"> </text:span><text:span text:style-name="T13">ﮢ</text:span><text:span text:style-name="T31"> </text:span><text:span text:style-name="T13">ﮣ</text:span><text:span text:style-name="T31"> </text:span><text:span text:style-name="T13">ﮤ</text:span><text:span text:style-name="T31"> </text:span><text:span text:style-name="T13">ﮥ</text:span><text:span text:style-name="T31"> </text:span><text:span text:style-name="T13">ﮦﮧ</text:span><text:span text:style-name="T31"> </text:span><text:span text:style-name="T13">ﮨ</text:span><text:span text:style-name="T31"> </text:span><text:span text:style-name="T13">ﮩ</text:span><text:span text:style-name="T31"> </text:span><text:span text:style-name="T13">ﮪ</text:span><text:span text:style-name="T31"> </text:span><text:span text:style-name="T13">ﮫ</text:span><text:span text:style-name="T31"> </text:span><text:span text:style-name="T13">ﮬ</text:span><text:span text:style-name="T31"> </text:span><text:span text:style-name="T13">ﮭ</text:span><text:span text:style-name="T31"> </text:span><text:span text:style-name="T13">ﮮ</text:span><text:span text:style-name="T31"> </text:span><text:span text:style-name="T13">ﮯﮰ</text:span><text:span text:style-name="T31"> </text:span><text:span text:style-name="T13">ﮱ</text:span><text:span text:style-name="T31"> </text:span><text:span text:style-name="T13">ﯓﯔ</text:span><text:span text:style-name="T31"> </text:span><text:span text:style-name="T13">ﯕ</text:span><text:span text:style-name="T31"> </text:span><text:span text:style-name="T13">ﯖ</text:span><text:span text:style-name="T31"> </text:span><text:span text:style-name="T13">ﯗ</text:span><text:span text:style-name="T31"> </text:span><text:span text:style-name="T13">ﯘ</text:span><text:span text:style-name="T31"> </text:span><text:span text:style-name="T13">ﯙ</text:span><text:span text:style-name="T31"> </text:span><text:span text:style-name="T13">ﯚ</text:span><text:span text:style-name="T31"> </text:span><text:span text:style-name="T13">ﯛ</text:span><text:span text:style-name="T31"> </text:span><text:span text:style-name="T13">ﯜ</text:span><text:span text:style-name="T31"> </text:span><text:span text:style-name="T13">ﯝﯞ</text:span><text:span text:style-name="T31"> </text:span><text:span text:style-name="T13">ﯟ</text:span><text:span text:style-name="T31"> </text:span><text:span text:style-name="T13">ﯠ</text:span><text:span text:style-name="T31"> </text:span><text:span text:style-name="T13">ﯡ</text:span><text:span text:style-name="T31"> </text:span><text:span text:style-name="T13">ﯢ</text:span><text:span text:style-name="T31"> </text:span><text:span text:style-name="T13">ﯣ</text:span><text:span text:style-name="T31"> </text:span><text:span text:style-name="T13">ﯤ</text:span><text:span text:style-name="T31"> </text:span><text:span text:style-name="T13">ﯥ</text:span><text:span text:style-name="T31"> </text:span><text:span text:style-name="T13">ﯦ</text:span><text:span text:style-name="T31"> </text:span><text:span text:style-name="T13">ﯧﯨ</text:span><text:span text:style-name="T31"> </text:span><text:span text:style-name="T13">ﯩ</text:span><text:span text:style-name="T31"> </text:span><text:span text:style-name="T13">ﯪ</text:span><text:span text:style-name="T31"> </text:span><text:span text:style-name="T13">ﯫ</text:span><text:span text:style-name="T31"> </text:span><text:span text:style-name="T13">ﯬ</text:span><text:span text:style-name="T31"> </text:span><text:span text:style-name="T13">ﯭ</text:span><text:span text:style-name="T31"> </text:span><text:span text:style-name="T13">ﯮ</text:span><text:span text:style-name="T31"> </text:span><text:span text:style-name="T13">ﯯ</text:span><text:span text:style-name="T31"> </text:span><text:span text:style-name="T13">ﯰ</text:span><text:span text:style-name="T31"> </text:span><text:span text:style-name="T13">ﯱ</text:span><text:span text:style-name="T31"> </text:span><text:span text:style-name="T13">ﯲ</text:span><text:span text:style-name="T31"> </text:span><text:span text:style-name="T13">ﯳ</text:span><text:span text:style-name="T31"> </text:span><text:span text:style-name="T13">ﯴ</text:span><text:span text:style-name="T31"> </text:span><text:span text:style-name="T13">ﯵ</text:span><text:span text:style-name="T31"> </text:span><text:span text:style-name="T13">ﯶ</text:span><text:span text:style-name="T31"> </text:span><text:span text:style-name="T13">ﯷ</text:span><text:span text:style-name="T31"> </text:span><text:span text:style-name="T13">ﯸ</text:span><text:span text:style-name="T31"> </text:span><text:span text:style-name="T13">ﯹ</text:span><text:span text:style-name="T31"> </text:span><text:span text:style-name="T13">ﯺ</text:span><text:span text:style-name="T31"> </text:span><text:span text:style-name="T13">ﯻﯼ</text:span><text:span text:style-name="T31"> </text:span><text:span text:style-name="T13">ﯽ</text:span><text:span text:style-name="T31"> </text:span><text:span text:style-name="T13">ﯾ</text:span><text:span text:style-name="T31"> </text:span><text:span text:style-name="T13">ﯿ</text:span><text:span text:style-name="T31"> </text:span><text:span text:style-name="T13">ﰀ</text:span><text:span text:style-name="T31"> </text:span><text:span text:style-name="T13">ﰁ</text:span><text:span text:style-name="T31"> </text:span><text:span text:style-name="T13">ﰂ</text:span><text:span text:style-name="T31"> </text:span><text:span text:style-name="T13">ﰃ</text:span><text:span text:style-name="T31"> </text:span><text:span text:style-name="T13">ﰄ</text:span><text:span text:style-name="T31"> </text:span><text:span text:style-name="T13">ﰅ</text:span><text:span text:style-name="T31"> </text:span><text:span text:style-name="T13">ﰆ</text:span><text:span text:style-name="T31"> </text:span><text:span text:style-name="T13">ﰇ</text:span><text:span text:style-name="T31"> </text:span><text:span text:style-name="T13">ﰈ</text:span></text:p>
      <text:p text:style-name="P7"><text:span text:style-name="T14">ﭑ</text:span><text:span text:style-name="T31"> </text:span><text:span text:style-name="T14">ﭒ</text:span><text:span text:style-name="T31"> </text:span><text:span text:style-name="T14">ﭓ</text:span><text:span text:style-name="T31"> </text:span><text:span text:style-name="T14">ﭔ</text:span><text:span text:style-name="T31"> </text:span><text:span text:style-name="T14">ﭕ</text:span><text:span text:style-name="T31"> </text:span><text:span text:style-name="T14">ﭖ</text:span><text:span text:style-name="T31"> </text:span><text:span text:style-name="T14">ﭗ</text:span><text:span text:style-name="T31"> </text:span><text:span text:style-name="T14">ﭘ</text:span><text:span text:style-name="T31"> </text:span><text:span text:style-name="T14">ﭙ</text:span><text:span text:style-name="T31"> </text:span><text:span text:style-name="T14">ﭚ</text:span><text:span text:style-name="T31"> </text:span><text:span text:style-name="T14">ﭛ</text:span><text:span text:style-name="T31"> </text:span><text:span text:style-name="T14">ﭜ</text:span><text:span text:style-name="T31"> </text:span><text:span text:style-name="T14">ﭝ</text:span><text:span text:style-name="T31"> </text:span><text:span text:style-name="T14">ﭞ</text:span><text:span text:style-name="T31"> </text:span><text:span text:style-name="T14">ﭟ</text:span><text:span text:style-name="T31"> </text:span><text:span text:style-name="T14">ﭠ</text:span><text:span text:style-name="T31"> </text:span><text:span text:style-name="T14">ﭡﭢ</text:span><text:span text:style-name="T31"> </text:span><text:span text:style-name="T14">ﭣ</text:span><text:span text:style-name="T31"> </text:span><text:span text:style-name="T14">ﭤ</text:span><text:span text:style-name="T31"> </text:span><text:span text:style-name="T14">ﭥ</text:span><text:span text:style-name="T31"> </text:span><text:span text:style-name="T14">ﭦﭧ</text:span><text:span text:style-name="T31"> </text:span><text:span text:style-name="T14">ﭨ</text:span><text:span text:style-name="T31"> </text:span><text:span text:style-name="T14">ﭩ</text:span><text:span text:style-name="T31"> </text:span><text:span text:style-name="T14">ﭪ</text:span><text:span text:style-name="T31"> </text:span><text:span text:style-name="T14">ﭫ</text:span><text:span text:style-name="T31"> </text:span><text:span text:style-name="T14">ﭬ</text:span><text:span text:style-name="T31"> </text:span><text:span text:style-name="T14">ﭭ</text:span><text:span text:style-name="T31"> </text:span><text:span text:style-name="T14">ﭮ</text:span><text:span text:style-name="T31"> </text:span><text:span text:style-name="T14">ﭯ</text:span><text:span text:style-name="T31"> </text:span><text:span text:style-name="T14">ﭰ</text:span><text:span text:style-name="T31"> </text:span><text:span text:style-name="T14">ﭱ</text:span><text:span text:style-name="T31"> </text:span><text:span text:style-name="T14">ﭲ</text:span><text:span text:style-name="T31"> </text:span><text:span text:style-name="T14">ﭳ</text:span><text:span text:style-name="T31"> </text:span><text:span text:style-name="T14">ﭴ</text:span><text:span text:style-name="T31"> </text:span><text:span text:style-name="T14">ﭵ</text:span><text:span text:style-name="T31"> </text:span><text:span text:style-name="T14">ﭶ</text:span><text:span text:style-name="T31"> </text:span><text:span text:style-name="T14">ﭷ</text:span><text:span text:style-name="T31"> </text:span><text:span text:style-name="T14">ﭸ</text:span><text:span text:style-name="T31"> </text:span><text:span text:style-name="T14">ﭹ</text:span><text:span text:style-name="T31"> </text:span><text:span text:style-name="T14">ﭺ</text:span><text:span text:style-name="T31"> </text:span><text:span text:style-name="T14">ﭻ</text:span><text:span text:style-name="T31"> </text:span><text:span text:style-name="T14">ﭼ</text:span><text:span text:style-name="T31"> </text:span><text:span text:style-name="T14">ﭽ</text:span><text:span text:style-name="T31"> </text:span><text:span text:style-name="T14">ﭾ</text:span><text:span text:style-name="T31"> </text:span><text:span text:style-name="T14">ﭿ</text:span><text:span text:style-name="T31"> </text:span><text:span text:style-name="T14">ﮀﮁ</text:span><text:span text:style-name="T31"> </text:span><text:span text:style-name="T14">ﮂ</text:span><text:span text:style-name="T31"> </text:span><text:span text:style-name="T14">ﮃ</text:span><text:span text:style-name="T31"> </text:span><text:span text:style-name="T14">ﮄ</text:span><text:span text:style-name="T31"> </text:span><text:span text:style-name="T14">ﮅ</text:span><text:span text:style-name="T31"> </text:span><text:span text:style-name="T14">ﮆ</text:span><text:span text:style-name="T31"> </text:span><text:span text:style-name="T14">ﮇ</text:span><text:span text:style-name="T31"> </text:span><text:span text:style-name="T14">ﮈ</text:span><text:span text:style-name="T31"> </text:span><text:span text:style-name="T14">ﮉ</text:span><text:span text:style-name="T31"> </text:span><text:span text:style-name="T14">ﮊ</text:span><text:span text:style-name="T31"> </text:span><text:span text:style-name="T14">ﮋ</text:span><text:span text:style-name="T31"> </text:span><text:span text:style-name="T14">ﮌ</text:span><text:span text:style-name="T31"> </text:span><text:span text:style-name="T14">ﮍ</text:span><text:span text:style-name="T31"> </text:span><text:span text:style-name="T14">ﮎ</text:span><text:span text:style-name="T31"> </text:span><text:span text:style-name="T14">ﮏ</text:span><text:span text:style-name="T31"> </text:span><text:span text:style-name="T14">ﮐ</text:span><text:span text:style-name="T31"> </text:span><text:span text:style-name="T14">ﮑ</text:span><text:span text:style-name="T31"> </text:span><text:span text:style-name="T14">ﮒ</text:span><text:span text:style-name="T31"> </text:span><text:span text:style-name="T14">ﮓ</text:span><text:span text:style-name="T31"> </text:span><text:span text:style-name="T14">ﮔ</text:span><text:span text:style-name="T31"> </text:span><text:span text:style-name="T14">ﮕ</text:span><text:span text:style-name="T31"> </text:span><text:span text:style-name="T14">ﮖ</text:span><text:span text:style-name="T31"> </text:span><text:span text:style-name="T14">ﮗ</text:span><text:span text:style-name="T31"> </text:span><text:span text:style-name="T14">ﮘ</text:span><text:span text:style-name="T31"> </text:span><text:span text:style-name="T14">ﮙ</text:span><text:span text:style-name="T31"> </text:span><text:span text:style-name="T14">ﮚ</text:span><text:span text:style-name="T31"> </text:span><text:span text:style-name="T14">ﮛ</text:span><text:span text:style-name="T31"> </text:span><text:span text:style-name="T14">ﮜ</text:span><text:span text:style-name="T31"> </text:span><text:span text:style-name="T14">ﮝﮞ</text:span><text:span text:style-name="T31"> </text:span><text:span text:style-name="T14">ﮟ</text:span><text:span text:style-name="T31"> </text:span><text:span text:style-name="T14">ﮠﮡ</text:span><text:span text:style-name="T31"> </text:span><text:span text:style-name="T14">ﮢ</text:span><text:span text:style-name="T31"> </text:span><text:span text:style-name="T14">ﮣ</text:span><text:span text:style-name="T31"> </text:span><text:span text:style-name="T14">ﮤ</text:span><text:span text:style-name="T31"> </text:span><text:span text:style-name="T14">ﮥ</text:span><text:span text:style-name="T31"> </text:span><text:span text:style-name="T14">ﮦ</text:span><text:span text:style-name="T31"> </text:span><text:span text:style-name="T14">ﮧ</text:span><text:span text:style-name="T31"> </text:span><text:span text:style-name="T14">ﮨ</text:span><text:span text:style-name="T31"> </text:span><text:span text:style-name="T14">ﮩ</text:span><text:span text:style-name="T31"> </text:span><text:span text:style-name="T14">ﮪ</text:span><text:span text:style-name="T31"> </text:span><text:span text:style-name="T14">ﮫ</text:span><text:span text:style-name="T31"> </text:span><text:span text:style-name="T14">ﮬ</text:span><text:span text:style-name="T31"> </text:span><text:span text:style-name="T14">ﮭ</text:span><text:span text:style-name="T31"> </text:span><text:span text:style-name="T14">ﮮ</text:span><text:span text:style-name="T31"> </text:span><text:span text:style-name="T14">ﮯﮰ</text:span><text:span text:style-name="T31"> </text:span><text:span text:style-name="T14">ﮱ</text:span><text:span text:style-name="T31"> </text:span><text:span text:style-name="T14">ﯓ</text:span><text:span text:style-name="T31"> </text:span><text:span text:style-name="T14">ﯔ</text:span><text:span text:style-name="T31"> </text:span><text:span text:style-name="T14">ﯕ</text:span><text:span text:style-name="T31"> </text:span><text:span text:style-name="T14">ﯖ</text:span></text:p>
      <text:p text:style-name="P24"><text:span text:style-name="T14">ﯗ</text:span><text:span text:style-name="T31"> </text:span><text:span text:style-name="T14">ﯘﯙ</text:span><text:span text:style-name="T31"> </text:span><text:span text:style-name="T14">ﯚ</text:span><text:span text:style-name="T31"> </text:span><text:span text:style-name="T14">ﯛ</text:span><text:span text:style-name="T31"> </text:span><text:span text:style-name="T14">ﯜ</text:span><text:span text:style-name="T31"> </text:span><text:span text:style-name="T14">ﯝﯞ</text:span><text:span text:style-name="T31"> </text:span><text:span text:style-name="T14">ﯟ</text:span><text:span text:style-name="T31"> </text:span><text:span text:style-name="T14">ﯠﯡ</text:span><text:span text:style-name="T31"> </text:span><text:span text:style-name="T14">ﯢ</text:span><text:span text:style-name="T31"> </text:span><text:span text:style-name="T14">ﯣ</text:span><text:span text:style-name="T31"> </text:span><text:span text:style-name="T14">ﯤ</text:span><text:span text:style-name="T31"> </text:span><text:span text:style-name="T14">ﯥ</text:span><text:span text:style-name="T31"> </text:span><text:span text:style-name="T14">ﯦ</text:span><text:span text:style-name="T31"> </text:span><text:span text:style-name="T14">ﯧ</text:span><text:span text:style-name="T31"> </text:span><text:span text:style-name="T14">ﯨ</text:span><text:span text:style-name="T31"> </text:span><text:span text:style-name="T14">ﯩ</text:span><text:span text:style-name="T31"> </text:span><text:span text:style-name="T14">ﯪ</text:span><text:span text:style-name="T31"> </text:span><text:span text:style-name="T14">ﯫ</text:span><text:span text:style-name="T31"> </text:span><text:span text:style-name="T14">ﯬ</text:span><text:span text:style-name="T31"> </text:span><text:span text:style-name="T14">ﯭﯮ</text:span><text:span text:style-name="T31"> </text:span><text:span text:style-name="T14">ﯯ</text:span><text:span text:style-name="T31"> </text:span><text:span text:style-name="T14">ﯰ</text:span><text:span text:style-name="T31"> </text:span><text:span text:style-name="T14">ﯱ</text:span><text:span text:style-name="T31"> </text:span><text:span text:style-name="T14">ﯲ</text:span><text:span text:style-name="T31"> </text:span><text:span text:style-name="T14">ﯳ</text:span></text:p>
      <text:p text:style-name="P8"><text:span text:style-name="T15">ﭑ</text:span><text:span text:style-name="T31"> </text:span><text:span text:style-name="T15">ﭒ</text:span><text:span text:style-name="T31"> </text:span><text:span text:style-name="T15">ﭓ</text:span><text:span text:style-name="T31"> </text:span><text:span text:style-name="T15">ﭔ</text:span><text:span text:style-name="T31"> </text:span><text:span text:style-name="T15">ﭕ</text:span><text:span text:style-name="T31"> </text:span><text:span text:style-name="T15">ﭖ</text:span><text:span text:style-name="T31"> </text:span><text:span text:style-name="T15">ﭗ</text:span><text:span text:style-name="T31"> </text:span><text:span text:style-name="T15">ﭘ</text:span><text:span text:style-name="T31"> </text:span><text:span text:style-name="T15">ﭙ</text:span><text:span text:style-name="T31"> </text:span><text:span text:style-name="T15">ﭚ</text:span><text:span text:style-name="T31"> </text:span><text:span text:style-name="T15">ﭛ</text:span><text:span text:style-name="T31"> </text:span><text:span text:style-name="T15">ﭜ</text:span><text:span text:style-name="T31"> </text:span><text:span text:style-name="T15">ﭝ</text:span><text:span text:style-name="T31"> </text:span><text:span text:style-name="T15">ﭞ</text:span><text:span text:style-name="T31"> </text:span><text:span text:style-name="T15">ﭟ</text:span><text:span text:style-name="T31"> </text:span><text:span text:style-name="T15">ﭠ</text:span><text:span text:style-name="T31"> </text:span><text:span text:style-name="T15">ﭡ</text:span><text:span text:style-name="T31"> </text:span><text:span text:style-name="T15">ﭢ</text:span><text:span text:style-name="T31"> </text:span><text:span text:style-name="T15">ﭣ</text:span><text:span text:style-name="T31"> </text:span><text:span text:style-name="T15">ﭤ</text:span><text:span text:style-name="T31"> </text:span><text:span text:style-name="T15">ﭥ</text:span><text:span text:style-name="T31"> </text:span><text:span text:style-name="T15">ﭦ</text:span><text:span text:style-name="T31"> </text:span><text:span text:style-name="T15">ﭧ</text:span><text:span text:style-name="T31"> </text:span><text:span text:style-name="T15">ﭨ</text:span><text:span text:style-name="T31"> </text:span><text:span text:style-name="T15">ﭩﭪ</text:span><text:span text:style-name="T31"> </text:span><text:span text:style-name="T15">ﭫ</text:span><text:span text:style-name="T31"> </text:span><text:span text:style-name="T15">ﭬﭭ</text:span><text:span text:style-name="T31"> </text:span><text:span text:style-name="T15">ﭮ</text:span><text:span text:style-name="T31"> </text:span><text:span text:style-name="T15">ﭯ</text:span><text:span text:style-name="T31"> </text:span><text:span text:style-name="T15">ﭰ</text:span><text:span text:style-name="T31"> </text:span><text:span text:style-name="T15">ﭱ</text:span><text:span text:style-name="T31"> </text:span><text:span text:style-name="T15">ﭲ</text:span><text:span text:style-name="T31"> </text:span><text:span text:style-name="T15">ﭳ</text:span><text:span text:style-name="T31"> </text:span><text:span text:style-name="T15">ﭴ</text:span><text:span text:style-name="T31"> </text:span><text:span text:style-name="T15">ﭵ</text:span><text:span text:style-name="T31"> </text:span><text:span text:style-name="T15">ﭶ</text:span><text:span text:style-name="T31"> </text:span><text:span text:style-name="T15">ﭷ</text:span><text:span text:style-name="T31"> </text:span><text:span text:style-name="T15">ﭸ</text:span><text:span text:style-name="T31"> </text:span><text:span text:style-name="T15">ﭹ</text:span><text:span text:style-name="T31"> </text:span><text:span text:style-name="T15">ﭺ</text:span><text:span text:style-name="T31"> </text:span><text:span text:style-name="T15">ﭻ</text:span><text:span text:style-name="T31"> </text:span><text:span text:style-name="T15">ﭼ</text:span><text:span text:style-name="T31"> </text:span><text:span text:style-name="T15">ﭽ</text:span><text:span text:style-name="T31"> </text:span><text:span text:style-name="T15">ﭾﭿ</text:span><text:span text:style-name="T31"> </text:span><text:span text:style-name="T15">ﮀ</text:span><text:span text:style-name="T31"> </text:span><text:span text:style-name="T15">ﮁ</text:span><text:span text:style-name="T31"> </text:span><text:span text:style-name="T15">ﮂ</text:span><text:span text:style-name="T31"> </text:span><text:span text:style-name="T15">ﮃﮄ</text:span><text:span text:style-name="T31"> </text:span><text:span text:style-name="T15">ﮅ</text:span><text:span text:style-name="T31"> </text:span><text:span text:style-name="T15">ﮆ</text:span><text:span text:style-name="T31"> </text:span><text:span text:style-name="T15">ﮇ</text:span><text:span text:style-name="T31"> </text:span><text:span text:style-name="T15">ﮈ</text:span><text:span text:style-name="T31"> </text:span><text:span text:style-name="T15">ﮉ</text:span><text:span text:style-name="T31"> </text:span><text:span text:style-name="T15">ﮊ</text:span><text:span text:style-name="T31"> </text:span><text:span text:style-name="T15">ﮋ</text:span><text:span text:style-name="T31"> </text:span><text:span text:style-name="T15">ﮌ</text:span><text:span text:style-name="T31"> </text:span><text:span text:style-name="T15">ﮍ</text:span><text:span text:style-name="T31"> </text:span><text:span text:style-name="T15">ﮎ</text:span><text:span text:style-name="T31"> </text:span><text:span text:style-name="T15">ﮏ</text:span><text:span text:style-name="T31"> </text:span><text:span text:style-name="T15">ﮐ</text:span><text:span text:style-name="T31"> </text:span><text:span text:style-name="T15">ﮑ</text:span><text:span text:style-name="T31"> </text:span><text:span text:style-name="T15">ﮒ</text:span><text:span text:style-name="T31"> </text:span><text:span text:style-name="T15">ﮓ</text:span><text:span text:style-name="T31"> </text:span><text:span text:style-name="T15">ﮔ</text:span><text:span text:style-name="T31"> </text:span><text:span text:style-name="T15">ﮕ</text:span><text:span text:style-name="T31"> </text:span><text:span text:style-name="T15">ﮖ</text:span><text:span text:style-name="T31"> </text:span><text:span text:style-name="T15">ﮗ</text:span><text:span text:style-name="T31"> </text:span><text:span text:style-name="T15">ﮘ</text:span><text:span text:style-name="T31"> </text:span><text:span text:style-name="T15">ﮙﮚ</text:span><text:span text:style-name="T31"> </text:span><text:span text:style-name="T15">ﮛ</text:span><text:span text:style-name="T31"> </text:span><text:span text:style-name="T15">ﮜ</text:span><text:span text:style-name="T31"> </text:span><text:span text:style-name="T15">ﮝ</text:span><text:span text:style-name="T31"> </text:span><text:span text:style-name="T15">ﮞ</text:span><text:span text:style-name="T31"> </text:span><text:span text:style-name="T15">ﮟ</text:span><text:span text:style-name="T31"> </text:span><text:span text:style-name="T15">ﮠ</text:span><text:span text:style-name="T31"> </text:span><text:span text:style-name="T15">ﮡ</text:span><text:span text:style-name="T31"> </text:span><text:span text:style-name="T15">ﮢ</text:span><text:span text:style-name="T31"> </text:span><text:span text:style-name="T15">ﮣ</text:span><text:span text:style-name="T31"> </text:span><text:span text:style-name="T15">ﮤ</text:span><text:span text:style-name="T31"> </text:span><text:span text:style-name="T15">ﮥ</text:span><text:span text:style-name="T31"> </text:span><text:span text:style-name="T15">ﮦ</text:span><text:span text:style-name="T31"> </text:span><text:span text:style-name="T15">ﮧ</text:span><text:span text:style-name="T31"> </text:span><text:span text:style-name="T15">ﮨ</text:span><text:span text:style-name="T31"> </text:span><text:span text:style-name="T15">ﮩ</text:span><text:span text:style-name="T31"> </text:span><text:span text:style-name="T15">ﮪ</text:span><text:span text:style-name="T31"> </text:span><text:span text:style-name="T15">ﮫﮬ</text:span><text:span text:style-name="T31"> </text:span><text:span text:style-name="T15">ﮭ</text:span><text:span text:style-name="T31"> </text:span><text:span text:style-name="T15">ﮮ</text:span><text:span text:style-name="T31"> </text:span><text:span text:style-name="T15">ﮯ</text:span><text:span text:style-name="T31"> </text:span><text:span text:style-name="T15">ﮰﮱ</text:span><text:span text:style-name="T31"> </text:span><text:span text:style-name="T15">ﯓ</text:span><text:span text:style-name="T31"> </text:span><text:span text:style-name="T15">ﯔ</text:span><text:span text:style-name="T31"> </text:span><text:span text:style-name="T15">ﯕ</text:span><text:span text:style-name="T31"> </text:span><text:span text:style-name="T15">ﯖ</text:span><text:span text:style-name="T31"> </text:span><text:span text:style-name="T15">ﯗﯘ</text:span><text:span text:style-name="T31"> </text:span><text:span text:style-name="T15">ﯙ</text:span><text:span text:style-name="T31"> </text:span><text:span text:style-name="T15">ﯚ</text:span><text:span text:style-name="T31"> </text:span><text:span text:style-name="T15">ﯛ</text:span><text:span text:style-name="T31"> </text:span><text:span text:style-name="T15">ﯜ</text:span><text:span text:style-name="T31"> </text:span><text:span text:style-name="T15">ﯝ</text:span><text:span text:style-name="T31"> </text:span><text:span text:style-name="T15">ﯞ</text:span><text:span text:style-name="T31"> </text:span><text:span text:style-name="T15">ﯟ</text:span><text:span text:style-name="T31"> </text:span><text:span text:style-name="T15">ﯠ</text:span><text:span text:style-name="T31"> </text:span><text:span text:style-name="T15">ﯡﯢ</text:span><text:span text:style-name="T31"> </text:span><text:span text:style-name="T15">ﯣ</text:span><text:span text:style-name="T31"> </text:span><text:span text:style-name="T15">ﯤ</text:span><text:span text:style-name="T31"> </text:span><text:span text:style-name="T15">ﯥﯦ</text:span><text:span text:style-name="T31"> </text:span><text:span text:style-name="T15">ﯧ</text:span><text:span text:style-name="T31"> </text:span><text:span text:style-name="T15">ﯨ</text:span><text:span text:style-name="T31"> </text:span><text:span text:style-name="T15">ﯩ</text:span><text:span text:style-name="T31"> </text:span><text:span text:style-name="T15">ﯪ</text:span><text:span text:style-name="T31"> </text:span><text:span text:style-name="T15">ﯫ</text:span></text:p>
      <text:p text:style-name="P9"><text:span text:style-name="T16">ﭑ</text:span><text:span text:style-name="T31"> </text:span><text:span text:style-name="T16">ﭒ</text:span><text:span text:style-name="T31"> </text:span><text:span text:style-name="T16">ﭓ</text:span><text:span text:style-name="T31"> </text:span><text:span text:style-name="T16">ﭔ</text:span><text:span text:style-name="T31"> </text:span><text:span text:style-name="T16">ﭕ</text:span><text:span text:style-name="T31"> </text:span><text:span text:style-name="T16">ﭖ</text:span><text:span text:style-name="T31"> </text:span><text:span text:style-name="T16">ﭗ</text:span><text:span text:style-name="T31"> </text:span><text:span text:style-name="T16">ﭘ</text:span><text:span text:style-name="T31"> </text:span><text:span text:style-name="T16">ﭙ</text:span><text:span text:style-name="T31"> </text:span><text:span text:style-name="T16">ﭚ</text:span><text:span text:style-name="T31"> </text:span><text:span text:style-name="T16">ﭛ</text:span><text:span text:style-name="T31"> </text:span><text:span text:style-name="T16">ﭜ</text:span><text:span text:style-name="T31"> </text:span><text:span text:style-name="T16">ﭝ</text:span><text:span text:style-name="T31"> </text:span><text:span text:style-name="T16">ﭞ</text:span><text:span text:style-name="T31"> </text:span><text:span text:style-name="T16">ﭟ</text:span><text:span text:style-name="T31"> </text:span><text:span text:style-name="T16">ﭠ</text:span><text:span text:style-name="T31"> </text:span><text:span text:style-name="T16">ﭡ</text:span><text:span text:style-name="T31"> </text:span><text:span text:style-name="T16">ﭢ</text:span><text:span text:style-name="T31"> </text:span><text:span text:style-name="T16">ﭣﭤ</text:span><text:span text:style-name="T31"> </text:span><text:span text:style-name="T16">ﭥ</text:span><text:span text:style-name="T31"> </text:span><text:span text:style-name="T16">ﭦ</text:span><text:span text:style-name="T31"> </text:span><text:span text:style-name="T16">ﭧ</text:span><text:span text:style-name="T31"> </text:span><text:span text:style-name="T16">ﭨ</text:span><text:span text:style-name="T31"> </text:span><text:span text:style-name="T16">ﭩ</text:span><text:span text:style-name="T31"> </text:span><text:span text:style-name="T16">ﭪ</text:span><text:span text:style-name="T31"> </text:span><text:span text:style-name="T16">ﭫ</text:span><text:span text:style-name="T31"> </text:span><text:span text:style-name="T16">ﭬ</text:span><text:span text:style-name="T31"> </text:span><text:span text:style-name="T16">ﭭ</text:span><text:span text:style-name="T31"> </text:span><text:span text:style-name="T16">ﭮ</text:span><text:span text:style-name="T31"> </text:span><text:span text:style-name="T16">ﭯ</text:span><text:span text:style-name="T31"> </text:span><text:span text:style-name="T16">ﭰ</text:span><text:span text:style-name="T31"> </text:span><text:span text:style-name="T16">ﭱ</text:span><text:span text:style-name="T31"> </text:span><text:span text:style-name="T16">ﭲ</text:span><text:span text:style-name="T31"> </text:span><text:span text:style-name="T16">ﭳ</text:span><text:span text:style-name="T31"> </text:span><text:span text:style-name="T16">ﭴ</text:span><text:span text:style-name="T31"> </text:span><text:span text:style-name="T16">ﭵ</text:span><text:span text:style-name="T31"> </text:span><text:span text:style-name="T16">ﭶ</text:span><text:span text:style-name="T31"> </text:span><text:span text:style-name="T16">ﭷ</text:span><text:span text:style-name="T31"> </text:span><text:span text:style-name="T16">ﭸ</text:span><text:span text:style-name="T31"> </text:span><text:span text:style-name="T16">ﭹ</text:span><text:span text:style-name="T31"> </text:span><text:span text:style-name="T16">ﭺ</text:span><text:span text:style-name="T31"> </text:span><text:span text:style-name="T16">ﭻﭼ</text:span><text:span text:style-name="T31"> </text:span><text:span text:style-name="T16">ﭽ</text:span><text:span text:style-name="T31"> </text:span><text:span text:style-name="T16">ﭾ</text:span><text:span text:style-name="T31"> </text:span><text:span text:style-name="T16">ﭿ</text:span><text:span text:style-name="T31"> </text:span><text:span text:style-name="T16">ﮀ</text:span><text:span text:style-name="T31"> </text:span><text:span text:style-name="T16">ﮁ</text:span><text:span text:style-name="T31"> </text:span><text:span text:style-name="T16">ﮂ</text:span><text:span text:style-name="T31"> </text:span><text:span text:style-name="T16">ﮃ</text:span><text:span text:style-name="T31"> </text:span><text:span text:style-name="T16">ﮄ</text:span><text:span text:style-name="T31"> </text:span><text:span text:style-name="T16">ﮅ</text:span><text:span text:style-name="T31"> </text:span><text:span text:style-name="T16">ﮆ</text:span><text:span text:style-name="T31"> </text:span><text:span text:style-name="T16">ﮇ</text:span><text:span text:style-name="T31"> </text:span><text:span text:style-name="T16">ﮈ</text:span><text:span text:style-name="T31"> </text:span><text:span text:style-name="T16">ﮉ</text:span><text:span text:style-name="T31"> </text:span><text:span text:style-name="T16">ﮊ</text:span><text:span text:style-name="T31"> </text:span><text:span text:style-name="T16">ﮋ</text:span><text:span text:style-name="T31"> </text:span><text:span text:style-name="T16">ﮌ</text:span><text:span text:style-name="T31"> </text:span><text:span text:style-name="T16">ﮍ</text:span><text:span text:style-name="T31"> </text:span><text:span text:style-name="T16">ﮎ</text:span><text:span text:style-name="T31"> </text:span><text:span text:style-name="T16">ﮏ</text:span><text:span text:style-name="T31"> </text:span><text:span text:style-name="T16">ﮐ</text:span><text:span text:style-name="T31"> </text:span><text:span text:style-name="T16">ﮑ</text:span><text:span text:style-name="T31"> </text:span><text:span text:style-name="T16">ﮒ</text:span><text:span text:style-name="T31"> </text:span><text:span text:style-name="T16">ﮓ</text:span><text:span text:style-name="T31"> </text:span><text:span text:style-name="T16">ﮔ</text:span><text:span text:style-name="T31"> </text:span><text:span text:style-name="T16">ﮕ</text:span><text:span text:style-name="T31"> </text:span><text:span text:style-name="T16">ﮖ</text:span><text:span text:style-name="T31"> </text:span><text:span text:style-name="T16">ﮗ</text:span><text:span text:style-name="T31"> </text:span><text:span text:style-name="T16">ﮘ</text:span><text:span text:style-name="T31"> </text:span><text:span text:style-name="T16">ﮙ</text:span><text:span text:style-name="T31"> </text:span><text:span text:style-name="T16">ﮚ</text:span><text:span text:style-name="T31"> </text:span><text:span text:style-name="T16">ﮛ</text:span><text:span text:style-name="T31"> </text:span><text:span text:style-name="T16">ﮜ</text:span><text:span text:style-name="T31"> </text:span><text:span text:style-name="T16">ﮝ</text:span><text:span text:style-name="T31"> </text:span><text:span text:style-name="T16">ﮞ</text:span><text:span text:style-name="T31"> </text:span><text:span text:style-name="T16">ﮟ</text:span><text:span text:style-name="T31"> </text:span><text:span text:style-name="T16">ﮠ</text:span><text:span text:style-name="T31"> </text:span><text:span text:style-name="T16">ﮡﮢ</text:span><text:span text:style-name="T31"> </text:span><text:span text:style-name="T16">ﮣ</text:span><text:span text:style-name="T31"> </text:span><text:span text:style-name="T16">ﮤ</text:span><text:span text:style-name="T31"> </text:span><text:span text:style-name="T16">ﮥ</text:span><text:span text:style-name="T31"> </text:span><text:span text:style-name="T16">ﮦ</text:span><text:span text:style-name="T31"> </text:span><text:span text:style-name="T16">ﮧ</text:span><text:span text:style-name="T31"> </text:span><text:span text:style-name="T16">ﮨ</text:span><text:span text:style-name="T31"> </text:span><text:span text:style-name="T16">ﮩ</text:span><text:span text:style-name="T31"> </text:span><text:span text:style-name="T16">ﮪ</text:span><text:span text:style-name="T31"> </text:span><text:span text:style-name="T16">ﮫ</text:span><text:span text:style-name="T31"> </text:span><text:span text:style-name="T16">ﮬ</text:span><text:span text:style-name="T31"> </text:span><text:span text:style-name="T16">ﮭ</text:span><text:span text:style-name="T31"> </text:span><text:span text:style-name="T16">ﮮ</text:span><text:span text:style-name="T31"> </text:span><text:span text:style-name="T16">ﮯ</text:span><text:span text:style-name="T31"> </text:span><text:span text:style-name="T16">ﮰ</text:span><text:span text:style-name="T31"> </text:span><text:span text:style-name="T16">ﮱ</text:span><text:span text:style-name="T31"> </text:span><text:span text:style-name="T16">ﯓ</text:span><text:span text:style-name="T31"> </text:span><text:span text:style-name="T16">ﯔ</text:span><text:span text:style-name="T31"> </text:span><text:span text:style-name="T16">ﯕﯖ</text:span><text:span text:style-name="T31"> </text:span><text:span text:style-name="T16">ﯗ</text:span><text:span text:style-name="T31"> </text:span><text:span text:style-name="T16">ﯘ</text:span><text:span text:style-name="T31"> </text:span><text:span text:style-name="T16">ﯙ</text:span><text:span text:style-name="T31"> </text:span><text:span text:style-name="T16">ﯚ</text:span><text:span text:style-name="T31"> </text:span><text:span text:style-name="T16">ﯛ</text:span><text:span text:style-name="T31"> </text:span><text:span text:style-name="T16">ﯜﯝ</text:span><text:span text:style-name="T31"> </text:span><text:span text:style-name="T16">ﯞ</text:span><text:span text:style-name="T31"> </text:span><text:span text:style-name="T16">ﯟ</text:span><text:span text:style-name="T31"> </text:span><text:span text:style-name="T16">ﯠﯡ</text:span><text:span text:style-name="T31"> </text:span><text:span text:style-name="T16">ﯢ</text:span><text:span text:style-name="T31"> </text:span><text:span text:style-name="T16">ﯣ</text:span><text:span text:style-name="T31"> </text:span><text:span text:style-name="T16">ﯤ</text:span><text:span text:style-name="T31"> </text:span><text:span text:style-name="T16">ﯥ</text:span><text:span text:style-name="T31"> </text:span><text:span text:style-name="T16">ﯦ</text:span><text:span text:style-name="T31"> </text:span><text:span text:style-name="T16">ﯧ</text:span></text:p>
      <text:p text:style-name="P10"><text:span text:style-name="T17">ﭑ</text:span><text:span text:style-name="T31"> </text:span><text:span text:style-name="T17">ﭒ</text:span><text:span text:style-name="T31"> </text:span><text:span text:style-name="T17">ﭓ</text:span><text:span text:style-name="T31"> </text:span><text:span text:style-name="T17">ﭔ</text:span><text:span text:style-name="T31"> </text:span><text:span text:style-name="T17">ﭕ</text:span><text:span text:style-name="T31"> </text:span><text:span text:style-name="T17">ﭖ</text:span><text:span text:style-name="T31"> </text:span><text:span text:style-name="T17">ﭗﭘ</text:span><text:span text:style-name="T31"> </text:span><text:span text:style-name="T17">ﭙ</text:span><text:span text:style-name="T31"> </text:span><text:span text:style-name="T17">ﭚ</text:span><text:span text:style-name="T31"> </text:span><text:span text:style-name="T17">ﭛ</text:span><text:span text:style-name="T31"> </text:span><text:span text:style-name="T17">ﭜﭝ</text:span><text:span text:style-name="T31"> </text:span><text:span text:style-name="T17">ﭞ</text:span><text:span text:style-name="T31"> </text:span><text:span text:style-name="T17">ﭟ</text:span><text:span text:style-name="T31"> </text:span><text:span text:style-name="T17">ﭠ</text:span><text:span text:style-name="T31"> </text:span><text:span text:style-name="T17">ﭡ</text:span><text:span text:style-name="T31"> </text:span><text:span text:style-name="T17">ﭢﭣ</text:span><text:span text:style-name="T31"> </text:span><text:span text:style-name="T17">ﭤ</text:span><text:span text:style-name="T31"> </text:span><text:span text:style-name="T17">ﭥ</text:span><text:span text:style-name="T31"> </text:span><text:span text:style-name="T17">ﭦ</text:span><text:span text:style-name="T31"> </text:span><text:span text:style-name="T17">ﭧ</text:span><text:span text:style-name="T31"> </text:span><text:span text:style-name="T17">ﭨ</text:span><text:span text:style-name="T31"> </text:span><text:span text:style-name="T17">ﭩﭪ</text:span><text:span text:style-name="T31"> </text:span><text:span text:style-name="T17">ﭫ</text:span><text:span text:style-name="T31"> </text:span><text:span text:style-name="T17">ﭬ</text:span><text:span text:style-name="T31"> </text:span><text:span text:style-name="T17">ﭭ</text:span><text:span text:style-name="T31"> </text:span><text:span text:style-name="T17">ﭮ</text:span><text:span text:style-name="T31"> </text:span><text:span text:style-name="T17">ﭯ</text:span><text:span text:style-name="T31"> </text:span><text:span text:style-name="T17">ﭰﭱ</text:span><text:span text:style-name="T31"> </text:span><text:span text:style-name="T17">ﭲ</text:span><text:span text:style-name="T31"> </text:span><text:span text:style-name="T17">ﭳ</text:span><text:span text:style-name="T31"> </text:span><text:span text:style-name="T17">ﭴ</text:span><text:span text:style-name="T31"> </text:span><text:span text:style-name="T17">ﭵ</text:span><text:span text:style-name="T31"> </text:span><text:span text:style-name="T17">ﭶ</text:span><text:span text:style-name="T31"> </text:span><text:span text:style-name="T17">ﭷ</text:span><text:span text:style-name="T31"> </text:span><text:span text:style-name="T17">ﭸ</text:span><text:span text:style-name="T31"> </text:span><text:span text:style-name="T17">ﭹ</text:span><text:span text:style-name="T31"> </text:span><text:span text:style-name="T17">ﭺ</text:span><text:span text:style-name="T31"> </text:span><text:span text:style-name="T17">ﭻ</text:span><text:span text:style-name="T31"> </text:span><text:span text:style-name="T17">ﭼ</text:span><text:span text:style-name="T31"> </text:span><text:span text:style-name="T17">ﭽ</text:span><text:span text:style-name="T31"> </text:span><text:span text:style-name="T17">ﭾ</text:span><text:span text:style-name="T31"> </text:span><text:span text:style-name="T17">ﭿ</text:span><text:span text:style-name="T31"> </text:span><text:span text:style-name="T17">ﮀ</text:span><text:span text:style-name="T31"> </text:span><text:span text:style-name="T17">ﮁ</text:span><text:span text:style-name="T31"> </text:span><text:span text:style-name="T17">ﮂ</text:span><text:span text:style-name="T31"> </text:span><text:span text:style-name="T17">ﮃ</text:span><text:span text:style-name="T31"> </text:span><text:span text:style-name="T17">ﮄ</text:span><text:span text:style-name="T31"> </text:span><text:span text:style-name="T17">ﮅ</text:span><text:span text:style-name="T31"> </text:span><text:span text:style-name="T17">ﮆ</text:span><text:span text:style-name="T31"> </text:span><text:span text:style-name="T17">ﮇﮈ</text:span><text:span text:style-name="T31"> </text:span><text:span text:style-name="T17">ﮉ</text:span><text:span text:style-name="T31"> </text:span><text:span text:style-name="T17">ﮊ</text:span><text:span text:style-name="T31"> </text:span><text:span text:style-name="T17">ﮋ</text:span><text:span text:style-name="T31"> </text:span><text:span text:style-name="T17">ﮌﮍ</text:span><text:span text:style-name="T31"> </text:span><text:span text:style-name="T17">ﮎ</text:span><text:span text:style-name="T31"> </text:span><text:span text:style-name="T17">ﮏ</text:span><text:span text:style-name="T31"> </text:span><text:span text:style-name="T17">ﮐ</text:span><text:span text:style-name="T31"> </text:span><text:span text:style-name="T17">ﮑ</text:span><text:span text:style-name="T31"> </text:span><text:span text:style-name="T17">ﮒ</text:span><text:span text:style-name="T31"> </text:span><text:span text:style-name="T17">ﮓ</text:span><text:span text:style-name="T31"> </text:span><text:span text:style-name="T17">ﮔ</text:span><text:span text:style-name="T31"> </text:span><text:span text:style-name="T17">ﮕ</text:span><text:span text:style-name="T31"> </text:span><text:span text:style-name="T17">ﮖ</text:span><text:span text:style-name="T31"> </text:span><text:span text:style-name="T17">ﮗ</text:span><text:span text:style-name="T31"> </text:span><text:span text:style-name="T17">ﮘ</text:span><text:span text:style-name="T31"> </text:span><text:span text:style-name="T17">ﮙ</text:span><text:span text:style-name="T31"> </text:span><text:span text:style-name="T17">ﮚ</text:span><text:span text:style-name="T31"> </text:span><text:span text:style-name="T17">ﮛ</text:span><text:span text:style-name="T31"> </text:span><text:span text:style-name="T17">ﮜ</text:span><text:span text:style-name="T31"> </text:span><text:span text:style-name="T17">ﮝ</text:span><text:span text:style-name="T31"> </text:span><text:span text:style-name="T17">ﮞ</text:span><text:span text:style-name="T31"> </text:span><text:span text:style-name="T17">ﮟ</text:span><text:span text:style-name="T31"> </text:span><text:span text:style-name="T17">ﮠ</text:span><text:span text:style-name="T31"> </text:span><text:span text:style-name="T17">ﮡ</text:span><text:span text:style-name="T31"> </text:span><text:span text:style-name="T17">ﮢ</text:span><text:span text:style-name="T31"> </text:span><text:span text:style-name="T17">ﮣ</text:span><text:span text:style-name="T31"> </text:span><text:span text:style-name="T17">ﮤ</text:span><text:span text:style-name="T31"> </text:span><text:span text:style-name="T17">ﮥ</text:span><text:span text:style-name="T31"> </text:span><text:span text:style-name="T17">ﮦ</text:span><text:span text:style-name="T31"> </text:span><text:span text:style-name="T17">ﮧ</text:span><text:span text:style-name="T31"> </text:span><text:span text:style-name="T17">ﮨ</text:span><text:span text:style-name="T31"> </text:span><text:span text:style-name="T17">ﮩ</text:span><text:span text:style-name="T31"> </text:span><text:span text:style-name="T17">ﮪ</text:span><text:span text:style-name="T31"> </text:span><text:span text:style-name="T17">ﮫ</text:span><text:span text:style-name="T31"> </text:span><text:span text:style-name="T17">ﮬ</text:span><text:span text:style-name="T31"> </text:span><text:span text:style-name="T17">ﮭ</text:span><text:span text:style-name="T31"> </text:span><text:span text:style-name="T17">ﮮ</text:span><text:span text:style-name="T31"> </text:span><text:span text:style-name="T17">ﮯ</text:span><text:span text:style-name="T31"> </text:span><text:span text:style-name="T17">ﮰ</text:span><text:span text:style-name="T31"> </text:span><text:span text:style-name="T17">ﮱ</text:span><text:span text:style-name="T31"> </text:span><text:span text:style-name="T17">ﯓ</text:span><text:span text:style-name="T31"> </text:span><text:span text:style-name="T17">ﯔ</text:span><text:span text:style-name="T31"> </text:span><text:span text:style-name="T17">ﯕ</text:span><text:span text:style-name="T31"> </text:span><text:span text:style-name="T17">ﯖ</text:span><text:span text:style-name="T31"> </text:span><text:span text:style-name="T17">ﯗ</text:span><text:span text:style-name="T31"> </text:span><text:span text:style-name="T17">ﯘ</text:span><text:span text:style-name="T31"> </text:span><text:span text:style-name="T17">ﯙ</text:span><text:span text:style-name="T31"> </text:span><text:span text:style-name="T17">ﯚ</text:span><text:span text:style-name="T31"> </text:span><text:span text:style-name="T17">ﯛ</text:span><text:span text:style-name="T31"> </text:span><text:span text:style-name="T17">ﯜ</text:span><text:span text:style-name="T31"> </text:span><text:span text:style-name="T17">ﯝ</text:span><text:span text:style-name="T31"> </text:span><text:span text:style-name="T17">ﯞ</text:span><text:span text:style-name="T31"> </text:span><text:span text:style-name="T17">ﯟ</text:span><text:span text:style-name="T31"> </text:span><text:span text:style-name="T17">ﯠ</text:span><text:span text:style-name="T31"> </text:span><text:span text:style-name="T17">ﯡ</text:span><text:span text:style-name="T31"> </text:span><text:span text:style-name="T17">ﯢ</text:span><text:span text:style-name="T31"> </text:span><text:span text:style-name="T17">ﯣ</text:span><text:span text:style-name="T31"> </text:span><text:span text:style-name="T17">ﯤ</text:span><text:span text:style-name="T31"> </text:span><text:span text:style-name="T17">ﯥ</text:span><text:span text:style-name="T31"> </text:span><text:span text:style-name="T17">ﯦ</text:span><text:span text:style-name="T31"> </text:span><text:span text:style-name="T17">ﯧ</text:span><text:span text:style-name="T31"> </text:span><text:span text:style-name="T17">ﯨ</text:span><text:span text:style-name="T31"> </text:span><text:span text:style-name="T17">ﯩ</text:span><text:span text:style-name="T31"> </text:span><text:span text:style-name="T17">ﯪ</text:span><text:span text:style-name="T31"> </text:span><text:span text:style-name="T17">ﯫ</text:span><text:span text:style-name="T31"> </text:span><text:span text:style-name="T17">ﯬ</text:span><text:span text:style-name="T31"> </text:span><text:span text:style-name="T17">ﯭ</text:span><text:span text:style-name="T31"> </text:span><text:span text:style-name="T17">ﯮ</text:span><text:span text:style-name="T31"> </text:span><text:span text:style-name="T17">ﯯ</text:span><text:span text:style-name="T31"> </text:span><text:span text:style-name="T17">ﯰ</text:span><text:span text:style-name="T31"> </text:span><text:span text:style-name="T17">ﯱ</text:span><text:span text:style-name="T31"> </text:span><text:span text:style-name="T17">ﯲ</text:span><text:span text:style-name="T31"> </text:span><text:span text:style-name="T17">ﯳ</text:span><text:span text:style-name="T31"> </text:span><text:span text:style-name="T17">ﯴ</text:span><text:span text:style-name="T31"> </text:span><text:span text:style-name="T17">ﯵ</text:span><text:span text:style-name="T31"> </text:span><text:span text:style-name="T17">ﯶ</text:span><text:span text:style-name="T31"> </text:span><text:span text:style-name="T17">ﯷ</text:span><text:span text:style-name="T31"> </text:span><text:span text:style-name="T17">ﯸ</text:span><text:span text:style-name="T31"> </text:span><text:span text:style-name="T17">ﯹ</text:span><text:span text:style-name="T31"> </text:span><text:span text:style-name="T17">ﯺ</text:span><text:span text:style-name="T31"> </text:span><text:span text:style-name="T17">ﯻﯼ</text:span><text:span text:style-name="T31"> </text:span><text:span text:style-name="T17">ﯽ</text:span><text:span text:style-name="T31"> </text:span><text:span text:style-name="T17">ﯾ</text:span><text:span text:style-name="T31"> </text:span><text:span text:style-name="T17">ﯿ</text:span><text:span text:style-name="T31"> </text:span><text:span text:style-name="T17">ﰀ</text:span><text:span text:style-name="T31"> </text:span><text:span text:style-name="T17">ﰁ</text:span><text:span text:style-name="T31"> </text:span><text:span text:style-name="T17">ﰂ</text:span><text:span text:style-name="T31"> </text:span><text:span text:style-name="T17">ﰃ</text:span></text:p>
      <text:p text:style-name="P11"><text:span text:style-name="T18">ﭑ</text:span><text:span text:style-name="T31"> </text:span><text:span text:style-name="T18">ﭒ</text:span><text:span text:style-name="T31"> </text:span><text:span text:style-name="T18">ﭓ</text:span><text:span text:style-name="T31"> </text:span><text:span text:style-name="T18">ﭔ</text:span><text:span text:style-name="T31"> </text:span><text:span text:style-name="T18">ﭕ</text:span><text:span text:style-name="T31"> </text:span><text:span text:style-name="T18">ﭖ</text:span><text:span text:style-name="T31"> </text:span><text:span text:style-name="T18">ﭗ</text:span><text:span text:style-name="T31"> </text:span><text:span text:style-name="T18">ﭘ</text:span><text:span text:style-name="T31"> </text:span><text:span text:style-name="T18">ﭙﭚ</text:span><text:span text:style-name="T31"> </text:span><text:span text:style-name="T18">ﭛ</text:span><text:span text:style-name="T31"> </text:span><text:span text:style-name="T18">ﭜ</text:span><text:span text:style-name="T31"> </text:span><text:span text:style-name="T18">ﭝ</text:span><text:span text:style-name="T31"> </text:span><text:span text:style-name="T18">ﭞ</text:span><text:span text:style-name="T31"> </text:span><text:span text:style-name="T18">ﭟ</text:span><text:span text:style-name="T31"> </text:span><text:span text:style-name="T18">ﭠ</text:span><text:span text:style-name="T31"> </text:span><text:span text:style-name="T18">ﭡ</text:span><text:span text:style-name="T31"> </text:span><text:span text:style-name="T18">ﭢ</text:span><text:span text:style-name="T31"> </text:span><text:span text:style-name="T18">ﭣ</text:span><text:span text:style-name="T31"> </text:span><text:span text:style-name="T18">ﭤ</text:span><text:span text:style-name="T31"> </text:span><text:span text:style-name="T18">ﭥ</text:span><text:span text:style-name="T31"> </text:span><text:span text:style-name="T18">ﭦ</text:span><text:span text:style-name="T31"> </text:span><text:span text:style-name="T18">ﭧ</text:span><text:span text:style-name="T31"> </text:span><text:span text:style-name="T18">ﭨ</text:span><text:span text:style-name="T31"> </text:span><text:span text:style-name="T18">ﭩ</text:span><text:span text:style-name="T31"> </text:span><text:span text:style-name="T18">ﭪﭫ</text:span><text:span text:style-name="T31"> </text:span><text:span text:style-name="T18">ﭬ</text:span><text:span text:style-name="T31"> </text:span><text:span text:style-name="T18">ﭭ</text:span><text:span text:style-name="T31"> </text:span><text:span text:style-name="T18">ﭮ</text:span><text:span text:style-name="T31"> </text:span><text:span text:style-name="T18">ﭯ</text:span><text:span text:style-name="T31"> </text:span><text:span text:style-name="T18">ﭰ</text:span><text:span text:style-name="T31"> </text:span><text:span text:style-name="T18">ﭱ</text:span><text:span text:style-name="T31"> </text:span><text:span text:style-name="T18">ﭲ</text:span><text:span text:style-name="T31"> </text:span><text:span text:style-name="T18">ﭳ</text:span><text:span text:style-name="T31"> </text:span><text:span text:style-name="T18">ﭴ</text:span><text:span text:style-name="T31"> </text:span><text:span text:style-name="T18">ﭵﭶ</text:span><text:span text:style-name="T31"> </text:span><text:span text:style-name="T18">ﭷ</text:span><text:span text:style-name="T31"> </text:span><text:span text:style-name="T18">ﭸﭹ</text:span><text:span text:style-name="T31"> </text:span><text:span text:style-name="T18">ﭺ</text:span><text:span text:style-name="T31"> </text:span><text:span text:style-name="T18">ﭻ</text:span><text:span text:style-name="T31"> </text:span><text:span text:style-name="T18">ﭼﭽ</text:span><text:span text:style-name="T31"> </text:span><text:span text:style-name="T18">ﭾ</text:span><text:span text:style-name="T31"> </text:span><text:span text:style-name="T18">ﭿ</text:span><text:span text:style-name="T31"> </text:span><text:span text:style-name="T18">ﮀ</text:span><text:span text:style-name="T31"> </text:span><text:span text:style-name="T18">ﮁ</text:span><text:span text:style-name="T31"> </text:span><text:span text:style-name="T18">ﮂ</text:span><text:span text:style-name="T31"> </text:span><text:span text:style-name="T18">ﮃ</text:span><text:span text:style-name="T31"> </text:span><text:span text:style-name="T18">ﮄ</text:span><text:span text:style-name="T31"> </text:span><text:span text:style-name="T18">ﮅ</text:span><text:span text:style-name="T31"> </text:span><text:span text:style-name="T18">ﮆ</text:span><text:span text:style-name="T31"> </text:span><text:span text:style-name="T18">ﮇ</text:span><text:span text:style-name="T31"> </text:span><text:span text:style-name="T18">ﮈ</text:span><text:span text:style-name="T31"> </text:span><text:span text:style-name="T18">ﮉ</text:span><text:span text:style-name="T31"> </text:span><text:span text:style-name="T18">ﮊ</text:span><text:span text:style-name="T31"> </text:span><text:span text:style-name="T18">ﮋ</text:span><text:span text:style-name="T31"> </text:span><text:span text:style-name="T18">ﮌ</text:span><text:span text:style-name="T31"> </text:span><text:span text:style-name="T18">ﮍ</text:span><text:span text:style-name="T31"> </text:span><text:span text:style-name="T18">ﮎ</text:span><text:span text:style-name="T31"> </text:span><text:span text:style-name="T18">ﮏ</text:span><text:span text:style-name="T31"> </text:span><text:span text:style-name="T18">ﮐ</text:span><text:span text:style-name="T31"> </text:span><text:span text:style-name="T18">ﮑ</text:span><text:span text:style-name="T31"> </text:span><text:span text:style-name="T18">ﮒ</text:span><text:span text:style-name="T31"> </text:span><text:span text:style-name="T18">ﮓ</text:span><text:span text:style-name="T31"> </text:span><text:span text:style-name="T18">ﮔ</text:span><text:span text:style-name="T31"> </text:span><text:span text:style-name="T18">ﮕ</text:span><text:span text:style-name="T31"> </text:span><text:span text:style-name="T18">ﮖﮗ</text:span><text:span text:style-name="T31"> </text:span><text:span text:style-name="T18">ﮘ</text:span><text:span text:style-name="T31"> </text:span><text:span text:style-name="T18">ﮙ</text:span><text:span text:style-name="T31"> </text:span><text:span text:style-name="T18">ﮚ</text:span><text:span text:style-name="T31"> </text:span><text:span text:style-name="T18">ﮛ</text:span><text:span text:style-name="T31"> </text:span><text:span text:style-name="T18">ﮜ</text:span><text:span text:style-name="T31"> </text:span><text:span text:style-name="T18">ﮝ</text:span><text:span text:style-name="T31"> </text:span><text:span text:style-name="T18">ﮞ</text:span><text:span text:style-name="T31"> </text:span><text:span text:style-name="T18">ﮟ</text:span><text:span text:style-name="T31"> </text:span><text:span text:style-name="T18">ﮠ</text:span><text:span text:style-name="T31"> </text:span><text:span text:style-name="T18">ﮡ</text:span><text:span text:style-name="T31"> </text:span><text:span text:style-name="T18">ﮢ</text:span><text:span text:style-name="T31"> </text:span><text:span text:style-name="T18">ﮣ</text:span><text:span text:style-name="T31"> </text:span><text:span text:style-name="T18">ﮤ</text:span><text:span text:style-name="T31"> </text:span><text:span text:style-name="T18">ﮥ</text:span><text:span text:style-name="T31"> </text:span><text:span text:style-name="T18">ﮦ</text:span><text:span text:style-name="T31"> </text:span><text:span text:style-name="T18">ﮧ</text:span><text:span text:style-name="T31"> </text:span><text:span text:style-name="T18">ﮨ</text:span><text:span text:style-name="T31"> </text:span><text:span text:style-name="T18">ﮩﮪ</text:span><text:span text:style-name="T31"> </text:span><text:span text:style-name="T18">ﮫ</text:span><text:span text:style-name="T31"> </text:span><text:span text:style-name="T18">ﮬ</text:span><text:span text:style-name="T31"> </text:span><text:span text:style-name="T18">ﮭ</text:span><text:span text:style-name="T31"> </text:span><text:span text:style-name="T18">ﮮ</text:span><text:span text:style-name="T31"> </text:span><text:span text:style-name="T18">ﮯ</text:span><text:span text:style-name="T31"> </text:span><text:span text:style-name="T18">ﮰ</text:span><text:span text:style-name="T31"> </text:span><text:span text:style-name="T18">ﮱ</text:span><text:span text:style-name="T31"> </text:span><text:span text:style-name="T18">ﯓ</text:span><text:span text:style-name="T31"> </text:span><text:span text:style-name="T18">ﯔ</text:span><text:span text:style-name="T31"> </text:span><text:span text:style-name="T18">ﯕ</text:span><text:span text:style-name="T31"> </text:span><text:span text:style-name="T18">ﯖ</text:span><text:span text:style-name="T31"> </text:span><text:span text:style-name="T18">ﯗ</text:span><text:span text:style-name="T31"> </text:span><text:span text:style-name="T18">ﯘ</text:span><text:span text:style-name="T31"> </text:span><text:span text:style-name="T18">ﯙ</text:span><text:span text:style-name="T31"> </text:span><text:span text:style-name="T18">ﯚ</text:span><text:span text:style-name="T31"> </text:span><text:span text:style-name="T18">ﯛﯜ</text:span><text:span text:style-name="T31"> </text:span><text:span text:style-name="T18">ﯝ</text:span><text:span text:style-name="T31"> </text:span><text:span text:style-name="T18">ﯞ</text:span><text:span text:style-name="T31"> </text:span><text:span text:style-name="T18">ﯟ</text:span><text:span text:style-name="T31"> </text:span><text:span text:style-name="T18">ﯠ</text:span><text:span text:style-name="T31"> </text:span><text:span text:style-name="T18">ﯡ</text:span></text:p>
      <text:p text:style-name="P25"><text:span text:style-name="T18">ﯢ</text:span><text:span text:style-name="T31"> </text:span><text:span text:style-name="T18">ﯣ</text:span><text:span text:style-name="T31"> </text:span><text:span text:style-name="T18">ﯤ</text:span><text:span text:style-name="T31"> </text:span><text:span text:style-name="T18">ﯥ</text:span><text:span text:style-name="T31"> </text:span><text:span text:style-name="T18">ﯦ</text:span><text:span text:style-name="T31"> </text:span><text:span text:style-name="T18">ﯧ</text:span><text:span text:style-name="T31"> </text:span><text:span text:style-name="T18">ﯨ</text:span><text:span text:style-name="T31"> </text:span><text:span text:style-name="T18">ﯩ</text:span><text:span text:style-name="T31"> </text:span><text:span text:style-name="T18">ﯪ</text:span><text:span text:style-name="T31"> </text:span><text:span text:style-name="T18">ﯫ</text:span><text:span text:style-name="T31"> </text:span><text:span text:style-name="T18">ﯬ</text:span><text:span text:style-name="T31"> </text:span><text:span text:style-name="T18">ﯭ</text:span><text:span text:style-name="T31"> </text:span><text:span text:style-name="T18">ﯮ</text:span><text:span text:style-name="T31"> </text:span><text:span text:style-name="T18">ﯯ</text:span><text:span text:style-name="T31"> </text:span><text:span text:style-name="T18">ﯰ</text:span><text:span text:style-name="T31"> </text:span><text:span text:style-name="T18">ﯱ</text:span><text:span text:style-name="T31"> </text:span><text:span text:style-name="T18">ﯲ</text:span><text:span text:style-name="T31"> </text:span><text:span text:style-name="T18">ﯳ</text:span><text:span text:style-name="T31"> </text:span><text:span text:style-name="T18">ﯴ</text:span><text:span text:style-name="T31"> </text:span><text:span text:style-name="T18">ﯵﯶ</text:span><text:span text:style-name="T31"> </text:span><text:span text:style-name="T18">ﯷ</text:span><text:span text:style-name="T31"> </text:span><text:span text:style-name="T18">ﯸ</text:span><text:span text:style-name="T31"> </text:span><text:span text:style-name="T18">ﯹ</text:span><text:span text:style-name="T31"> </text:span><text:span text:style-name="T18">ﯺ</text:span><text:span text:style-name="T31"> </text:span><text:span text:style-name="T18">ﯻ</text:span><text:span text:style-name="T31"> </text:span><text:span text:style-name="T18">ﯼ</text:span><text:span text:style-name="T31"> </text:span><text:span text:style-name="T18">ﯽ</text:span><text:span text:style-name="T31"> </text:span><text:span text:style-name="T18">ﯾ</text:span><text:span text:style-name="T31"> </text:span><text:span text:style-name="T18">ﯿ</text:span><text:span text:style-name="T31"> </text:span><text:span text:style-name="T18">ﰀ</text:span><text:span text:style-name="T31"> </text:span><text:span text:style-name="T18">ﰁﰂ</text:span><text:span text:style-name="T31"> </text:span><text:span text:style-name="T18">ﰃ</text:span><text:span text:style-name="T31"> </text:span><text:span text:style-name="T18">ﰄ</text:span><text:span text:style-name="T31"> </text:span><text:span text:style-name="T18">ﰅ</text:span><text:span text:style-name="T31"> </text:span><text:span text:style-name="T18">ﰆ</text:span></text:p>
      <text:p text:style-name="P12"><text:span text:style-name="T3"><text:s/></text:span><text:span text:style-name="T19">ﭑ</text:span><text:span text:style-name="T31"> </text:span><text:span text:style-name="T19">ﭒ</text:span><text:span text:style-name="T31"> </text:span><text:span text:style-name="T19">ﭓ</text:span><text:span text:style-name="T31"> </text:span><text:span text:style-name="T19">ﭔ</text:span><text:span text:style-name="T31"> </text:span><text:span text:style-name="T19">ﭕ</text:span><text:span text:style-name="T31"> </text:span><text:span text:style-name="T19">ﭖ</text:span><text:span text:style-name="T31"> </text:span><text:span text:style-name="T19">ﭗ</text:span><text:span text:style-name="T31"> </text:span><text:span text:style-name="T19">ﭘ</text:span><text:span text:style-name="T31"> </text:span><text:span text:style-name="T19">ﭙ</text:span><text:span text:style-name="T31"> </text:span><text:span text:style-name="T19">ﭚ</text:span><text:span text:style-name="T31"> </text:span><text:span text:style-name="T19">ﭛ</text:span><text:span text:style-name="T31"> </text:span><text:span text:style-name="T19">ﭜ</text:span><text:span text:style-name="T31"> </text:span><text:span text:style-name="T19">ﭝ</text:span><text:span text:style-name="T31"> </text:span><text:span text:style-name="T19">ﭞ</text:span><text:span text:style-name="T31"> </text:span><text:span text:style-name="T19">ﭟ</text:span><text:span text:style-name="T31"> </text:span><text:span text:style-name="T19">ﭠ</text:span><text:span text:style-name="T31"> </text:span><text:span text:style-name="T19">ﭡ</text:span><text:span text:style-name="T31"> </text:span><text:span text:style-name="T19">ﭢ</text:span><text:span text:style-name="T31"> </text:span><text:span text:style-name="T19">ﭣ</text:span><text:span text:style-name="T31"> </text:span><text:span text:style-name="T19">ﭤ</text:span><text:span text:style-name="T31"> </text:span><text:span text:style-name="T19">ﭥ</text:span><text:span text:style-name="T31"> </text:span><text:span text:style-name="T19">ﭦ</text:span><text:span text:style-name="T31"> </text:span><text:span text:style-name="T19">ﭧ</text:span><text:span text:style-name="T31"> </text:span><text:span text:style-name="T19">ﭨ</text:span><text:span text:style-name="T31"> </text:span><text:span text:style-name="T19">ﭩ</text:span><text:span text:style-name="T31"> </text:span><text:span text:style-name="T19">ﭪ</text:span><text:span text:style-name="T31"> </text:span><text:span text:style-name="T19">ﭫﭬ</text:span><text:span text:style-name="T31"> </text:span><text:span text:style-name="T19">ﭭ</text:span><text:span text:style-name="T31"> </text:span><text:span text:style-name="T19">ﭮ</text:span><text:span text:style-name="T31"> </text:span><text:span text:style-name="T19">ﭯ</text:span><text:span text:style-name="T31"> </text:span><text:span text:style-name="T19">ﭰ</text:span><text:span text:style-name="T31"> </text:span><text:span text:style-name="T19">ﭱ</text:span><text:span text:style-name="T31"> </text:span><text:span text:style-name="T19">ﭲ</text:span><text:span text:style-name="T31"> </text:span><text:span text:style-name="T19">ﭳ</text:span><text:span text:style-name="T31"> </text:span><text:span text:style-name="T19">ﭴ</text:span><text:span text:style-name="T31"> </text:span><text:span text:style-name="T19">ﭵ</text:span><text:span text:style-name="T31"> </text:span><text:span text:style-name="T19">ﭶ</text:span><text:span text:style-name="T31"> </text:span><text:span text:style-name="T19">ﭷ</text:span><text:span text:style-name="T31"> </text:span><text:span text:style-name="T19">ﭸ</text:span><text:span text:style-name="T31"> </text:span><text:span text:style-name="T19">ﭹ</text:span><text:span text:style-name="T31"> </text:span><text:span text:style-name="T19">ﭺ</text:span><text:span text:style-name="T31"> </text:span><text:span text:style-name="T19">ﭻ</text:span><text:span text:style-name="T31"> </text:span><text:span text:style-name="T19">ﭼ</text:span><text:span text:style-name="T31"> </text:span><text:span text:style-name="T19">ﭽ</text:span><text:span text:style-name="T31"> </text:span><text:span text:style-name="T19">ﭾ</text:span><text:span text:style-name="T31"> </text:span><text:span text:style-name="T19">ﭿ</text:span><text:span text:style-name="T31"> </text:span><text:span text:style-name="T19">ﮀ</text:span><text:span text:style-name="T31"> </text:span><text:span text:style-name="T19">ﮁ</text:span><text:span text:style-name="T31"> </text:span><text:span text:style-name="T19">ﮂ</text:span><text:span text:style-name="T31"> </text:span><text:span text:style-name="T19">ﮃ</text:span><text:span text:style-name="T31"> </text:span><text:span text:style-name="T19">ﮄ</text:span><text:span text:style-name="T31"> </text:span><text:span text:style-name="T19">ﮅ</text:span><text:span text:style-name="T31"> </text:span><text:span text:style-name="T19">ﮆ</text:span><text:span text:style-name="T31"> </text:span><text:span text:style-name="T19">ﮇ</text:span><text:span text:style-name="T31"> </text:span><text:span text:style-name="T19">ﮈ</text:span><text:span text:style-name="T31"> </text:span><text:span text:style-name="T19">ﮉ</text:span><text:span text:style-name="T31"> </text:span><text:span text:style-name="T19">ﮊ</text:span><text:span text:style-name="T31"> </text:span><text:span text:style-name="T19">ﮋ</text:span><text:span text:style-name="T31"> </text:span><text:span text:style-name="T19">ﮌ</text:span><text:span text:style-name="T31"> </text:span><text:span text:style-name="T19">ﮍ</text:span><text:span text:style-name="T31"> </text:span><text:span text:style-name="T19">ﮎ</text:span><text:span text:style-name="T31"> </text:span><text:span text:style-name="T19">ﮏ</text:span><text:span text:style-name="T31"> </text:span><text:span text:style-name="T19">ﮐ</text:span><text:span text:style-name="T31"> </text:span><text:span text:style-name="T19">ﮑ</text:span><text:span text:style-name="T31"> </text:span><text:span text:style-name="T19">ﮒﮓ</text:span><text:span text:style-name="T31"> </text:span><text:span text:style-name="T19">ﮔ</text:span><text:span text:style-name="T31"> </text:span><text:span text:style-name="T19">ﮕ</text:span><text:span text:style-name="T31"> </text:span><text:span text:style-name="T19">ﮖ</text:span><text:span text:style-name="T31"> </text:span><text:span text:style-name="T19">ﮗ</text:span><text:span text:style-name="T31"> </text:span><text:span text:style-name="T19">ﮘﮙ</text:span><text:span text:style-name="T31"> </text:span><text:span text:style-name="T19">ﮚ</text:span><text:span text:style-name="T31"> </text:span><text:span text:style-name="T19">ﮛ</text:span><text:span text:style-name="T31"> </text:span><text:span text:style-name="T19">ﮜ</text:span><text:span text:style-name="T31"> </text:span><text:span text:style-name="T19">ﮝ</text:span><text:span text:style-name="T31"> </text:span><text:span text:style-name="T19">ﮞ</text:span><text:span text:style-name="T31"> </text:span><text:span text:style-name="T19">ﮟ</text:span><text:span text:style-name="T31"> </text:span><text:span text:style-name="T19">ﮠ</text:span><text:span text:style-name="T31"> </text:span><text:span text:style-name="T19">ﮡ</text:span><text:span text:style-name="T31"> </text:span><text:span text:style-name="T19">ﮢ</text:span><text:span text:style-name="T31"> </text:span><text:span text:style-name="T19">ﮣ</text:span><text:span text:style-name="T31"> </text:span><text:span text:style-name="T19">ﮤ</text:span><text:span text:style-name="T31"> </text:span><text:span text:style-name="T19">ﮥ</text:span><text:span text:style-name="T31"> </text:span><text:span text:style-name="T19">ﮦ</text:span><text:span text:style-name="T31"> </text:span><text:span text:style-name="T19">ﮧﮨ</text:span><text:span text:style-name="T31"> </text:span><text:span text:style-name="T19">ﮩ</text:span><text:span text:style-name="T31"> </text:span><text:span text:style-name="T19">ﮪ</text:span><text:span text:style-name="T31"> </text:span><text:span text:style-name="T19">ﮫ</text:span><text:span text:style-name="T31"> </text:span><text:span text:style-name="T19">ﮬ</text:span><text:span text:style-name="T31"> </text:span><text:span text:style-name="T19">ﮭ</text:span><text:span text:style-name="T31"> </text:span><text:span text:style-name="T19">ﮮ</text:span><text:span text:style-name="T31"> </text:span><text:span text:style-name="T19">ﮯ</text:span><text:span text:style-name="T31"> </text:span><text:span text:style-name="T19">ﮰ</text:span><text:span text:style-name="T31"> </text:span><text:span text:style-name="T19">ﮱ</text:span><text:span text:style-name="T31"> </text:span><text:span text:style-name="T19">ﯓ</text:span><text:span text:style-name="T31"> </text:span><text:span text:style-name="T19">ﯔ</text:span><text:span text:style-name="T31"> </text:span><text:span text:style-name="T19">ﯕ</text:span><text:span text:style-name="T31"> </text:span><text:span text:style-name="T19">ﯖ</text:span><text:span text:style-name="T31"> </text:span><text:span text:style-name="T19">ﯗ</text:span><text:span text:style-name="T31"> </text:span><text:span text:style-name="T19">ﯘ</text:span><text:span text:style-name="T31"> </text:span><text:span text:style-name="T19">ﯙ</text:span><text:span text:style-name="T31"> </text:span><text:span text:style-name="T19">ﯚ</text:span><text:span text:style-name="T31"> </text:span><text:span text:style-name="T19">ﯛ</text:span><text:span text:style-name="T31"> </text:span><text:span text:style-name="T19">ﯜ</text:span><text:span text:style-name="T31"> </text:span><text:span text:style-name="T19">ﯝ</text:span><text:span text:style-name="T31"> </text:span><text:span text:style-name="T19">ﯞ</text:span><text:span text:style-name="T31"> </text:span><text:span text:style-name="T19">ﯟ</text:span><text:span text:style-name="T31"> </text:span><text:span text:style-name="T19">ﯠ</text:span><text:span text:style-name="T31"> </text:span><text:span text:style-name="T19">ﯡ</text:span><text:span text:style-name="T31"> </text:span><text:span text:style-name="T19">ﯢ</text:span><text:span text:style-name="T31"> </text:span><text:span text:style-name="T19">ﯣ</text:span><text:span text:style-name="T31"> </text:span><text:span text:style-name="T19">ﯤ</text:span><text:span text:style-name="T31"> </text:span><text:span text:style-name="T19">ﯥ</text:span><text:span text:style-name="T31"> </text:span><text:span text:style-name="T19">ﯦ</text:span><text:span text:style-name="T31"> </text:span><text:span text:style-name="T19">ﯧ</text:span><text:span text:style-name="T31"> </text:span><text:span text:style-name="T19">ﯨ</text:span><text:span text:style-name="T31"> </text:span><text:span text:style-name="T19">ﯩ</text:span><text:span text:style-name="T31"> </text:span><text:span text:style-name="T19">ﯪ</text:span><text:span text:style-name="T31"> </text:span><text:span text:style-name="T19">ﯫ</text:span><text:span text:style-name="T31"> </text:span><text:span text:style-name="T19">ﯬ</text:span><text:span text:style-name="T31"> </text:span><text:span text:style-name="T19">ﯭ</text:span><text:span text:style-name="T31"> </text:span><text:span text:style-name="T19">ﯮ</text:span><text:span text:style-name="T31"> </text:span><text:span text:style-name="T19">ﯯ</text:span><text:span text:style-name="T31"> </text:span><text:span text:style-name="T19">ﯰ</text:span><text:span text:style-name="T31"> </text:span><text:span text:style-name="T19">ﯱ</text:span><text:span text:style-name="T31"> </text:span><text:span text:style-name="T19">ﯲﯳ</text:span><text:span text:style-name="T31"> </text:span><text:span text:style-name="T19">ﯴ</text:span><text:span text:style-name="T31"> </text:span><text:span text:style-name="T19">ﯵ</text:span><text:span text:style-name="T31"> </text:span><text:span text:style-name="T19">ﯶ</text:span><text:span text:style-name="T31"> </text:span><text:span text:style-name="T19">ﯷ</text:span></text:p>
      <text:p text:style-name="P13"><text:span text:style-name="T20">ﭑ</text:span><text:span text:style-name="T31"> </text:span><text:span text:style-name="T20">ﭒ</text:span><text:span text:style-name="T31"> </text:span><text:span text:style-name="T20">ﭓ</text:span><text:span text:style-name="T31"> </text:span><text:span text:style-name="T20">ﭔ</text:span><text:span text:style-name="T31"> </text:span><text:span text:style-name="T20">ﭕ</text:span><text:span text:style-name="T31"> </text:span><text:span text:style-name="T20">ﭖ</text:span><text:span text:style-name="T31"> </text:span><text:span text:style-name="T20">ﭗ</text:span><text:span text:style-name="T31"> </text:span><text:span text:style-name="T20">ﭘ</text:span><text:span text:style-name="T31"> </text:span><text:span text:style-name="T20">ﭙﭚ</text:span><text:span text:style-name="T31"> </text:span><text:span text:style-name="T20">ﭛ</text:span><text:span text:style-name="T31"> </text:span><text:span text:style-name="T20">ﭜ</text:span><text:span text:style-name="T31"> </text:span><text:span text:style-name="T20">ﭝ</text:span><text:span text:style-name="T31"> </text:span><text:span text:style-name="T20">ﭞ</text:span><text:span text:style-name="T31"> </text:span><text:span text:style-name="T20">ﭟ</text:span><text:span text:style-name="T31"> </text:span><text:span text:style-name="T20">ﭠ</text:span><text:span text:style-name="T31"> </text:span><text:span text:style-name="T20">ﭡ</text:span><text:span text:style-name="T31"> </text:span><text:span text:style-name="T20">ﭢ</text:span><text:span text:style-name="T31"> </text:span><text:span text:style-name="T20">ﭣ</text:span><text:span text:style-name="T31"> </text:span><text:span text:style-name="T20">ﭤ</text:span><text:span text:style-name="T31"> </text:span><text:span text:style-name="T20">ﭥ</text:span><text:span text:style-name="T31"> </text:span><text:span text:style-name="T20">ﭦ</text:span><text:span text:style-name="T31"> </text:span><text:span text:style-name="T20">ﭧ</text:span><text:span text:style-name="T31"> </text:span><text:span text:style-name="T20">ﭨﭩ</text:span><text:span text:style-name="T31"> </text:span><text:span text:style-name="T20">ﭪ</text:span><text:span text:style-name="T31"> </text:span><text:span text:style-name="T20">ﭫ</text:span><text:span text:style-name="T31"> </text:span><text:span text:style-name="T20">ﭬ</text:span><text:span text:style-name="T31"> </text:span><text:span text:style-name="T20">ﭭ</text:span><text:span text:style-name="T31"> </text:span><text:span text:style-name="T20">ﭮ</text:span><text:span text:style-name="T31"> </text:span><text:span text:style-name="T20">ﭯ</text:span><text:span text:style-name="T31"> </text:span><text:span text:style-name="T20">ﭰ</text:span><text:span text:style-name="T31"> </text:span><text:span text:style-name="T20">ﭱ</text:span><text:span text:style-name="T31"> </text:span><text:span text:style-name="T20">ﭲ</text:span><text:span text:style-name="T31"> </text:span><text:span text:style-name="T20">ﭳ</text:span><text:span text:style-name="T31"> </text:span><text:span text:style-name="T20">ﭴ</text:span><text:span text:style-name="T31"> </text:span><text:span text:style-name="T20">ﭵ</text:span><text:span text:style-name="T31"> </text:span><text:span text:style-name="T20">ﭶ</text:span><text:span text:style-name="T31"> </text:span><text:span text:style-name="T20">ﭷﭸ</text:span><text:span text:style-name="T31"> </text:span><text:span text:style-name="T20">ﭹ</text:span><text:span text:style-name="T31"> </text:span><text:span text:style-name="T20">ﭺ</text:span><text:span text:style-name="T31"> </text:span><text:span text:style-name="T20">ﭻ</text:span><text:span text:style-name="T31"> </text:span><text:span text:style-name="T20">ﭼ</text:span><text:span text:style-name="T31"> </text:span><text:span text:style-name="T20">ﭽ</text:span><text:span text:style-name="T31"> </text:span><text:span text:style-name="T20">ﭾ</text:span><text:span text:style-name="T31"> </text:span><text:span text:style-name="T20">ﭿ</text:span><text:span text:style-name="T31"> </text:span><text:span text:style-name="T20">ﮀ</text:span><text:span text:style-name="T31"> </text:span><text:span text:style-name="T20">ﮁ</text:span><text:span text:style-name="T31"> </text:span><text:span text:style-name="T20">ﮂ</text:span><text:span text:style-name="T31"> </text:span><text:span text:style-name="T20">ﮃ</text:span><text:span text:style-name="T31"> </text:span><text:span text:style-name="T20">ﮄ</text:span><text:span text:style-name="T31"> </text:span><text:span text:style-name="T20">ﮅ</text:span><text:span text:style-name="T31"> </text:span><text:span text:style-name="T20">ﮆ</text:span><text:span text:style-name="T31"> </text:span><text:span text:style-name="T20">ﮇ</text:span><text:span text:style-name="T31"> </text:span><text:span text:style-name="T20">ﮈ</text:span><text:span text:style-name="T31"> </text:span><text:span text:style-name="T20">ﮉ</text:span><text:span text:style-name="T31"> </text:span><text:span text:style-name="T20">ﮊ</text:span><text:span text:style-name="T31"> </text:span><text:span text:style-name="T20">ﮋﮌ</text:span><text:span text:style-name="T31"> </text:span><text:span text:style-name="T20">ﮍ</text:span><text:span text:style-name="T31"> </text:span><text:span text:style-name="T20">ﮎ</text:span><text:span text:style-name="T31"> </text:span><text:span text:style-name="T20">ﮏ</text:span><text:span text:style-name="T31"> </text:span><text:span text:style-name="T20">ﮐ</text:span><text:span text:style-name="T31"> </text:span><text:span text:style-name="T20">ﮑ</text:span><text:span text:style-name="T31"> </text:span><text:span text:style-name="T20">ﮒ</text:span><text:span text:style-name="T31"> </text:span><text:span text:style-name="T20">ﮓ</text:span><text:span text:style-name="T31"> </text:span><text:span text:style-name="T20">ﮔ</text:span><text:span text:style-name="T31"> </text:span><text:span text:style-name="T20">ﮕ</text:span><text:span text:style-name="T31"> </text:span><text:span text:style-name="T20">ﮖ</text:span><text:span text:style-name="T31"> </text:span><text:span text:style-name="T20">ﮗ</text:span><text:span text:style-name="T31"> </text:span><text:span text:style-name="T20">ﮘ</text:span><text:span text:style-name="T31"> </text:span><text:span text:style-name="T20">ﮙ</text:span><text:span text:style-name="T31"> </text:span><text:span text:style-name="T20">ﮚ</text:span><text:span text:style-name="T31"> </text:span><text:span text:style-name="T20">ﮛ</text:span><text:span text:style-name="T31"> </text:span><text:span text:style-name="T20">ﮜ</text:span><text:span text:style-name="T31"> </text:span><text:span text:style-name="T20">ﮝ</text:span><text:span text:style-name="T31"> </text:span><text:span text:style-name="T20">ﮞ</text:span><text:span text:style-name="T31"> </text:span><text:span text:style-name="T20">ﮟ</text:span><text:span text:style-name="T31"> </text:span><text:span text:style-name="T20">ﮠ</text:span><text:span text:style-name="T31"> </text:span><text:span text:style-name="T20">ﮡ</text:span><text:span text:style-name="T31"> </text:span><text:span text:style-name="T20">ﮢ</text:span><text:span text:style-name="T31"> </text:span><text:span text:style-name="T20">ﮣﮤ</text:span><text:span text:style-name="T31"> </text:span><text:span text:style-name="T20">ﮥ</text:span><text:span text:style-name="T31"> </text:span><text:span text:style-name="T20">ﮦ</text:span><text:span text:style-name="T31"> </text:span><text:span text:style-name="T20">ﮧﮨ</text:span><text:span text:style-name="T31"> </text:span><text:span text:style-name="T20">ﮩ</text:span><text:span text:style-name="T31"> </text:span><text:span text:style-name="T20">ﮪ</text:span><text:span text:style-name="T31"> </text:span><text:span text:style-name="T20">ﮫ</text:span><text:span text:style-name="T31"> </text:span><text:span text:style-name="T20">ﮬ</text:span><text:span text:style-name="T31"> </text:span><text:span text:style-name="T20">ﮭ</text:span><text:span text:style-name="T31"> </text:span><text:span text:style-name="T20">ﮮ</text:span><text:span text:style-name="T31"> </text:span><text:span text:style-name="T20">ﮯﮰ</text:span><text:span text:style-name="T31"> </text:span><text:span text:style-name="T20">ﮱ</text:span><text:span text:style-name="T31"> </text:span><text:span text:style-name="T20">ﯓ</text:span><text:span text:style-name="T31"> </text:span><text:span text:style-name="T20">ﯔ</text:span><text:span text:style-name="T31"> </text:span><text:span text:style-name="T20">ﯕ</text:span><text:span text:style-name="T31"> </text:span><text:span text:style-name="T20">ﯖﯗ</text:span><text:span text:style-name="T31"> </text:span><text:span text:style-name="T20">ﯘ</text:span><text:span text:style-name="T31"> </text:span><text:span text:style-name="T20">ﯙ</text:span><text:span text:style-name="T31"> </text:span><text:span text:style-name="T20">ﯚ</text:span><text:span text:style-name="T31"> </text:span><text:span text:style-name="T20">ﯛ</text:span><text:span text:style-name="T31"> </text:span><text:span text:style-name="T20">ﯜ</text:span><text:span text:style-name="T31"> </text:span><text:span text:style-name="T20">ﯝ</text:span><text:span text:style-name="T31"> </text:span><text:span text:style-name="T20">ﯞ</text:span><text:span text:style-name="T31"> </text:span><text:span text:style-name="T20">ﯟ</text:span><text:span text:style-name="T31"> </text:span><text:span text:style-name="T20">ﯠﯡ</text:span><text:span text:style-name="T31"> </text:span><text:span text:style-name="T20">ﯢ</text:span><text:span text:style-name="T31"> </text:span><text:span text:style-name="T20">ﯣ</text:span><text:span text:style-name="T31"> </text:span><text:span text:style-name="T20">ﯤ</text:span><text:span text:style-name="T31"> </text:span><text:span text:style-name="T20">ﯥ</text:span><text:span text:style-name="T31"> </text:span><text:span text:style-name="T20">ﯦ</text:span><text:span text:style-name="T31"> </text:span><text:span text:style-name="T20">ﯧ</text:span><text:span text:style-name="T31"> </text:span><text:span text:style-name="T20">ﯨ</text:span><text:span text:style-name="T31"> </text:span><text:span text:style-name="T20">ﯩ</text:span><text:span text:style-name="T31"> </text:span><text:span text:style-name="T20">ﯪ</text:span><text:span text:style-name="T31"> </text:span><text:span text:style-name="T20">ﯫﯬ</text:span><text:span text:style-name="T31"> </text:span><text:span text:style-name="T20">ﯭ</text:span><text:span text:style-name="T31"> </text:span><text:span text:style-name="T20">ﯮ</text:span><text:span text:style-name="T31"> </text:span><text:span text:style-name="T20">ﯯ</text:span><text:span text:style-name="T31"> </text:span><text:span text:style-name="T20">ﯰ</text:span><text:span text:style-name="T31"> </text:span><text:span text:style-name="T20">ﯱ</text:span><text:span text:style-name="T31"> </text:span><text:span text:style-name="T20">ﯲ</text:span><text:span text:style-name="T31"> </text:span><text:span text:style-name="T20">ﯳ</text:span><text:span text:style-name="T31"> </text:span><text:span text:style-name="T20">ﯴﯵ</text:span><text:span text:style-name="T31"> </text:span><text:span text:style-name="T20">ﯶ</text:span><text:span text:style-name="T31"> </text:span><text:span text:style-name="T20">ﯷ</text:span><text:span text:style-name="T31"> </text:span><text:span text:style-name="T20">ﯸ</text:span><text:span text:style-name="T31"> </text:span><text:span text:style-name="T20">ﯹﯺ</text:span><text:span text:style-name="T31"> </text:span><text:span text:style-name="T20">ﯻ</text:span><text:span text:style-name="T31"> </text:span><text:span text:style-name="T20">ﯼ</text:span><text:span text:style-name="T31"> </text:span><text:span text:style-name="T20">ﯽ</text:span><text:span text:style-name="T31"> </text:span><text:span text:style-name="T20">ﯾ</text:span><text:span text:style-name="T31"> </text:span><text:span text:style-name="T20">ﯿ</text:span><text:span text:style-name="T31"> </text:span><text:span text:style-name="T20">ﰀ</text:span></text:p>
      <text:p text:style-name="P14"><text:span text:style-name="T21">ﭑ</text:span><text:span text:style-name="T31"> </text:span><text:span text:style-name="T21">ﭒ</text:span><text:span text:style-name="T31"> </text:span><text:span text:style-name="T21">ﭓ</text:span><text:span text:style-name="T31"> </text:span><text:span text:style-name="T21">ﭔﭕ</text:span><text:span text:style-name="T31"> </text:span><text:span text:style-name="T21">ﭖ</text:span><text:span text:style-name="T31"> </text:span><text:span text:style-name="T21">ﭗ</text:span><text:span text:style-name="T31"> </text:span><text:span text:style-name="T21">ﭘ</text:span><text:span text:style-name="T31"> </text:span><text:span text:style-name="T21">ﭙ</text:span><text:span text:style-name="T31"> </text:span><text:span text:style-name="T21">ﭚ</text:span><text:span text:style-name="T31"> </text:span><text:span text:style-name="T21">ﭛ</text:span><text:span text:style-name="T31"> </text:span><text:span text:style-name="T21">ﭜﭝ</text:span><text:span text:style-name="T31"> </text:span><text:span text:style-name="T21">ﭞ</text:span><text:span text:style-name="T31"> </text:span><text:span text:style-name="T21">ﭟ</text:span><text:span text:style-name="T31"> </text:span><text:span text:style-name="T21">ﭠ</text:span><text:span text:style-name="T31"> </text:span><text:span text:style-name="T21">ﭡ</text:span><text:span text:style-name="T31"> </text:span><text:span text:style-name="T21">ﭢ</text:span><text:span text:style-name="T31"> </text:span><text:span text:style-name="T21">ﭣﭤ</text:span><text:span text:style-name="T31"> </text:span><text:span text:style-name="T21">ﭥ</text:span><text:span text:style-name="T31"> </text:span><text:span text:style-name="T21">ﭦ</text:span><text:span text:style-name="T31"> </text:span><text:span text:style-name="T21">ﭧ</text:span><text:span text:style-name="T31"> </text:span><text:span text:style-name="T21">ﭨ</text:span><text:span text:style-name="T31"> </text:span><text:span text:style-name="T21">ﭩﭪ</text:span><text:span text:style-name="T31"> </text:span><text:span text:style-name="T21">ﭫ</text:span><text:span text:style-name="T31"> </text:span><text:span text:style-name="T21">ﭬ</text:span><text:span text:style-name="T31"> </text:span><text:span text:style-name="T21">ﭭ</text:span><text:span text:style-name="T31"> </text:span><text:span text:style-name="T21">ﭮ</text:span><text:span text:style-name="T31"> </text:span><text:span text:style-name="T21">ﭯ</text:span><text:span text:style-name="T31"> </text:span><text:span text:style-name="T21">ﭰ</text:span><text:span text:style-name="T31"> </text:span><text:span text:style-name="T21">ﭱ</text:span><text:span text:style-name="T31"> </text:span><text:span text:style-name="T21">ﭲ</text:span><text:span text:style-name="T31"> </text:span><text:span text:style-name="T21">ﭳ</text:span><text:span text:style-name="T31"> </text:span><text:span text:style-name="T21">ﭴ</text:span><text:span text:style-name="T31"> </text:span><text:span text:style-name="T21">ﭵ</text:span><text:span text:style-name="T31"> </text:span><text:span text:style-name="T21">ﭶ</text:span><text:span text:style-name="T31"> </text:span><text:span text:style-name="T21">ﭷ</text:span><text:span text:style-name="T31"> </text:span><text:span text:style-name="T21">ﭸ</text:span><text:span text:style-name="T31"> </text:span><text:span text:style-name="T21">ﭹ</text:span><text:span text:style-name="T31"> </text:span><text:span text:style-name="T21">ﭺ</text:span><text:span text:style-name="T31"> </text:span><text:span text:style-name="T21">ﭻﭼ</text:span><text:span text:style-name="T31"> </text:span><text:span text:style-name="T21">ﭽ</text:span><text:span text:style-name="T31"> </text:span><text:span text:style-name="T21">ﭾ</text:span><text:span text:style-name="T31"> </text:span><text:span text:style-name="T21">ﭿ</text:span><text:span text:style-name="T31"> </text:span><text:span text:style-name="T21">ﮀ</text:span><text:span text:style-name="T31"> </text:span><text:span text:style-name="T21">ﮁ</text:span><text:span text:style-name="T31"> </text:span><text:span text:style-name="T21">ﮂ</text:span><text:span text:style-name="T31"> </text:span><text:span text:style-name="T21">ﮃ</text:span><text:span text:style-name="T31"> </text:span><text:span text:style-name="T21">ﮄ</text:span><text:span text:style-name="T31"> </text:span><text:span text:style-name="T21">ﮅ</text:span><text:span text:style-name="T31"> </text:span><text:span text:style-name="T21">ﮆﮇ</text:span><text:span text:style-name="T31"> </text:span><text:span text:style-name="T21">ﮈ</text:span><text:span text:style-name="T31"> </text:span><text:span text:style-name="T21">ﮉ</text:span><text:span text:style-name="T31"> </text:span><text:span text:style-name="T21">ﮊ</text:span><text:span text:style-name="T31"> </text:span><text:span text:style-name="T21">ﮋ</text:span><text:span text:style-name="T31"> </text:span><text:span text:style-name="T21">ﮌ</text:span><text:span text:style-name="T31"> </text:span><text:span text:style-name="T21">ﮍ</text:span><text:span text:style-name="T31"> </text:span><text:span text:style-name="T21">ﮎ</text:span><text:span text:style-name="T31"> </text:span><text:span text:style-name="T21">ﮏ</text:span><text:span text:style-name="T31"> </text:span><text:span text:style-name="T21">ﮐ</text:span><text:span text:style-name="T31"> </text:span><text:span text:style-name="T21">ﮑ</text:span><text:span text:style-name="T31"> </text:span><text:span text:style-name="T21">ﮒ</text:span><text:span text:style-name="T31"> </text:span><text:span text:style-name="T21">ﮓ</text:span><text:span text:style-name="T31"> </text:span><text:span text:style-name="T21">ﮔ</text:span><text:span text:style-name="T31"> </text:span><text:span text:style-name="T21">ﮕ</text:span><text:span text:style-name="T31"> </text:span><text:span text:style-name="T21">ﮖ</text:span><text:span text:style-name="T31"> </text:span><text:span text:style-name="T21">ﮗ</text:span><text:span text:style-name="T31"> </text:span><text:span text:style-name="T21">ﮘﮙ</text:span><text:span text:style-name="T31"> </text:span><text:span text:style-name="T21">ﮚ</text:span><text:span text:style-name="T31"> </text:span><text:span text:style-name="T21">ﮛ</text:span><text:span text:style-name="T31"> </text:span><text:span text:style-name="T21">ﮜ</text:span><text:span text:style-name="T31"> </text:span><text:span text:style-name="T21">ﮝ</text:span><text:span text:style-name="T31"> </text:span><text:span text:style-name="T21">ﮞ</text:span><text:span text:style-name="T31"> </text:span><text:span text:style-name="T21">ﮟ</text:span><text:span text:style-name="T31"> </text:span><text:span text:style-name="T21">ﮠ</text:span><text:span text:style-name="T31"> </text:span><text:span text:style-name="T21">ﮡ</text:span><text:span text:style-name="T31"> </text:span><text:span text:style-name="T21">ﮢﮣ</text:span><text:span text:style-name="T31"> </text:span><text:span text:style-name="T21">ﮤ</text:span><text:span text:style-name="T31"> </text:span><text:span text:style-name="T21">ﮥ</text:span><text:span text:style-name="T31"> </text:span><text:span text:style-name="T21">ﮦ</text:span><text:span text:style-name="T31"> </text:span><text:span text:style-name="T21">ﮧ</text:span><text:span text:style-name="T31"> </text:span><text:span text:style-name="T21">ﮨ</text:span><text:span text:style-name="T31"> </text:span><text:span text:style-name="T21">ﮩ</text:span><text:span text:style-name="T31"> </text:span><text:span text:style-name="T21">ﮪ</text:span><text:span text:style-name="T31"> </text:span><text:span text:style-name="T21">ﮫ</text:span><text:span text:style-name="T31"> </text:span><text:span text:style-name="T21">ﮬ</text:span><text:span text:style-name="T31"> </text:span><text:span text:style-name="T21">ﮭ</text:span><text:span text:style-name="T31"> </text:span><text:span text:style-name="T21">ﮮ</text:span><text:span text:style-name="T31"> </text:span><text:span text:style-name="T21">ﮯ</text:span><text:span text:style-name="T31"> </text:span><text:span text:style-name="T21">ﮰ</text:span><text:span text:style-name="T31"> </text:span><text:span text:style-name="T21">ﮱ</text:span><text:span text:style-name="T31"> </text:span><text:span text:style-name="T21">ﯓ</text:span><text:span text:style-name="T31"> </text:span><text:span text:style-name="T21">ﯔ</text:span><text:span text:style-name="T31"> </text:span><text:span text:style-name="T21">ﯕ</text:span><text:span text:style-name="T31"> </text:span><text:span text:style-name="T21">ﯖ</text:span><text:span text:style-name="T31"> </text:span><text:span text:style-name="T21">ﯗ</text:span><text:span text:style-name="T31"> </text:span><text:span text:style-name="T21">ﯘ</text:span><text:span text:style-name="T31"> </text:span><text:span text:style-name="T21">ﯙ</text:span><text:span text:style-name="T31"> </text:span><text:span text:style-name="T21">ﯚ</text:span><text:span text:style-name="T31"> </text:span><text:span text:style-name="T21">ﯛ</text:span><text:span text:style-name="T31"> </text:span><text:span text:style-name="T21">ﯜ</text:span><text:span text:style-name="T31"> </text:span><text:span text:style-name="T21">ﯝ</text:span><text:span text:style-name="T31"> </text:span><text:span text:style-name="T21">ﯞﯟ</text:span><text:span text:style-name="T31"> </text:span><text:span text:style-name="T21">ﯠ</text:span><text:span text:style-name="T31"> </text:span><text:span text:style-name="T21">ﯡ</text:span><text:span text:style-name="T31"> </text:span><text:span text:style-name="T21">ﯢ</text:span><text:span text:style-name="T31"> </text:span><text:span text:style-name="T21">ﯣ</text:span><text:span text:style-name="T31"> </text:span><text:span text:style-name="T21">ﯤ</text:span><text:span text:style-name="T31"> </text:span><text:span text:style-name="T21">ﯥﯦ</text:span><text:span text:style-name="T31"> </text:span><text:span text:style-name="T21">ﯧ</text:span><text:span text:style-name="T31"> </text:span><text:span text:style-name="T21">ﯨ</text:span><text:span text:style-name="T31"> </text:span><text:span text:style-name="T21">ﯩ</text:span><text:span text:style-name="T31"> </text:span><text:span text:style-name="T21">ﯪ</text:span><text:span text:style-name="T31"> </text:span><text:span text:style-name="T21">ﯫ</text:span><text:span text:style-name="T31"> </text:span><text:span text:style-name="T21">ﯬ</text:span><text:span text:style-name="T31"> </text:span><text:span text:style-name="T21">ﯭ</text:span><text:span text:style-name="T31"> </text:span><text:span text:style-name="T21">ﯮ</text:span><text:span text:style-name="T31"> </text:span><text:span text:style-name="T21">ﯯ</text:span><text:span text:style-name="T31"> </text:span><text:span text:style-name="T21">ﯰ</text:span></text:p>
      <text:p text:style-name="P15"><text:span text:style-name="T22">ﭑ</text:span><text:span text:style-name="T31"> </text:span><text:span text:style-name="T22">ﭒ</text:span><text:span text:style-name="T31"> </text:span><text:span text:style-name="T22">ﭓ</text:span><text:span text:style-name="T31"> </text:span><text:span text:style-name="T22">ﭔ</text:span><text:span text:style-name="T31"> </text:span><text:span text:style-name="T22">ﭕ</text:span><text:span text:style-name="T31"> </text:span><text:span text:style-name="T22">ﭖ</text:span><text:span text:style-name="T31"> </text:span><text:span text:style-name="T22">ﭗ</text:span><text:span text:style-name="T31"> </text:span><text:span text:style-name="T22">ﭘ</text:span><text:span text:style-name="T31"> </text:span><text:span text:style-name="T22">ﭙ</text:span><text:span text:style-name="T31"> </text:span><text:span text:style-name="T22">ﭚ</text:span><text:span text:style-name="T31"> </text:span><text:span text:style-name="T22">ﭛ</text:span><text:span text:style-name="T31"> </text:span><text:span text:style-name="T22">ﭜﭝ</text:span><text:span text:style-name="T31"> </text:span><text:span text:style-name="T22">ﭞ</text:span><text:span text:style-name="T31"> </text:span><text:span text:style-name="T22">ﭟ</text:span><text:span text:style-name="T31"> </text:span><text:span text:style-name="T22">ﭠ</text:span><text:span text:style-name="T31"> </text:span><text:span text:style-name="T22">ﭡ</text:span><text:span text:style-name="T31"> </text:span><text:span text:style-name="T22">ﭢ</text:span><text:span text:style-name="T31"> </text:span><text:span text:style-name="T22">ﭣ</text:span><text:span text:style-name="T31"> </text:span><text:span text:style-name="T22">ﭤ</text:span><text:span text:style-name="T31"> </text:span><text:span text:style-name="T22">ﭥ</text:span><text:span text:style-name="T31"> </text:span><text:span text:style-name="T22">ﭦ</text:span><text:span text:style-name="T31"> </text:span><text:span text:style-name="T22">ﭧ</text:span><text:span text:style-name="T31"> </text:span><text:span text:style-name="T22">ﭨ</text:span><text:span text:style-name="T31"> </text:span><text:span text:style-name="T22">ﭩ</text:span><text:span text:style-name="T31"> </text:span><text:span text:style-name="T22">ﭪ</text:span><text:span text:style-name="T31"> </text:span><text:span text:style-name="T22">ﭫ</text:span><text:span text:style-name="T31"> </text:span><text:span text:style-name="T22">ﭬ</text:span><text:span text:style-name="T31"> </text:span><text:span text:style-name="T22">ﭭ</text:span><text:span text:style-name="T31"> </text:span><text:span text:style-name="T22">ﭮ</text:span><text:span text:style-name="T31"> </text:span><text:span text:style-name="T22">ﭯ</text:span><text:span text:style-name="T31"> </text:span><text:span text:style-name="T22">ﭰ</text:span><text:span text:style-name="T31"> </text:span><text:span text:style-name="T22">ﭱ</text:span><text:span text:style-name="T31"> </text:span><text:span text:style-name="T22">ﭲ</text:span><text:span text:style-name="T31"> </text:span><text:span text:style-name="T22">ﭳﭴ</text:span><text:span text:style-name="T31"> </text:span><text:span text:style-name="T22">ﭵ</text:span><text:span text:style-name="T31"> </text:span><text:span text:style-name="T22">ﭶ</text:span><text:span text:style-name="T31"> </text:span><text:span text:style-name="T22">ﭷ</text:span><text:span text:style-name="T31"> </text:span><text:span text:style-name="T22">ﭸ</text:span><text:span text:style-name="T31"> </text:span><text:span text:style-name="T22">ﭹ</text:span><text:span text:style-name="T31"> </text:span><text:span text:style-name="T22">ﭺ</text:span><text:span text:style-name="T31"> </text:span><text:span text:style-name="T22">ﭻ</text:span><text:span text:style-name="T31"> </text:span><text:span text:style-name="T22">ﭼ</text:span><text:span text:style-name="T31"> </text:span><text:span text:style-name="T22">ﭽ</text:span><text:span text:style-name="T31"> </text:span><text:span text:style-name="T22">ﭾ</text:span><text:span text:style-name="T31"> </text:span><text:span text:style-name="T22">ﭿ</text:span><text:span text:style-name="T31"> </text:span><text:span text:style-name="T22">ﮀ</text:span><text:span text:style-name="T31"> </text:span><text:span text:style-name="T22">ﮁ</text:span><text:span text:style-name="T31"> </text:span><text:span text:style-name="T22">ﮂ</text:span><text:span text:style-name="T31"> </text:span><text:span text:style-name="T22">ﮃ</text:span><text:span text:style-name="T31"> </text:span><text:span text:style-name="T22">ﮄ</text:span><text:span text:style-name="T31"> </text:span><text:span text:style-name="T22">ﮅ</text:span><text:span text:style-name="T31"> </text:span><text:span text:style-name="T22">ﮆ</text:span><text:span text:style-name="T31"> </text:span><text:span text:style-name="T22">ﮇ</text:span><text:span text:style-name="T31"> </text:span><text:span text:style-name="T22">ﮈ</text:span><text:span text:style-name="T31"> </text:span><text:span text:style-name="T22">ﮉ</text:span><text:span text:style-name="T31"> </text:span><text:span text:style-name="T22">ﮊﮋ</text:span><text:span text:style-name="T31"> </text:span><text:span text:style-name="T22">ﮌ</text:span><text:span text:style-name="T31"> </text:span><text:span text:style-name="T22">ﮍ</text:span><text:span text:style-name="T31"> </text:span><text:span text:style-name="T22">ﮎ</text:span><text:span text:style-name="T31"> </text:span><text:span text:style-name="T22">ﮏ</text:span><text:span text:style-name="T31"> </text:span><text:span text:style-name="T22">ﮐﮑ</text:span><text:span text:style-name="T31"> </text:span><text:span text:style-name="T22">ﮒ</text:span><text:span text:style-name="T31"> </text:span><text:span text:style-name="T22">ﮓ</text:span><text:span text:style-name="T31"> </text:span><text:span text:style-name="T22">ﮔ</text:span><text:span text:style-name="T31"> </text:span><text:span text:style-name="T22">ﮕ</text:span><text:span text:style-name="T31"> </text:span><text:span text:style-name="T22">ﮖ</text:span><text:span text:style-name="T31"> </text:span><text:span text:style-name="T22">ﮗ</text:span><text:span text:style-name="T31"> </text:span><text:span text:style-name="T22">ﮘﮙ</text:span><text:span text:style-name="T31"> </text:span><text:span text:style-name="T22">ﮚ</text:span><text:span text:style-name="T31"> </text:span><text:span text:style-name="T22">ﮛ</text:span><text:span text:style-name="T31"> </text:span><text:span text:style-name="T22">ﮜ</text:span><text:span text:style-name="T31"> </text:span><text:span text:style-name="T22">ﮝ</text:span><text:span text:style-name="T31"> </text:span><text:span text:style-name="T22">ﮞﮟ</text:span><text:span text:style-name="T31"> </text:span><text:span text:style-name="T22">ﮠ</text:span><text:span text:style-name="T31"> </text:span><text:span text:style-name="T22">ﮡ</text:span><text:span text:style-name="T31"> </text:span><text:span text:style-name="T22">ﮢ</text:span><text:span text:style-name="T31"> </text:span><text:span text:style-name="T22">ﮣ</text:span><text:span text:style-name="T31"> </text:span><text:span text:style-name="T22">ﮤ</text:span><text:span text:style-name="T31"> </text:span><text:span text:style-name="T22">ﮥ</text:span><text:span text:style-name="T31"> </text:span><text:span text:style-name="T22">ﮦ</text:span><text:span text:style-name="T31"> </text:span><text:span text:style-name="T22">ﮧ</text:span><text:span text:style-name="T31"> </text:span><text:span text:style-name="T22">ﮨ</text:span><text:span text:style-name="T31"> </text:span><text:span text:style-name="T22">ﮩ</text:span><text:span text:style-name="T31"> </text:span><text:span text:style-name="T22">ﮪﮫ</text:span><text:span text:style-name="T31"> </text:span><text:span text:style-name="T22">ﮬ</text:span><text:span text:style-name="T31"> </text:span><text:span text:style-name="T22">ﮭﮮ</text:span><text:span text:style-name="T31"> </text:span><text:span text:style-name="T22">ﮯ</text:span><text:span text:style-name="T31"> </text:span><text:span text:style-name="T22">ﮰ</text:span><text:span text:style-name="T31"> </text:span><text:span text:style-name="T22">ﮱ</text:span><text:span text:style-name="T31"> </text:span><text:span text:style-name="T22">ﯓ</text:span><text:span text:style-name="T31"> </text:span><text:span text:style-name="T22">ﯔ</text:span><text:span text:style-name="T31"> </text:span><text:span text:style-name="T22">ﯕ</text:span><text:span text:style-name="T31"> </text:span><text:span text:style-name="T22">ﯖ</text:span><text:span text:style-name="T31"> </text:span><text:span text:style-name="T22">ﯗ</text:span><text:span text:style-name="T31"> </text:span><text:span text:style-name="T22">ﯘ</text:span><text:span text:style-name="T31"> </text:span><text:span text:style-name="T22">ﯙ</text:span><text:span text:style-name="T31"> </text:span><text:span text:style-name="T22">ﯚ</text:span><text:span text:style-name="T31"> </text:span><text:span text:style-name="T22">ﯛ</text:span><text:span text:style-name="T31"> </text:span><text:span text:style-name="T22">ﯜ</text:span><text:span text:style-name="T31"> </text:span><text:span text:style-name="T22">ﯝ</text:span><text:span text:style-name="T31"> </text:span><text:span text:style-name="T22">ﯞ</text:span><text:span text:style-name="T31"> </text:span><text:span text:style-name="T22">ﯟ</text:span><text:span text:style-name="T31"> </text:span><text:span text:style-name="T22">ﯠ</text:span><text:span text:style-name="T31"> </text:span><text:span text:style-name="T22">ﯡ</text:span><text:span text:style-name="T31"> </text:span><text:span text:style-name="T22">ﯢ</text:span><text:span text:style-name="T31"> </text:span><text:span text:style-name="T22">ﯣ</text:span><text:span text:style-name="T31"> </text:span><text:span text:style-name="T22">ﯤ</text:span><text:span text:style-name="T31"> </text:span><text:span text:style-name="T22">ﯥ</text:span><text:span text:style-name="T31"> </text:span><text:span text:style-name="T22">ﯦ</text:span><text:span text:style-name="T31"> </text:span><text:span text:style-name="T22">ﯧ</text:span><text:span text:style-name="T31"> </text:span><text:span text:style-name="T22">ﯨ</text:span><text:span text:style-name="T31"> </text:span><text:span text:style-name="T22">ﯩ</text:span><text:span text:style-name="T31"> </text:span><text:span text:style-name="T22">ﯪ</text:span><text:span text:style-name="T31"> </text:span><text:span text:style-name="T22">ﯫﯬ</text:span><text:span text:style-name="T31"> </text:span><text:span text:style-name="T22">ﯭ</text:span><text:span text:style-name="T31"> </text:span><text:span text:style-name="T22">ﯮ</text:span><text:span text:style-name="T31"> </text:span><text:span text:style-name="T22">ﯯ</text:span><text:span text:style-name="T31"> </text:span><text:span text:style-name="T22">ﯰ</text:span><text:span text:style-name="T31"> </text:span><text:span text:style-name="T22">ﯱ</text:span><text:span text:style-name="T31"> </text:span><text:span text:style-name="T22">ﯲ</text:span><text:span text:style-name="T31"> </text:span><text:span text:style-name="T22">ﯳ</text:span><text:span text:style-name="T31"> </text:span><text:span text:style-name="T22">ﯴ</text:span><text:span text:style-name="T31"> </text:span><text:span text:style-name="T22">ﯵ</text:span><text:span text:style-name="T31"> </text:span><text:span text:style-name="T22">ﯶﯷ</text:span><text:span text:style-name="T31"> </text:span><text:span text:style-name="T22">ﯸ</text:span><text:span text:style-name="T31"> </text:span><text:span text:style-name="T22">ﯹ</text:span><text:span text:style-name="T31"> </text:span><text:span text:style-name="T22">ﯺ</text:span><text:span text:style-name="T31"> </text:span><text:span text:style-name="T22">ﯻ</text:span><text:span text:style-name="T31"> </text:span><text:span text:style-name="T22">ﯼ</text:span><text:span text:style-name="T31"> </text:span><text:span text:style-name="T22">ﯽ</text:span><text:span text:style-name="T31"> </text:span><text:span text:style-name="T22">ﯾ</text:span><text:span text:style-name="T31"> </text:span><text:span text:style-name="T22">ﯿ</text:span><text:span text:style-name="T31"> </text:span><text:span text:style-name="T22">ﰀﰁ</text:span><text:span text:style-name="T31"> </text:span><text:span text:style-name="T22">ﰂ</text:span><text:span text:style-name="T31"> </text:span><text:span text:style-name="T22">ﰃ</text:span><text:span text:style-name="T31"> </text:span><text:span text:style-name="T22">ﰄ</text:span><text:span text:style-name="T31"> </text:span><text:span text:style-name="T22">ﰅ</text:span><text:span text:style-name="T31"> </text:span><text:span text:style-name="T22">ﰆ</text:span><text:span text:style-name="T31"> </text:span><text:span text:style-name="T22">ﰇ</text:span><text:span text:style-name="T31"> </text:span><text:span text:style-name="T22">ﰈ</text:span><text:span text:style-name="T31"> </text:span><text:span text:style-name="T22">ﰉ</text:span></text:p>
      <text:p text:style-name="P16"><text:span text:style-name="T26">ﭑ</text:span><text:span text:style-name="T31"> </text:span><text:span text:style-name="T23">ﭒ</text:span><text:span text:style-name="T31"> </text:span><text:span text:style-name="T23">ﭓ</text:span><text:span text:style-name="T31"> </text:span><text:span text:style-name="T23">ﭔ</text:span><text:span text:style-name="T31"> </text:span><text:span text:style-name="T23">ﭕ</text:span><text:span text:style-name="T31"> </text:span><text:span text:style-name="T23">ﭖ</text:span><text:span text:style-name="T31"> </text:span><text:span text:style-name="T23">ﭗ</text:span><text:span text:style-name="T31"> </text:span><text:span text:style-name="T23">ﭘ</text:span><text:span text:style-name="T31"> </text:span><text:span text:style-name="T23">ﭙﭚ</text:span><text:span text:style-name="T31"> </text:span><text:span text:style-name="T23">ﭛ</text:span><text:span text:style-name="T31"> </text:span><text:span text:style-name="T23">ﭜ</text:span><text:span text:style-name="T31"> </text:span><text:span text:style-name="T23">ﭝﭞ</text:span><text:span text:style-name="T31"> </text:span><text:span text:style-name="T23">ﭟ</text:span><text:span text:style-name="T31"> </text:span><text:span text:style-name="T23">ﭠ</text:span><text:span text:style-name="T31"> </text:span><text:span text:style-name="T23">ﭡ</text:span><text:span text:style-name="T31"> </text:span><text:span text:style-name="T23">ﭢ</text:span><text:span text:style-name="T31"> </text:span><text:span text:style-name="T23">ﭣﭤ</text:span><text:span text:style-name="T31"> </text:span><text:span text:style-name="T23">ﭥ</text:span><text:span text:style-name="T31"> </text:span><text:span text:style-name="T23">ﭦ</text:span><text:span text:style-name="T31"> </text:span><text:span text:style-name="T23">ﭧ</text:span><text:span text:style-name="T31"> </text:span><text:span text:style-name="T23">ﭨ</text:span><text:span text:style-name="T31"> </text:span><text:span text:style-name="T23">ﭩ</text:span><text:span text:style-name="T31"> </text:span><text:span text:style-name="T23">ﭪ</text:span><text:span text:style-name="T31"> </text:span><text:span text:style-name="T23">ﭫ</text:span><text:span text:style-name="T31"> </text:span><text:span text:style-name="T23">ﭬ</text:span><text:span text:style-name="T31"> </text:span><text:span text:style-name="T23">ﭭ</text:span><text:span text:style-name="T31"> </text:span><text:span text:style-name="T23">ﭮ</text:span><text:span text:style-name="T31"> </text:span><text:span text:style-name="T23">ﭯ</text:span><text:span text:style-name="T31"> </text:span><text:span text:style-name="T23">ﭰ</text:span><text:span text:style-name="T31"> </text:span><text:span text:style-name="T23">ﭱ</text:span><text:span text:style-name="T31"> </text:span><text:span text:style-name="T23">ﭲ</text:span><text:span text:style-name="T31"> </text:span><text:span text:style-name="T23">ﭳ</text:span><text:span text:style-name="T31"> </text:span><text:span text:style-name="T23">ﭴ</text:span><text:span text:style-name="T31"> </text:span><text:span text:style-name="T23">ﭵ</text:span><text:span text:style-name="T31"> </text:span><text:span text:style-name="T23">ﭶ</text:span><text:span text:style-name="T31"> </text:span><text:span text:style-name="T23">ﭷﭸ</text:span><text:span text:style-name="T33"> </text:span><text:span text:style-name="T24">ﭹ</text:span><text:span text:style-name="T33"> </text:span><text:span text:style-name="T24">ﭺ</text:span><text:span text:style-name="T33"> </text:span><text:span text:style-name="T24">ﭻ</text:span><text:span text:style-name="T33"> </text:span><text:span text:style-name="T24">ﭼ</text:span><text:span text:style-name="T33"> </text:span><text:span text:style-name="T24">ﭽ</text:span><text:span text:style-name="T33"> </text:span><text:span text:style-name="T24">ﭾ</text:span><text:span text:style-name="T33"> </text:span><text:span text:style-name="T24">ﭿ</text:span><text:span text:style-name="T33"> </text:span><text:span text:style-name="T24">ﮀ</text:span><text:span text:style-name="T31"> </text:span><text:span text:style-name="T24">ﮁ</text:span><text:span text:style-name="T31"> </text:span><text:span text:style-name="T23">ﮂ</text:span><text:span text:style-name="T31"> </text:span><text:span text:style-name="T23">ﮃ</text:span><text:span text:style-name="T31"> </text:span><text:span text:style-name="T23">ﮄ</text:span><text:span text:style-name="T31"> </text:span><text:span text:style-name="T23">ﮅ</text:span><text:span text:style-name="T31"> </text:span><text:span text:style-name="T23">ﮆ</text:span><text:span text:style-name="T31"> </text:span><text:span text:style-name="T23">ﮇ</text:span><text:span text:style-name="T31"> </text:span><text:span text:style-name="T23">ﮈ</text:span><text:span text:style-name="T31"> </text:span><text:span text:style-name="T23">ﮉ</text:span><text:span text:style-name="T31"> </text:span><text:span text:style-name="T23">ﮊ</text:span><text:span text:style-name="T31"> </text:span><text:span text:style-name="T23">ﮋ</text:span><text:span text:style-name="T31"> </text:span><text:span text:style-name="T23">ﮌ</text:span><text:span text:style-name="T31"> </text:span><text:span text:style-name="T23">ﮍ</text:span><text:span text:style-name="T31"> </text:span><text:span text:style-name="T23">ﮎ</text:span><text:span text:style-name="T31"> </text:span><text:span text:style-name="T23">ﮏ</text:span><text:span text:style-name="T31"> </text:span><text:span text:style-name="T23">ﮐ</text:span><text:span text:style-name="T31"> </text:span><text:span text:style-name="T23">ﮑ</text:span><text:span text:style-name="T31"> </text:span><text:span text:style-name="T23">ﮒﮓ</text:span><text:span text:style-name="T31"> </text:span><text:span text:style-name="T23">ﮔ</text:span><text:span text:style-name="T31"> </text:span><text:span text:style-name="T23">ﮕﮖ</text:span><text:span text:style-name="T31"> </text:span><text:span text:style-name="T23">ﮗ</text:span><text:span text:style-name="T31"> </text:span><text:span text:style-name="T23">ﮘ</text:span><text:span text:style-name="T31"> </text:span><text:span text:style-name="T23">ﮙ</text:span><text:span text:style-name="T31"> </text:span><text:span text:style-name="T23">ﮚ</text:span><text:span text:style-name="T31"> </text:span><text:span text:style-name="T23">ﮛ</text:span><text:span text:style-name="T31"> </text:span><text:span text:style-name="T23">ﮜ</text:span><text:span text:style-name="T31"> </text:span><text:span text:style-name="T23">ﮝ</text:span><text:span text:style-name="T31"> </text:span><text:span text:style-name="T23">ﮞ</text:span><text:span text:style-name="T31"> </text:span><text:span text:style-name="T23">ﮟ</text:span><text:span text:style-name="T31"> </text:span><text:span text:style-name="T23">ﮠ</text:span><text:span text:style-name="T31"> </text:span><text:span text:style-name="T23">ﮡ</text:span><text:span text:style-name="T31"> </text:span><text:span text:style-name="T23">ﮢ</text:span><text:span text:style-name="T31"> </text:span><text:span text:style-name="T23">ﮣ</text:span><text:span text:style-name="T31"> </text:span><text:span text:style-name="T23">ﮤ</text:span><text:span text:style-name="T31"> </text:span><text:span text:style-name="T23">ﮥ</text:span><text:span text:style-name="T31"> </text:span><text:span text:style-name="T23">ﮦ</text:span><text:span text:style-name="T31"> </text:span><text:span text:style-name="T23">ﮧ</text:span><text:span text:style-name="T31"> </text:span><text:span text:style-name="T23">ﮨ</text:span><text:span text:style-name="T31"> </text:span><text:span text:style-name="T23">ﮩ</text:span><text:span text:style-name="T31"> </text:span><text:span text:style-name="T23">ﮪ</text:span><text:span text:style-name="T31"> </text:span><text:span text:style-name="T23">ﮫ</text:span><text:span text:style-name="T31"> </text:span><text:span text:style-name="T23">ﮬ</text:span><text:span text:style-name="T31"> </text:span><text:span text:style-name="T23">ﮭ</text:span><text:span text:style-name="T31"> </text:span><text:span text:style-name="T23">ﮮ</text:span><text:span text:style-name="T31"> </text:span><text:span text:style-name="T23">ﮯ</text:span><text:span text:style-name="T31"> </text:span><text:span text:style-name="T23">ﮰ</text:span><text:span text:style-name="T31"> </text:span><text:span text:style-name="T23">ﮱ</text:span><text:span text:style-name="T31"> </text:span><text:span text:style-name="T23">ﯓ</text:span><text:span text:style-name="T31"> </text:span><text:span text:style-name="T23">ﯔ</text:span><text:span text:style-name="T31"> </text:span><text:span text:style-name="T23">ﯕ</text:span><text:span text:style-name="T31"> </text:span><text:span text:style-name="T23">ﯖ</text:span><text:span text:style-name="T31"> </text:span><text:span text:style-name="T23">ﯗ</text:span><text:span text:style-name="T31"> </text:span><text:span text:style-name="T23">ﯘﯙ</text:span><text:span text:style-name="T31"> </text:span><text:span text:style-name="T23">ﯚ</text:span><text:span text:style-name="T31"> </text:span><text:span text:style-name="T23">ﯛ</text:span><text:span text:style-name="T31"> </text:span><text:span text:style-name="T23">ﯜ</text:span><text:span text:style-name="T31"> </text:span><text:span text:style-name="T23">ﯝ</text:span><text:span text:style-name="T31"> </text:span><text:span text:style-name="T23">ﯞ</text:span><text:span text:style-name="T31"> </text:span><text:span text:style-name="T23">ﯟﯠ</text:span><text:span text:style-name="T31"> </text:span><text:span text:style-name="T23">ﯡ</text:span><text:span text:style-name="T31"> </text:span><text:span text:style-name="T23">ﯢ</text:span><text:span text:style-name="T31"> </text:span><text:span text:style-name="T23">ﯣ</text:span><text:span text:style-name="T31"> </text:span><text:span text:style-name="T23">ﯤ</text:span><text:span text:style-name="T31"> </text:span><text:span text:style-name="T23">ﯥ</text:span><text:span text:style-name="T31"> </text:span><text:span text:style-name="T23">ﯦ</text:span><text:span text:style-name="T31"> </text:span><text:span text:style-name="T23">ﯧ</text:span><text:span text:style-name="T31"> </text:span><text:span text:style-name="T23">ﯨ</text:span><text:span text:style-name="T31"> </text:span><text:span text:style-name="T23">ﯩ</text:span><text:span text:style-name="T31"> </text:span><text:span text:style-name="T23">ﯪ</text:span><text:span text:style-name="T31"> </text:span><text:span text:style-name="T23">ﯫ</text:span><text:span text:style-name="T31"> </text:span><text:span text:style-name="T23">ﯬ</text:span><text:span text:style-name="T31"> </text:span><text:span text:style-name="T23">ﯭ</text:span><text:span text:style-name="T31"> </text:span><text:span text:style-name="T23">ﯮ</text:span><text:span text:style-name="T31"> </text:span><text:span text:style-name="T23">ﯯ</text:span><text:span text:style-name="T31"> </text:span><text:span text:style-name="T23">ﯰ</text:span><text:span text:style-name="T31"> </text:span><text:span text:style-name="T23">ﯱ</text:span><text:span text:style-name="T31"> </text:span><text:span text:style-name="T23">ﯲ</text:span><text:span text:style-name="T31"> </text:span><text:span text:style-name="T23">ﯳ</text:span><text:span text:style-name="T31"> </text:span><text:span text:style-name="T23">ﯴ</text:span><text:span text:style-name="T31"> </text:span><text:span text:style-name="T23">ﯵ</text:span><text:span text:style-name="T31"> </text:span><text:span text:style-name="T23">ﯶ</text:span><text:span text:style-name="T31"> </text:span><text:span text:style-name="T23">ﯷ</text:span><text:span text:style-name="T31"> </text:span><text:span text:style-name="T23">ﯸ</text:span><text:span text:style-name="T31"> </text:span><text:span text:style-name="T23">ﯹ</text:span><text:span text:style-name="T31"> </text:span><text:span text:style-name="T23">ﯺ</text:span><text:span text:style-name="T31"> </text:span><text:span text:style-name="T23">ﯻ</text:span><text:span text:style-name="T31"> </text:span><text:span text:style-name="T23">ﯼ</text:span><text:span text:style-name="T31"> </text:span><text:span text:style-name="T23">ﯽ</text:span><text:span text:style-name="T31"> </text:span><text:span text:style-name="T23">ﯾ</text:span><text:span text:style-name="T31"> </text:span><text:span text:style-name="T23">ﯿ</text:span><text:span text:style-name="T31"> </text:span><text:span text:style-name="T23">ﰀ</text:span><text:span text:style-name="T31"> </text:span><text:span text:style-name="T23">ﰁ</text:span><text:span text:style-name="T31"> </text:span><text:span text:style-name="T24">ﰂ</text:span><text:span text:style-name="T33"> </text:span><text:span text:style-name="T24">ﰃ</text:span><text:span text:style-name="T33"> </text:span><text:span text:style-name="T24">ﰄ</text:span><text:span text:style-name="T33"> </text:span><text:span text:style-name="T24">ﰅ</text:span><text:span text:style-name="T33"> </text:span><text:span text:style-name="T24">ﰆ</text:span><text:span text:style-name="T33"> </text:span><text:span text:style-name="T24">ﰇ</text:span><text:span text:style-name="T33"> </text:span><text:span text:style-name="T24">ﰈ</text:span><text:span text:style-name="T33"> </text:span><text:span text:style-name="T24">ﰉ</text:span><text:span text:style-name="T33"> </text:span><text:span text:style-name="T24">ﰊ</text:span><text:span text:style-name="T33"> </text:span><text:span text:style-name="T24">ﰋ</text:span><text:span text:style-name="T31"> </text:span><text:span text:style-name="T25">ﰌ</text:span><text:span text:style-name="T35"> <text:s/></text:span><text:span text:style-name="T25">ﰍ</text:span><text:span text:style-name="T35"> </text:span><text:span text:style-name="T25">ﰎ</text:span><text:span text:style-name="T35"> </text:span><text:span text:style-name="T25">ﰏ</text:span><text:span text:style-name="T35"> </text:span><text:span text:style-name="T25">ﰐﰑ</text:span><text:span text:style-name="T35"> </text:span><text:span text:style-name="T25">ﰒ</text:span><text:span text:style-name="T35"> </text:span><text:span text:style-name="T25">ﰓ</text:span><text:span text:style-name="T35"> </text:span><text:span text:style-name="T25">ﰔ</text:span><text:span text:style-name="T35"> </text:span><text:span text:style-name="T25">ﰕ</text:span><text:span text:style-name="T35"> </text:span><text:span text:style-name="T25">ﰖ</text:span><text:span text:style-name="T35"> </text:span><text:span text:style-name="T25">ﰗ</text:span></text:p>
      <text:p text:style-name="P17"><text:span text:style-name="T26">ﭑ</text:span><text:span text:style-name="T31"> </text:span><text:span text:style-name="T26">ﭒ</text:span><text:span text:style-name="T31"> </text:span><text:span text:style-name="T26">ﭓ</text:span><text:span text:style-name="T31"> </text:span><text:span text:style-name="T26">ﭔ</text:span><text:span text:style-name="T31"> </text:span><text:span text:style-name="T26">ﭕ</text:span><text:span text:style-name="T31"> </text:span><text:span text:style-name="T26">ﭖ</text:span><text:span text:style-name="T31"> </text:span><text:span text:style-name="T26">ﭗﭘ</text:span><text:span text:style-name="T31"> </text:span><text:span text:style-name="T26">ﭙ</text:span><text:span text:style-name="T31"> </text:span><text:span text:style-name="T26">ﭚ</text:span><text:span text:style-name="T31"> </text:span><text:span text:style-name="T26">ﭛ</text:span><text:span text:style-name="T31"> </text:span><text:span text:style-name="T26">ﭜ</text:span><text:span text:style-name="T31"> </text:span><text:span text:style-name="T26">ﭝ</text:span><text:span text:style-name="T31"> </text:span><text:span text:style-name="T26">ﭞ</text:span><text:span text:style-name="T31"> </text:span><text:span text:style-name="T26">ﭟ</text:span><text:span text:style-name="T31"> </text:span><text:span text:style-name="T26">ﭠ</text:span><text:span text:style-name="T31"> </text:span><text:span text:style-name="T26">ﭡ</text:span><text:span text:style-name="T31"> </text:span><text:span text:style-name="T26">ﭢ</text:span><text:span text:style-name="T31"> </text:span><text:span text:style-name="T26">ﭣ</text:span><text:span text:style-name="T31"> </text:span><text:span text:style-name="T26">ﭤ</text:span><text:span text:style-name="T31"> </text:span><text:span text:style-name="T26">ﭥ</text:span><text:span text:style-name="T31"> </text:span><text:span text:style-name="T26">ﭦ</text:span><text:span text:style-name="T31"> </text:span><text:span text:style-name="T26">ﭧ</text:span><text:span text:style-name="T31"> </text:span><text:span text:style-name="T26">ﭨ</text:span><text:span text:style-name="T31"> </text:span><text:span text:style-name="T26">ﭩ</text:span><text:span text:style-name="T31"> </text:span><text:span text:style-name="T26">ﭪ</text:span><text:span text:style-name="T31"> </text:span><text:span text:style-name="T26">ﭫ</text:span><text:span text:style-name="T31"> </text:span><text:span text:style-name="T26">ﭬ</text:span><text:span text:style-name="T31"> </text:span><text:span text:style-name="T26">ﭭ</text:span><text:span text:style-name="T31"> </text:span><text:span text:style-name="T26">ﭮ</text:span><text:span text:style-name="T31"> </text:span><text:span text:style-name="T26">ﭯ</text:span><text:span text:style-name="T31"> </text:span><text:span text:style-name="T26">ﭰ</text:span><text:span text:style-name="T31"> </text:span><text:span text:style-name="T26">ﭱ</text:span><text:span text:style-name="T31"> </text:span><text:span text:style-name="T26">ﭲ</text:span><text:span text:style-name="T31"> </text:span><text:span text:style-name="T26">ﭳ</text:span><text:span text:style-name="T31"> </text:span><text:span text:style-name="T26">ﭴ</text:span><text:span text:style-name="T31"> </text:span><text:span text:style-name="T26">ﭵ</text:span><text:span text:style-name="T31"> </text:span><text:span text:style-name="T26">ﭶ</text:span><text:span text:style-name="T31"> </text:span><text:span text:style-name="T26">ﭷ</text:span><text:span text:style-name="T31"> </text:span><text:span text:style-name="T26">ﭸ</text:span><text:span text:style-name="T31"> </text:span><text:span text:style-name="T26">ﭹ</text:span><text:span text:style-name="T31"> </text:span><text:span text:style-name="T26">ﭺ</text:span><text:span text:style-name="T31"> </text:span><text:span text:style-name="T26">ﭻ</text:span><text:span text:style-name="T31"> </text:span><text:span text:style-name="T26">ﭼﭽ</text:span><text:span text:style-name="T31"> </text:span><text:span text:style-name="T26">ﭾ</text:span><text:span text:style-name="T31"> </text:span><text:span text:style-name="T26">ﭿ</text:span><text:span text:style-name="T31"> </text:span><text:span text:style-name="T26">ﮀ</text:span><text:span text:style-name="T31"> </text:span><text:span text:style-name="T26">ﮁ</text:span><text:span text:style-name="T31"> </text:span><text:span text:style-name="T26">ﮂ</text:span><text:span text:style-name="T31"> </text:span><text:span text:style-name="T26">ﮃ</text:span><text:span text:style-name="T31"> </text:span><text:span text:style-name="T26">ﮄ</text:span><text:span text:style-name="T31"> </text:span><text:span text:style-name="T26">ﮅ</text:span><text:span text:style-name="T31"> </text:span><text:span text:style-name="T26">ﮆ</text:span><text:span text:style-name="T31"> </text:span><text:span text:style-name="T26">ﮇ</text:span><text:span text:style-name="T31"> </text:span><text:span text:style-name="T26">ﮈﮉ</text:span><text:span text:style-name="T31"> </text:span><text:span text:style-name="T26">ﮊ</text:span><text:span text:style-name="T31"> </text:span><text:span text:style-name="T26">ﮋ</text:span><text:span text:style-name="T31"> </text:span><text:span text:style-name="T26">ﮌ</text:span><text:span text:style-name="T31"> </text:span><text:span text:style-name="T26">ﮍ</text:span><text:span text:style-name="T31"> </text:span><text:span text:style-name="T26">ﮎ</text:span><text:span text:style-name="T31"> </text:span><text:span text:style-name="T26">ﮏ</text:span><text:span text:style-name="T31"> </text:span><text:span text:style-name="T26">ﮐ</text:span><text:span text:style-name="T31"> </text:span><text:span text:style-name="T26">ﮑ</text:span><text:span text:style-name="T31"> </text:span><text:span text:style-name="T26">ﮒ</text:span><text:span text:style-name="T31"> </text:span><text:span text:style-name="T26">ﮓ</text:span><text:span text:style-name="T31"> </text:span><text:span text:style-name="T26">ﮔ</text:span><text:span text:style-name="T31"> </text:span><text:span text:style-name="T26">ﮕ</text:span><text:span text:style-name="T31"> </text:span><text:span text:style-name="T26">ﮖ</text:span><text:span text:style-name="T31"> </text:span><text:span text:style-name="T26">ﮗ</text:span><text:span text:style-name="T31"> </text:span><text:span text:style-name="T26">ﮘ</text:span><text:span text:style-name="T31"> </text:span><text:span text:style-name="T26">ﮙ</text:span><text:span text:style-name="T31"> </text:span><text:span text:style-name="T26">ﮚ</text:span><text:span text:style-name="T31"> </text:span><text:span text:style-name="T26">ﮛ</text:span><text:span text:style-name="T31"> </text:span><text:span text:style-name="T26">ﮜﮝ</text:span><text:span text:style-name="T31"> </text:span><text:span text:style-name="T26">ﮞ</text:span><text:span text:style-name="T31"> </text:span><text:span text:style-name="T26">ﮟ</text:span><text:span text:style-name="T31"> </text:span><text:span text:style-name="T26">ﮠ</text:span><text:span text:style-name="T31"> </text:span><text:span text:style-name="T26">ﮡ</text:span><text:span text:style-name="T31"> </text:span><text:span text:style-name="T26">ﮢ</text:span><text:span text:style-name="T31"> </text:span><text:span text:style-name="T26">ﮣ</text:span><text:span text:style-name="T31"> </text:span><text:span text:style-name="T26">ﮤ</text:span><text:span text:style-name="T31"> </text:span><text:span text:style-name="T26">ﮥ</text:span><text:span text:style-name="T31"> </text:span><text:span text:style-name="T26">ﮦ</text:span><text:span text:style-name="T31"> </text:span><text:span text:style-name="T26">ﮧ</text:span><text:span text:style-name="T31"> </text:span><text:span text:style-name="T26">ﮨ</text:span><text:span text:style-name="T31"> </text:span><text:span text:style-name="T26">ﮩ</text:span><text:span text:style-name="T31"> </text:span><text:span text:style-name="T26">ﮪ</text:span><text:span text:style-name="T31"> </text:span><text:span text:style-name="T26">ﮫ</text:span><text:span text:style-name="T31"> </text:span><text:span text:style-name="T26">ﮬﮭ</text:span><text:span text:style-name="T31"> </text:span><text:span text:style-name="T26">ﮮ</text:span><text:span text:style-name="T31"> </text:span><text:span text:style-name="T26">ﮯ</text:span><text:span text:style-name="T31"> </text:span><text:span text:style-name="T26">ﮰ</text:span><text:span text:style-name="T31"> </text:span><text:span text:style-name="T26">ﮱ</text:span><text:span text:style-name="T31"> </text:span><text:span text:style-name="T26">ﯓ</text:span><text:span text:style-name="T31"> </text:span><text:span text:style-name="T26">ﯔ</text:span><text:span text:style-name="T31"> </text:span><text:span text:style-name="T26">ﯕ</text:span><text:span text:style-name="T31"> </text:span><text:span text:style-name="T26">ﯖ</text:span><text:span text:style-name="T31"> </text:span><text:span text:style-name="T26">ﯗ</text:span><text:span text:style-name="T31"> </text:span><text:span text:style-name="T26">ﯘ</text:span><text:span text:style-name="T31"> </text:span><text:span text:style-name="T26">ﯙ</text:span><text:span text:style-name="T31"> </text:span><text:span text:style-name="T26">ﯚ</text:span><text:span text:style-name="T31"> </text:span><text:span text:style-name="T26">ﯛ</text:span><text:span text:style-name="T31"> </text:span><text:span text:style-name="T26">ﯜﯝ</text:span><text:span text:style-name="T31"> </text:span><text:span text:style-name="T26">ﯞ</text:span><text:span text:style-name="T31"> </text:span><text:span text:style-name="T26">ﯟ</text:span><text:span text:style-name="T31"> </text:span><text:span text:style-name="T26">ﯠ</text:span><text:span text:style-name="T31"> </text:span><text:span text:style-name="T26">ﯡ</text:span><text:span text:style-name="T31"> </text:span><text:span text:style-name="T26">ﯢ</text:span><text:span text:style-name="T31"> </text:span><text:span text:style-name="T26">ﯣ</text:span><text:span text:style-name="T31"> </text:span><text:span text:style-name="T26">ﯤ</text:span><text:span text:style-name="T31"> </text:span><text:span text:style-name="T26">ﯥ</text:span><text:span text:style-name="T31"> </text:span><text:span text:style-name="T26">ﯦ</text:span><text:span text:style-name="T31"> </text:span><text:span text:style-name="T26">ﯧﯨ</text:span><text:span text:style-name="T31"> </text:span><text:span text:style-name="T26">ﯩ</text:span><text:span text:style-name="T31"> </text:span><text:span text:style-name="T26">ﯪ</text:span><text:span text:style-name="T31"> </text:span><text:span text:style-name="T26">ﯫ</text:span><text:span text:style-name="T31"> </text:span><text:span text:style-name="T26">ﯬ</text:span><text:span text:style-name="T31"> </text:span><text:span text:style-name="T26">ﯭﯮ</text:span><text:span text:style-name="T31"> </text:span><text:span text:style-name="T26">ﯯ</text:span><text:span text:style-name="T31"> </text:span><text:span text:style-name="T26">ﯰ</text:span><text:span text:style-name="T31"> </text:span><text:span text:style-name="T26">ﯱ</text:span><text:span text:style-name="T31"> </text:span><text:span text:style-name="T26">ﯲ</text:span><text:span text:style-name="T31"> </text:span><text:span text:style-name="T26">ﯳ</text:span><text:span text:style-name="T31"> </text:span><text:span text:style-name="T26">ﯴﯵ</text:span><text:span text:style-name="T31"> </text:span><text:span text:style-name="T26">ﯶ</text:span><text:span text:style-name="T31"> </text:span><text:span text:style-name="T26">ﯷ</text:span><text:span text:style-name="T31"> </text:span><text:span text:style-name="T26">ﯸ</text:span><text:span text:style-name="T31"> </text:span><text:span text:style-name="T26">ﯹ</text:span><text:span text:style-name="T31"> </text:span><text:span text:style-name="T26">ﯺ</text:span><text:span text:style-name="T31"> </text:span><text:span text:style-name="T26">ﯻ</text:span><text:span text:style-name="T31"> </text:span><text:span text:style-name="T26">ﯼ</text:span><text:span text:style-name="T31"> </text:span><text:span text:style-name="T26">ﯽ</text:span><text:span text:style-name="T31"> </text:span><text:span text:style-name="T26">ﯾ</text:span><text:span text:style-name="T31"> </text:span><text:span text:style-name="T26">ﯿﰀ</text:span><text:span text:style-name="T31"> </text:span><text:span text:style-name="T26">ﰁ</text:span><text:span text:style-name="T31"> </text:span><text:span text:style-name="T26">ﰂ</text:span><text:span text:style-name="T31"> </text:span><text:span text:style-name="T26">ﰃ</text:span><text:span text:style-name="T31"> </text:span><text:span text:style-name="T26">ﰄ</text:span><text:span text:style-name="T31"> </text:span><text:span text:style-name="T26">ﰅ</text:span><text:span text:style-name="T31"> </text:span><text:span text:style-name="T26">ﰆ</text:span><text:span text:style-name="T31"> </text:span><text:span text:style-name="T26">ﰇﰈ</text:span><text:span text:style-name="T31"> </text:span><text:span text:style-name="T26">ﰉ</text:span><text:span text:style-name="T31"> </text:span><text:span text:style-name="T26">ﰊ</text:span><text:span text:style-name="T31"> </text:span><text:span text:style-name="T26">ﰋ</text:span><text:span text:style-name="T31"> </text:span><text:span text:style-name="T26">ﰌ</text:span><text:span text:style-name="T31"> </text:span><text:span text:style-name="T26">ﰍ</text:span><text:span text:style-name="T31"> </text:span><text:span text:style-name="T26">ﰎﰏ</text:span><text:span text:style-name="T31"> </text:span><text:span text:style-name="T26">ﰐ</text:span><text:span text:style-name="T31"> </text:span><text:span text:style-name="T26">ﰑ</text:span><text:span text:style-name="T31"> </text:span><text:span text:style-name="T26">ﰒ</text:span><text:span text:style-name="T31"> </text:span><text:span text:style-name="T26">ﰓﰔ</text:span><text:span text:style-name="T31"> </text:span><text:span text:style-name="T26">ﰕ</text:span><text:span text:style-name="T31"> </text:span><text:span text:style-name="T26">ﰖ</text:span><text:span text:style-name="T31"> </text:span><text:span text:style-name="T26">ﰗ</text:span><text:span text:style-name="T31"> </text:span><text:span text:style-name="T26">ﰘ</text:span><text:span text:style-name="T31"> </text:span><text:span text:style-name="T26">ﰙ</text:span></text:p>
      <text:p text:style-name="P18"><text:span text:style-name="T27">ﭑ</text:span><text:span text:style-name="T31"> </text:span><text:span text:style-name="T27">ﭒ</text:span><text:span text:style-name="T31"> </text:span><text:span text:style-name="T27">ﭓ</text:span><text:span text:style-name="T31"> </text:span><text:span text:style-name="T27">ﭔ</text:span><text:span text:style-name="T31"> </text:span><text:span text:style-name="T27">ﭕ</text:span><text:span text:style-name="T31"> </text:span><text:span text:style-name="T27">ﭖ</text:span><text:span text:style-name="T31"> </text:span><text:span text:style-name="T27">ﭗ</text:span><text:span text:style-name="T31"> </text:span><text:span text:style-name="T27">ﭘ</text:span><text:span text:style-name="T31"> </text:span><text:span text:style-name="T27">ﭙ</text:span><text:span text:style-name="T31"> </text:span><text:span text:style-name="T27">ﭚ</text:span><text:span text:style-name="T31"> </text:span><text:span text:style-name="T27">ﭛ</text:span><text:span text:style-name="T31"> </text:span><text:span text:style-name="T27">ﭜ</text:span><text:span text:style-name="T31"> </text:span><text:span text:style-name="T27">ﭝ</text:span><text:span text:style-name="T31"> </text:span><text:span text:style-name="T28">ﭞ</text:span><text:span text:style-name="T33"> </text:span><text:span text:style-name="T28">ﭟ</text:span><text:span text:style-name="T33"> </text:span><text:span text:style-name="T28">ﭠ</text:span><text:span text:style-name="T31"> </text:span><text:span text:style-name="T27">ﭡ</text:span><text:span text:style-name="T31"> </text:span><text:span text:style-name="T27">ﭢ</text:span><text:span text:style-name="T31"> </text:span><text:span text:style-name="T27">ﭣ</text:span><text:span text:style-name="T31"> </text:span><text:span text:style-name="T27">ﭤ</text:span><text:span text:style-name="T31"> </text:span><text:span text:style-name="T27">ﭥ</text:span><text:span text:style-name="T31"> </text:span><text:span text:style-name="T27">ﭦ</text:span><text:span text:style-name="T31"> </text:span><text:span text:style-name="T27">ﭧ</text:span><text:span text:style-name="T31"> </text:span><text:span text:style-name="T27">ﭨ</text:span><text:span text:style-name="T31"> </text:span><text:span text:style-name="T27">ﭩ</text:span><text:span text:style-name="T31"> </text:span><text:span text:style-name="T27">ﭪ</text:span><text:span text:style-name="T31"> </text:span><text:span text:style-name="T27">ﭫ</text:span><text:span text:style-name="T31"> </text:span><text:span text:style-name="T27">ﭬ</text:span><text:span text:style-name="T31"> </text:span><text:span text:style-name="T27">ﭭﭮ</text:span><text:span text:style-name="T31"> </text:span><text:span text:style-name="T27">ﭯ</text:span><text:span text:style-name="T31"> </text:span><text:span text:style-name="T27">ﭰ</text:span><text:span text:style-name="T31"> </text:span><text:span text:style-name="T27">ﭱﭲ</text:span><text:span text:style-name="T31"> </text:span><text:span text:style-name="T27">ﭳ</text:span><text:span text:style-name="T31"> </text:span><text:span text:style-name="T27">ﭴ</text:span><text:span text:style-name="T31"> </text:span><text:span text:style-name="T27">ﭵ</text:span><text:span text:style-name="T31"> </text:span><text:span text:style-name="T27">ﭶ</text:span><text:span text:style-name="T31"> </text:span><text:span text:style-name="T27">ﭷ</text:span><text:span text:style-name="T31"> </text:span><text:span text:style-name="T27">ﭸ</text:span><text:span text:style-name="T31"> </text:span><text:span text:style-name="T27">ﭹ</text:span><text:span text:style-name="T31"> </text:span><text:span text:style-name="T27">ﭺ</text:span><text:span text:style-name="T31"> </text:span><text:span text:style-name="T27">ﭻ</text:span><text:span text:style-name="T31"> </text:span><text:span text:style-name="T27">ﭼ</text:span><text:span text:style-name="T31"> </text:span><text:span text:style-name="T27">ﭽ</text:span><text:span text:style-name="T31"> </text:span><text:span text:style-name="T27">ﭾ</text:span><text:span text:style-name="T31"> </text:span><text:span text:style-name="T27">ﭿ</text:span><text:span text:style-name="T31"> </text:span><text:span text:style-name="T27">ﮀ</text:span><text:span text:style-name="T31"> </text:span><text:span text:style-name="T27">ﮁﮂ</text:span><text:span text:style-name="T31"> </text:span><text:span text:style-name="T27">ﮃ</text:span><text:span text:style-name="T31"> </text:span><text:span text:style-name="T27">ﮄ</text:span><text:span text:style-name="T31"> </text:span><text:span text:style-name="T27">ﮅ</text:span><text:span text:style-name="T31"> </text:span><text:span text:style-name="T27">ﮆ</text:span><text:span text:style-name="T31"> </text:span><text:span text:style-name="T27">ﮇ</text:span><text:span text:style-name="T31"> </text:span><text:span text:style-name="T27">ﮈﮉ</text:span><text:span text:style-name="T31"> </text:span><text:span text:style-name="T27">ﮊ</text:span><text:span text:style-name="T31"> </text:span><text:span text:style-name="T27">ﮋ</text:span><text:span text:style-name="T31"> </text:span><text:span text:style-name="T27">ﮌ</text:span><text:span text:style-name="T31"> </text:span><text:span text:style-name="T27">ﮍﮎ</text:span><text:span text:style-name="T31"> </text:span><text:span text:style-name="T27">ﮏ</text:span><text:span text:style-name="T31"> </text:span><text:span text:style-name="T27">ﮐ</text:span><text:span text:style-name="T31"> </text:span><text:span text:style-name="T27">ﮑ</text:span><text:span text:style-name="T31"> </text:span><text:span text:style-name="T27">ﮒ</text:span><text:span text:style-name="T31"> </text:span><text:span text:style-name="T27">ﮓ</text:span><text:span text:style-name="T31"> </text:span><text:span text:style-name="T27">ﮔ</text:span><text:span text:style-name="T31"> </text:span><text:span text:style-name="T27">ﮕ</text:span><text:span text:style-name="T31"> </text:span><text:span text:style-name="T27">ﮖ</text:span><text:span text:style-name="T31"> </text:span><text:span text:style-name="T27">ﮗ</text:span><text:span text:style-name="T31"> </text:span><text:span text:style-name="T27">ﮘ</text:span><text:span text:style-name="T31"> </text:span><text:span text:style-name="T27">ﮙ</text:span><text:span text:style-name="T31"> </text:span><text:span text:style-name="T27">ﮚ</text:span><text:span text:style-name="T31"> </text:span><text:span text:style-name="T27">ﮛ</text:span><text:span text:style-name="T31"> </text:span><text:span text:style-name="T27">ﮜ</text:span><text:span text:style-name="T31"> </text:span><text:span text:style-name="T27">ﮝ</text:span><text:span text:style-name="T31"> </text:span><text:span text:style-name="T27">ﮞ</text:span><text:span text:style-name="T31"> </text:span><text:span text:style-name="T27">ﮟ</text:span><text:span text:style-name="T31"> </text:span><text:span text:style-name="T27">ﮠ</text:span><text:span text:style-name="T31"> </text:span><text:span text:style-name="T27">ﮡ</text:span><text:span text:style-name="T31"> </text:span><text:span text:style-name="T27">ﮢ</text:span><text:span text:style-name="T31"> </text:span><text:span text:style-name="T27">ﮣ</text:span><text:span text:style-name="T31"> </text:span><text:span text:style-name="T27">ﮤﮥ</text:span><text:span text:style-name="T31"> </text:span><text:span text:style-name="T27">ﮦ</text:span><text:span text:style-name="T31"> </text:span><text:span text:style-name="T27">ﮧ</text:span><text:span text:style-name="T31"> </text:span><text:span text:style-name="T27">ﮨ</text:span><text:span text:style-name="T31"> </text:span><text:span text:style-name="T27">ﮩ</text:span><text:span text:style-name="T31"> </text:span><text:span text:style-name="T27">ﮪ</text:span><text:span text:style-name="T31"> </text:span><text:span text:style-name="T27">ﮫ</text:span><text:span text:style-name="T31"> </text:span><text:span text:style-name="T27">ﮬ</text:span><text:span text:style-name="T31"> </text:span><text:span text:style-name="T27">ﮭ</text:span><text:span text:style-name="T31"> </text:span><text:span text:style-name="T27">ﮮ</text:span><text:span text:style-name="T31"> </text:span><text:span text:style-name="T27">ﮯﮰ</text:span><text:span text:style-name="T31"> </text:span><text:span text:style-name="T27">ﮱ</text:span><text:span text:style-name="T31"> </text:span><text:span text:style-name="T27">ﯓ</text:span><text:span text:style-name="T31"> </text:span><text:span text:style-name="T27">ﯔ</text:span><text:span text:style-name="T31"> </text:span><text:span text:style-name="T27">ﯕ</text:span><text:span text:style-name="T31"> </text:span><text:span text:style-name="T27">ﯖ</text:span><text:span text:style-name="T31"> </text:span><text:span text:style-name="T27">ﯗ</text:span><text:span text:style-name="T31"> </text:span><text:span text:style-name="T27">ﯘ</text:span><text:span text:style-name="T31"> </text:span><text:span text:style-name="T27">ﯙ</text:span><text:span text:style-name="T31"> </text:span><text:span text:style-name="T27">ﯚ</text:span><text:span text:style-name="T31"> </text:span><text:span text:style-name="T27">ﯛ</text:span><text:span text:style-name="T31"> </text:span><text:span text:style-name="T27">ﯜ</text:span><text:span text:style-name="T31"> </text:span><text:span text:style-name="T27">ﯝ</text:span><text:span text:style-name="T31"> </text:span><text:span text:style-name="T27">ﯞ</text:span><text:span text:style-name="T31"> </text:span><text:span text:style-name="T27">ﯟ</text:span><text:span text:style-name="T31"> </text:span><text:span text:style-name="T27">ﯠ</text:span><text:span text:style-name="T31"> </text:span><text:span text:style-name="T27">ﯡ</text:span><text:span text:style-name="T31"> </text:span><text:span text:style-name="T27">ﯢ</text:span><text:span text:style-name="T31"> </text:span><text:span text:style-name="T27">ﯣ</text:span><text:span text:style-name="T31"> </text:span><text:span text:style-name="T27">ﯤ</text:span><text:span text:style-name="T31"> </text:span><text:span text:style-name="T27">ﯥ</text:span><text:span text:style-name="T31"> </text:span><text:span text:style-name="T27">ﯦ</text:span><text:span text:style-name="T31"> </text:span><text:span text:style-name="T27">ﯧ</text:span><text:span text:style-name="T31"> </text:span><text:span text:style-name="T27">ﯨ</text:span><text:span text:style-name="T31"> </text:span><text:span text:style-name="T27">ﯩ</text:span><text:span text:style-name="T31"> </text:span><text:span text:style-name="T27">ﯪ</text:span><text:span text:style-name="T31"> </text:span><text:span text:style-name="T27">ﯫ</text:span><text:span text:style-name="T31"> </text:span><text:span text:style-name="T27">ﯬ</text:span><text:span text:style-name="T31"> </text:span><text:span text:style-name="T27">ﯭ</text:span><text:span text:style-name="T31"> </text:span><text:span text:style-name="T27">ﯮ</text:span><text:span text:style-name="T31"> </text:span><text:span text:style-name="T27">ﯯ</text:span><text:span text:style-name="T31"> </text:span><text:span text:style-name="T27">ﯰ</text:span><text:span text:style-name="T31"> </text:span><text:span text:style-name="T27">ﯱ</text:span><text:span text:style-name="T31"> </text:span><text:span text:style-name="T27">ﯲ</text:span><text:span text:style-name="T31"> </text:span><text:span text:style-name="T27">ﯳ</text:span><text:span text:style-name="T31"> </text:span><text:span text:style-name="T27">ﯴﯵ</text:span><text:span text:style-name="T31"> </text:span><text:span text:style-name="T27">ﯶ</text:span><text:span text:style-name="T31"> </text:span><text:span text:style-name="T27">ﯷ</text:span><text:span text:style-name="T31"> </text:span><text:span text:style-name="T27">ﯸ</text:span><text:span text:style-name="T31"> </text:span><text:span text:style-name="T27">ﯹ</text:span><text:span text:style-name="T31"> </text:span><text:span text:style-name="T27">ﯺ</text:span><text:span text:style-name="T31"> </text:span><text:span text:style-name="T27">ﯻ</text:span><text:span text:style-name="T31"> </text:span><text:span text:style-name="T27">ﯼ</text:span><text:span text:style-name="T31"> </text:span><text:span text:style-name="T27">ﯽ</text:span><text:span text:style-name="T31"> </text:span><text:span text:style-name="T27">ﯾ</text:span><text:span text:style-name="T31"> </text:span><text:span text:style-name="T27">ﯿ</text:span><text:span text:style-name="T31"> </text:span><text:span text:style-name="T27">ﰀ</text:span><text:span text:style-name="T31"> </text:span><text:span text:style-name="T27">ﰁ</text:span></text:p>
      <text:p text:style-name="P19"><text:span text:style-name="T29">ﭑ</text:span><text:span text:style-name="T31"> </text:span><text:span text:style-name="T29">ﭒ</text:span><text:span text:style-name="T31"> </text:span><text:span text:style-name="T29">ﭓ</text:span><text:span text:style-name="T31"> </text:span><text:span text:style-name="T29">ﭔ</text:span><text:span text:style-name="T31"> </text:span><text:span text:style-name="T29">ﭕ</text:span><text:span text:style-name="T31"> </text:span><text:span text:style-name="T29">ﭖ</text:span><text:span text:style-name="T31"> </text:span><text:span text:style-name="T29">ﭗ</text:span><text:span text:style-name="T31"> </text:span><text:span text:style-name="T29">ﭘ</text:span><text:span text:style-name="T31"> </text:span><text:span text:style-name="T29">ﭙ</text:span><text:span text:style-name="T31"> </text:span><text:span text:style-name="T29">ﭚ</text:span><text:span text:style-name="T31"> </text:span><text:span text:style-name="T29">ﭛ</text:span><text:span text:style-name="T31"> </text:span><text:span text:style-name="T29">ﭜ</text:span><text:span text:style-name="T31"> </text:span><text:span text:style-name="T29">ﭝ</text:span><text:span text:style-name="T31"> </text:span><text:span text:style-name="T29">ﭞ</text:span><text:span text:style-name="T31"> </text:span><text:span text:style-name="T29">ﭟﭠ</text:span><text:span text:style-name="T31"> </text:span><text:span text:style-name="T29">ﭡ</text:span><text:span text:style-name="T31"> </text:span><text:span text:style-name="T29">ﭢ</text:span><text:span text:style-name="T31"> </text:span><text:span text:style-name="T29">ﭣ</text:span><text:span text:style-name="T31"> </text:span><text:span text:style-name="T29">ﭤ</text:span><text:span text:style-name="T31"> </text:span><text:span text:style-name="T29">ﭥ</text:span><text:span text:style-name="T31"> </text:span><text:span text:style-name="T29">ﭦ</text:span><text:span text:style-name="T31"> </text:span><text:span text:style-name="T29">ﭧ</text:span><text:span text:style-name="T31"> </text:span><text:span text:style-name="T29">ﭨ</text:span><text:span text:style-name="T31"> </text:span><text:span text:style-name="T29">ﭩ</text:span><text:span text:style-name="T31"> </text:span><text:span text:style-name="T29">ﭪ</text:span><text:span text:style-name="T31"> </text:span><text:span text:style-name="T29">ﭫ</text:span><text:span text:style-name="T31"> </text:span><text:span text:style-name="T29">ﭬ</text:span><text:span text:style-name="T31"> </text:span><text:span text:style-name="T29">ﭭ</text:span><text:span text:style-name="T31"> </text:span><text:span text:style-name="T29">ﭮ</text:span><text:span text:style-name="T31"> </text:span><text:span text:style-name="T29">ﭯﭰ</text:span><text:span text:style-name="T31"> </text:span><text:span text:style-name="T29">ﭱ</text:span><text:span text:style-name="T31"> </text:span><text:span text:style-name="T29">ﭲ</text:span><text:span text:style-name="T31"> </text:span><text:span text:style-name="T29">ﭳ</text:span><text:span text:style-name="T31"> </text:span><text:span text:style-name="T29">ﭴ</text:span><text:span text:style-name="T31"> </text:span><text:span text:style-name="T29">ﭵ</text:span><text:span text:style-name="T31"> </text:span><text:span text:style-name="T29">ﭶ</text:span><text:span text:style-name="T31"> </text:span><text:span text:style-name="T29">ﭷ</text:span><text:span text:style-name="T31"> </text:span><text:span text:style-name="T29">ﭸﭹ</text:span><text:span text:style-name="T31"> </text:span><text:span text:style-name="T29">ﭺ</text:span><text:span text:style-name="T31"> </text:span><text:span text:style-name="T29">ﭻ</text:span><text:span text:style-name="T31"> </text:span><text:span text:style-name="T29">ﭼ</text:span><text:span text:style-name="T31"> </text:span><text:span text:style-name="T29">ﭽ</text:span><text:span text:style-name="T31"> </text:span><text:span text:style-name="T29">ﭾ</text:span><text:span text:style-name="T31"> </text:span><text:span text:style-name="T29">ﭿ</text:span><text:span text:style-name="T31"> </text:span><text:span text:style-name="T29">ﮀ</text:span><text:span text:style-name="T31"> </text:span><text:span text:style-name="T29">ﮁ</text:span><text:span text:style-name="T31"> </text:span><text:span text:style-name="T29">ﮂ</text:span><text:span text:style-name="T31"> </text:span><text:span text:style-name="T29">ﮃ</text:span><text:span text:style-name="T31"> </text:span><text:span text:style-name="T29">ﮄﮅ</text:span><text:span text:style-name="T31"> </text:span><text:span text:style-name="T29">ﮆ</text:span><text:span text:style-name="T31"> </text:span><text:span text:style-name="T29">ﮇ</text:span><text:span text:style-name="T31"> </text:span><text:span text:style-name="T29">ﮈ</text:span><text:span text:style-name="T31"> </text:span><text:span text:style-name="T29">ﮉ</text:span><text:span text:style-name="T31"> </text:span><text:span text:style-name="T29">ﮊ</text:span><text:span text:style-name="T31"> </text:span><text:span text:style-name="T29">ﮋ</text:span><text:span text:style-name="T31"> </text:span><text:span text:style-name="T29">ﮌ</text:span><text:span text:style-name="T31"> </text:span><text:span text:style-name="T29">ﮍ</text:span><text:span text:style-name="T31"> </text:span><text:span text:style-name="T29">ﮎ</text:span><text:span text:style-name="T31"> </text:span><text:span text:style-name="T29">ﮏ</text:span><text:span text:style-name="T31"> </text:span><text:span text:style-name="T29">ﮐ</text:span><text:span text:style-name="T31"> </text:span><text:span text:style-name="T29">ﮑ</text:span><text:span text:style-name="T31"> </text:span><text:span text:style-name="T29">ﮒﮓ</text:span><text:span text:style-name="T31"> </text:span><text:span text:style-name="T29">ﮔ</text:span><text:span text:style-name="T31"> </text:span><text:span text:style-name="T29">ﮕ</text:span><text:span text:style-name="T31"> </text:span><text:span text:style-name="T29">ﮖ</text:span><text:span text:style-name="T31"> </text:span><text:span text:style-name="T29">ﮗ</text:span><text:span text:style-name="T31"> </text:span><text:span text:style-name="T29">ﮘ</text:span><text:span text:style-name="T31"> </text:span><text:span text:style-name="T29">ﮙﮚ</text:span><text:span text:style-name="T31"> </text:span><text:span text:style-name="T29">ﮛ</text:span><text:span text:style-name="T31"> </text:span><text:span text:style-name="T29">ﮜ</text:span><text:span text:style-name="T31"> </text:span><text:span text:style-name="T29">ﮝ</text:span><text:span text:style-name="T31"> </text:span><text:span text:style-name="T29">ﮞ</text:span><text:span text:style-name="T31"> </text:span><text:span text:style-name="T29">ﮟ</text:span><text:span text:style-name="T31"> </text:span><text:span text:style-name="T29">ﮠ</text:span><text:span text:style-name="T31"> </text:span><text:span text:style-name="T29">ﮡ</text:span><text:span text:style-name="T31"> </text:span><text:span text:style-name="T29">ﮢ</text:span><text:span text:style-name="T31"> </text:span><text:span text:style-name="T29">ﮣ</text:span><text:span text:style-name="T31"> </text:span><text:span text:style-name="T29">ﮤ</text:span><text:span text:style-name="T31"> </text:span><text:span text:style-name="T29">ﮥ</text:span><text:span text:style-name="T31"> </text:span><text:span text:style-name="T29">ﮦ</text:span><text:span text:style-name="T31"> </text:span><text:span text:style-name="T29">ﮧ</text:span><text:span text:style-name="T31"> </text:span><text:span text:style-name="T29">ﮨ</text:span><text:span text:style-name="T31"> </text:span><text:span text:style-name="T29">ﮩ</text:span><text:span text:style-name="T31"> </text:span><text:span text:style-name="T29">ﮪ</text:span><text:span text:style-name="T31"> </text:span><text:span text:style-name="T29">ﮫﮬ</text:span><text:span text:style-name="T31"> </text:span><text:span text:style-name="T29">ﮭ</text:span><text:span text:style-name="T31"> </text:span><text:span text:style-name="T29">ﮮ</text:span><text:span text:style-name="T31"> </text:span><text:span text:style-name="T29">ﮯ</text:span><text:span text:style-name="T31"> </text:span><text:span text:style-name="T29">ﮰ</text:span><text:span text:style-name="T31"> </text:span><text:span text:style-name="T29">ﮱ</text:span><text:span text:style-name="T31"> </text:span><text:span text:style-name="T29">ﯓ</text:span><text:span text:style-name="T31"> </text:span><text:span text:style-name="T29">ﯔ</text:span><text:span text:style-name="T31"> </text:span><text:span text:style-name="T29">ﯕ</text:span><text:span text:style-name="T31"> </text:span><text:span text:style-name="T29">ﯖ</text:span><text:span text:style-name="T31"> </text:span><text:span text:style-name="T29">ﯗ</text:span><text:span text:style-name="T31"> </text:span><text:span text:style-name="T29">ﯘ</text:span><text:span text:style-name="T31"> </text:span><text:span text:style-name="T29">ﯙ</text:span><text:span text:style-name="T31"> </text:span><text:span text:style-name="T29">ﯚ</text:span><text:span text:style-name="T31"> </text:span><text:span text:style-name="T29">ﯛ</text:span><text:span text:style-name="T31"> </text:span><text:span text:style-name="T29">ﯜ</text:span><text:span text:style-name="T31"> </text:span><text:span text:style-name="T29">ﯝ</text:span><text:span text:style-name="T31"> </text:span><text:span text:style-name="T29">ﯞﯟ</text:span><text:span text:style-name="T31"> </text:span><text:span text:style-name="T29">ﯠ</text:span><text:span text:style-name="T31"> </text:span><text:span text:style-name="T29">ﯡ</text:span><text:span text:style-name="T31"> </text:span><text:span text:style-name="T29">ﯢﯣ</text:span><text:span text:style-name="T31"> </text:span><text:span text:style-name="T29">ﯤ</text:span><text:span text:style-name="T31"> </text:span><text:span text:style-name="T29">ﯥ</text:span><text:span text:style-name="T31"> </text:span><text:span text:style-name="T29">ﯦ</text:span><text:span text:style-name="T31"> </text:span><text:span text:style-name="T29">ﯧ</text:span><text:span text:style-name="T31"> </text:span><text:span text:style-name="T29">ﯨ</text:span><text:span text:style-name="T31"> </text:span><text:span text:style-name="T29">ﯩ</text:span><text:span text:style-name="T31"> </text:span><text:span text:style-name="T29">ﯪ</text:span><text:span text:style-name="T31"> </text:span><text:span text:style-name="T29">ﯫ</text:span><text:span text:style-name="T31"> </text:span><text:span text:style-name="T29">ﯬ</text:span><text:span text:style-name="T31"> </text:span><text:span text:style-name="T29">ﯭ</text:span><text:span text:style-name="T31"> </text:span><text:span text:style-name="T29">ﯮ</text:span><text:span text:style-name="T31"> </text:span><text:span text:style-name="T29">ﯯ</text:span><text:span text:style-name="T31"> </text:span><text:span text:style-name="T29">ﯰ</text:span><text:span text:style-name="T31"> </text:span><text:span text:style-name="T29">ﯱ</text:span><text:span text:style-name="T31"> </text:span><text:span text:style-name="T29">ﯲ</text:span><text:span text:style-name="T31"> </text:span><text:span text:style-name="T29">ﯳ</text:span><text:span text:style-name="T31"> </text:span><text:span text:style-name="T29">ﯴ</text:span><text:span text:style-name="T31"> </text:span><text:span text:style-name="T29">ﯵ</text:span><text:span text:style-name="T31"> </text:span><text:span text:style-name="T29">ﯶ</text:span><text:span text:style-name="T31"> </text:span><text:span text:style-name="T29">ﯷ</text:span><text:span text:style-name="T31"> </text:span><text:span text:style-name="T29">ﯸ</text:span><text:span text:style-name="T31"> </text:span><text:span text:style-name="T29">ﯹﯺ</text:span><text:span text:style-name="T31"> </text:span><text:span text:style-name="T29">ﯻ</text:span><text:span text:style-name="T31"> </text:span><text:span text:style-name="T29">ﯼ</text:span><text:span text:style-name="T31"> </text:span><text:span text:style-name="T29">ﯽ</text:span><text:span text:style-name="T31"> </text:span><text:span text:style-name="T29">ﯾ</text:span><text:span text:style-name="T31"> </text:span><text:span text:style-name="T29">ﯿ</text:span></text:p>
      <text:p text:style-name="P20"><text:span text:style-name="T3"><text:s/></text:span><text:span text:style-name="T30">ﭑ</text:span><text:span text:style-name="T31"> </text:span><text:span text:style-name="T30">ﭒ</text:span><text:span text:style-name="T31"> </text:span><text:span text:style-name="T30">ﭓ</text:span><text:span text:style-name="T31"> </text:span><text:span text:style-name="T30">ﭔ</text:span><text:span text:style-name="T31"> </text:span><text:span text:style-name="T30">ﭕ</text:span><text:span text:style-name="T31"> </text:span><text:span text:style-name="T30">ﭖ</text:span><text:span text:style-name="T31"> </text:span><text:span text:style-name="T30">ﭗ</text:span><text:span text:style-name="T31"> </text:span><text:span text:style-name="T30">ﭘ</text:span><text:span text:style-name="T31"> </text:span><text:span text:style-name="T30">ﭙ</text:span><text:span text:style-name="T31"> </text:span><text:span text:style-name="T30">ﭚ</text:span><text:span text:style-name="T31"> </text:span><text:span text:style-name="T30">ﭛ</text:span><text:span text:style-name="T31"> </text:span><text:span text:style-name="T30">ﭜ</text:span><text:span text:style-name="T31"> </text:span><text:span text:style-name="T30">ﭝ</text:span><text:span text:style-name="T31"> </text:span><text:span text:style-name="T30">ﭞ</text:span><text:span text:style-name="T31"> </text:span><text:span text:style-name="T30">ﭟ</text:span><text:span text:style-name="T31"> </text:span><text:span text:style-name="T30">ﭠ</text:span><text:span text:style-name="T31"> </text:span><text:span text:style-name="T30">ﭡ</text:span><text:span text:style-name="T31"> </text:span><text:span text:style-name="T30">ﭢ</text:span><text:span text:style-name="T31"> </text:span><text:span text:style-name="T30">ﭣ</text:span><text:span text:style-name="T31"> </text:span><text:span text:style-name="T30">ﭤ</text:span><text:span text:style-name="T31"> </text:span><text:span text:style-name="T30">ﭥ</text:span><text:span text:style-name="T31"> </text:span><text:span text:style-name="T30">ﭦ</text:span><text:span text:style-name="T31"> </text:span><text:span text:style-name="T30">ﭧ</text:span><text:span text:style-name="T31"> </text:span><text:span text:style-name="T30">ﭨ</text:span><text:span text:style-name="T31"> </text:span><text:span text:style-name="T30">ﭩ</text:span><text:span text:style-name="T31"> </text:span><text:span text:style-name="T30">ﭪ</text:span><text:span text:style-name="T31"> </text:span><text:span text:style-name="T30">ﭫ</text:span><text:span text:style-name="T31"> </text:span><text:span text:style-name="T30">ﭬ</text:span><text:span text:style-name="T31"> </text:span><text:span text:style-name="T30">ﭭ</text:span><text:span text:style-name="T31"> </text:span><text:span text:style-name="T30">ﭮ</text:span><text:span text:style-name="T31"> </text:span><text:span text:style-name="T30">ﭯ</text:span><text:span text:style-name="T31"> </text:span><text:span text:style-name="T30">ﭰ</text:span><text:span text:style-name="T31"> </text:span><text:span text:style-name="T30">ﭱ</text:span><text:span text:style-name="T31"> </text:span><text:span text:style-name="T30">ﭲ</text:span><text:span text:style-name="T31"> </text:span><text:span text:style-name="T30">ﭳ</text:span><text:span text:style-name="T31"> </text:span><text:span text:style-name="T30">ﭴﭵ</text:span><text:span text:style-name="T31"> </text:span><text:span text:style-name="T30">ﭶ</text:span><text:span text:style-name="T31"> </text:span><text:span text:style-name="T30">ﭷ</text:span><text:span text:style-name="T31"> </text:span><text:span text:style-name="T30">ﭸ</text:span><text:span text:style-name="T31"> </text:span><text:span text:style-name="T30">ﭹ</text:span><text:span text:style-name="T31"> </text:span><text:span text:style-name="T30">ﭺ</text:span><text:span text:style-name="T31"> </text:span><text:span text:style-name="T30">ﭻ</text:span><text:span text:style-name="T31"> </text:span><text:span text:style-name="T30">ﭼ</text:span><text:span text:style-name="T31"> </text:span><text:span text:style-name="T30">ﭽ</text:span><text:span text:style-name="T31"> </text:span><text:span text:style-name="T30">ﭾ</text:span><text:span text:style-name="T31"> </text:span><text:span text:style-name="T30">ﭿ</text:span><text:span text:style-name="T31"> </text:span><text:span text:style-name="T30">ﮀ</text:span><text:span text:style-name="T31"> </text:span><text:span text:style-name="T30">ﮁﮂ</text:span><text:span text:style-name="T31"> </text:span><text:span text:style-name="T30">ﮃ</text:span><text:span text:style-name="T31"> </text:span><text:span text:style-name="T30">ﮄ</text:span><text:span text:style-name="T31"> </text:span><text:span text:style-name="T30">ﮅ</text:span><text:span text:style-name="T31"> </text:span><text:span text:style-name="T30">ﮆ</text:span><text:span text:style-name="T31"> </text:span><text:span text:style-name="T30">ﮇ</text:span><text:span text:style-name="T31"> </text:span><text:span text:style-name="T30">ﮈ</text:span><text:span text:style-name="T31"> </text:span><text:span text:style-name="T30">ﮉ</text:span><text:span text:style-name="T31"> </text:span><text:span text:style-name="T30">ﮊ</text:span><text:span text:style-name="T31"> </text:span><text:span text:style-name="T30">ﮋ</text:span><text:span text:style-name="T31"> </text:span><text:span text:style-name="T30">ﮌ</text:span><text:span text:style-name="T31"> </text:span><text:span text:style-name="T30">ﮍﮎ</text:span><text:span text:style-name="T31"> </text:span><text:span text:style-name="T30">ﮏ</text:span><text:span text:style-name="T31"> </text:span><text:span text:style-name="T30">ﮐ</text:span><text:span text:style-name="T31"> </text:span><text:span text:style-name="T30">ﮑ</text:span><text:span text:style-name="T31"> </text:span><text:span text:style-name="T30">ﮒ</text:span><text:span text:style-name="T31"> </text:span><text:span text:style-name="T30">ﮓ</text:span><text:span text:style-name="T31"> </text:span><text:span text:style-name="T30">ﮔ</text:span><text:span text:style-name="T31"> </text:span><text:span text:style-name="T30">ﮕ</text:span><text:span text:style-name="T31"> </text:span><text:span text:style-name="T30">ﮖ</text:span><text:span text:style-name="T31"> </text:span><text:span text:style-name="T30">ﮗ</text:span><text:span text:style-name="T31"> </text:span><text:span text:style-name="T30">ﮘ</text:span><text:span text:style-name="T31"> </text:span><text:span text:style-name="T30">ﮙ</text:span><text:span text:style-name="T31"> </text:span><text:span text:style-name="T30">ﮚ</text:span><text:span text:style-name="T31"> </text:span><text:span text:style-name="T30">ﮛ</text:span><text:span text:style-name="T31"> </text:span><text:span text:style-name="T30">ﮜ</text:span><text:span text:style-name="T31"> </text:span><text:span text:style-name="T30">ﮝ</text:span><text:span text:style-name="T31"> </text:span><text:span text:style-name="T30">ﮞ</text:span><text:span text:style-name="T31"> </text:span><text:span text:style-name="T30">ﮟ</text:span><text:span text:style-name="T31"> </text:span><text:span text:style-name="T30">ﮠ</text:span><text:span text:style-name="T31"> </text:span><text:span text:style-name="T30">ﮡ</text:span><text:span text:style-name="T31"> </text:span><text:span text:style-name="T30">ﮢ</text:span><text:span text:style-name="T31"> </text:span><text:span text:style-name="T30">ﮣ</text:span><text:span text:style-name="T31"> </text:span><text:span text:style-name="T30">ﮤ</text:span><text:span text:style-name="T31"> </text:span><text:span text:style-name="T30">ﮥ</text:span><text:span text:style-name="T31"> </text:span><text:span text:style-name="T30">ﮦ</text:span><text:span text:style-name="T31"> </text:span><text:span text:style-name="T30">ﮧ</text:span><text:span text:style-name="T31"> </text:span><text:span text:style-name="T30">ﮨ</text:span><text:span text:style-name="T31"> </text:span><text:span text:style-name="T30">ﮩ</text:span><text:span text:style-name="T31"> </text:span><text:span text:style-name="T30">ﮪ</text:span><text:span text:style-name="T31"> </text:span><text:span text:style-name="T30">ﮫ</text:span><text:span text:style-name="T31"> </text:span><text:span text:style-name="T30">ﮬ</text:span><text:span text:style-name="T31"> </text:span><text:span text:style-name="T30">ﮭ</text:span><text:span text:style-name="T31"> </text:span><text:span text:style-name="T30">ﮮ</text:span><text:span text:style-name="T31"> </text:span><text:span text:style-name="T30">ﮯ</text:span><text:span text:style-name="T31"> </text:span><text:span text:style-name="T30">ﮰ</text:span><text:span text:style-name="T31"> </text:span><text:span text:style-name="T30">ﮱ</text:span><text:span text:style-name="T31"> </text:span><text:span text:style-name="T30">ﯓ</text:span><text:span text:style-name="T31"> </text:span><text:span text:style-name="T30">ﯔ</text:span><text:span text:style-name="T31"> </text:span><text:span text:style-name="T30">ﯕ</text:span><text:span text:style-name="T31"> </text:span><text:span text:style-name="T30">ﯖ</text:span><text:span text:style-name="T31"> </text:span><text:span text:style-name="T30">ﯗﯘ</text:span><text:span text:style-name="T31"> </text:span><text:span text:style-name="T30">ﯙ</text:span><text:span text:style-name="T31"> </text:span><text:span text:style-name="T30">ﯚ</text:span><text:span text:style-name="T31"> </text:span><text:span text:style-name="T30">ﯛ</text:span><text:span text:style-name="T31"> </text:span><text:span text:style-name="T30">ﯜ</text:span><text:span text:style-name="T31"> </text:span><text:span text:style-name="T30">ﯝ</text:span><text:span text:style-name="T31"> </text:span><text:span text:style-name="T30">ﯞ</text:span><text:span text:style-name="T31"> </text:span><text:span text:style-name="T30">ﯟ</text:span><text:span text:style-name="T31"> </text:span><text:span text:style-name="T30">ﯠ</text:span><text:span text:style-name="T31"> </text:span><text:span text:style-name="T30">ﯡﯢ</text:span><text:span text:style-name="T31"> </text:span><text:span text:style-name="T30">ﯣ</text:span><text:span text:style-name="T31"> </text:span><text:span text:style-name="T30">ﯤ</text:span><text:span text:style-name="T31"> </text:span><text:span text:style-name="T30">ﯥ</text:span><text:span text:style-name="T31"> </text:span><text:span text:style-name="T30">ﯦ</text:span><text:span text:style-name="T31"> </text:span><text:span text:style-name="T30">ﯧ</text:span><text:span text:style-name="T31"> </text:span><text:span text:style-name="T30">ﯨ</text:span><text:span text:style-name="T31"> </text:span><text:span text:style-name="T30">ﯩ</text:span><text:span text:style-name="T31"> </text:span><text:span text:style-name="T30">ﯪ</text:span><text:span text:style-name="T31"> </text:span><text:span text:style-name="T30">ﯫ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102" svg:font-family="MSI_Z102" style:font-pitch="variable"/>
    <style:font-face style:name="MSI_Z103" svg:font-family="MSI_Z103" style:font-pitch="variable"/>
    <style:font-face style:name="MSI_Z104" svg:font-family="MSI_Z104" style:font-pitch="variable"/>
    <style:font-face style:name="MSI_Z105" svg:font-family="MSI_Z105" style:font-pitch="variable"/>
    <style:font-face style:name="MSI_Z106" svg:font-family="MSI_Z106" style:font-pitch="variable"/>
    <style:font-face style:name="MSI_Z107" svg:font-family="MSI_Z107" style:font-pitch="variable"/>
    <style:font-face style:name="MSI_Z108" svg:font-family="MSI_Z108" style:font-pitch="variable"/>
    <style:font-face style:name="MSI_Z109" svg:font-family="MSI_Z109" style:font-pitch="variable"/>
    <style:font-face style:name="MSI_Z110" svg:font-family="MSI_Z110" style:font-pitch="variable"/>
    <style:font-face style:name="MSI_Z111" svg:font-family="MSI_Z111" style:font-pitch="variable"/>
    <style:font-face style:name="MSI_Z112" svg:font-family="MSI_Z112" style:font-pitch="variable"/>
    <style:font-face style:name="MSI_Z113" svg:font-family="MSI_Z113" style:font-pitch="variable"/>
    <style:font-face style:name="MSI_Z114" svg:font-family="MSI_Z114" style:font-pitch="variable"/>
    <style:font-face style:name="MSI_Z115" svg:font-family="MSI_Z115" style:font-pitch="variable"/>
    <style:font-face style:name="MSI_Z116" svg:font-family="MSI_Z116" style:font-pitch="variable"/>
    <style:font-face style:name="MSI_Z117" svg:font-family="MSI_Z117" style:font-pitch="variable"/>
    <style:font-face style:name="MSI_Z118" svg:font-family="MSI_Z118" style:font-pitch="variable"/>
    <style:font-face style:name="MSI_Z119" svg:font-family="MSI_Z119" style:font-pitch="variable"/>
    <style:font-face style:name="MSI_Z120" svg:font-family="MSI_Z120" style:font-pitch="variable"/>
    <style:font-face style:name="MSI_Z121" svg:font-family="MSI_Z12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030" svg:font-family="QCF_P030" style:font-family-generic="roman" style:font-pitch="variable"/>
    <style:font-face style:name="QCF_P102" svg:font-family="QCF_P102" style:font-family-generic="roman" style:font-pitch="variable"/>
    <style:font-face style:name="QCF_P103" svg:font-family="QCF_P103" style:font-family-generic="roman" style:font-pitch="variable"/>
    <style:font-face style:name="QCF_P104" svg:font-family="QCF_P104" style:font-family-generic="roman" style:font-pitch="variable"/>
    <style:font-face style:name="QCF_P105" svg:font-family="QCF_P105" style:font-family-generic="roman" style:font-pitch="variable"/>
    <style:font-face style:name="QCF_P106" svg:font-family="QCF_P106" style:font-family-generic="roman" style:font-pitch="variable"/>
    <style:font-face style:name="QCF_P107" svg:font-family="QCF_P107" style:font-family-generic="roman" style:font-pitch="variable"/>
    <style:font-face style:name="QCF_P108" svg:font-family="QCF_P108" style:font-family-generic="roman" style:font-pitch="variable"/>
    <style:font-face style:name="QCF_P109" svg:font-family="QCF_P109" style:font-family-generic="roman" style:font-pitch="variable"/>
    <style:font-face style:name="QCF_P110" svg:font-family="QCF_P110" style:font-family-generic="roman" style:font-pitch="variable"/>
    <style:font-face style:name="QCF_P111" svg:font-family="QCF_P111" style:font-family-generic="roman" style:font-pitch="variable"/>
    <style:font-face style:name="QCF_P112" svg:font-family="QCF_P112" style:font-family-generic="roman" style:font-pitch="variable"/>
    <style:font-face style:name="QCF_P113" svg:font-family="QCF_P113" style:font-family-generic="roman" style:font-pitch="variable"/>
    <style:font-face style:name="QCF_P114" svg:font-family="QCF_P114" style:font-family-generic="roman" style:font-pitch="variable"/>
    <style:font-face style:name="QCF_P115" svg:font-family="QCF_P115" style:font-family-generic="roman" style:font-pitch="variable"/>
    <style:font-face style:name="QCF_P116" svg:font-family="QCF_P116" style:font-family-generic="roman" style:font-pitch="variable"/>
    <style:font-face style:name="QCF_P117" svg:font-family="QCF_P117" style:font-family-generic="roman" style:font-pitch="variable"/>
    <style:font-face style:name="QCF_P118" svg:font-family="QCF_P118" style:font-family-generic="roman" style:font-pitch="variable"/>
    <style:font-face style:name="QCF_P119" svg:font-family="QCF_P119" style:font-family-generic="roman" style:font-pitch="variable"/>
    <style:font-face style:name="QCF_P120" svg:font-family="QCF_P120" style:font-family-generic="roman" style:font-pitch="variable"/>
    <style:font-face style:name="QCF_P121" svg:font-family="QCF_P1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T1" style:family="text">
      <style:text-properties officeooo:rsid="008b601c"/>
    </style:style>
    <style:style style:name="MT2" style:family="text">
      <style:text-properties officeooo:rsid="008d5395"/>
    </style:style>
    <style:style style:name="MT3" style:family="text">
      <style:text-properties officeooo:rsid="008a35e6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n Nisa’</text:span><text:tab/><text:tab/>Juz <text:span text:style-name="MT2">6</text:span></text:p>
      </style:header>
      <style:footer>
        <text:p text:style-name="MP2"><text:page-number text:select-page="current">103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1">Surat A<text:span text:style-name="MT3">l Maidah</text:span><text:tab/><text:tab/>Juz <text:span text:style-name="MT2">6</text:span></text:p>
      </style:header>
      <style:footer>
        <text:p text:style-name="MP2"><text:page-number text:select-page="current">1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16T22:31:34.469702954</dc:date>
    <meta:editing-duration>PT6H23M24S</meta:editing-duration>
    <meta:editing-cycles>111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1" meta:word-count="2660" meta:character-count="5517" meta:non-whitespace-character-count="2881"/>
  </office:meta>
</office:document-meta>
</file>